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1.6181in"/>
    </style:style>
    <style:style style:name="co4" style:family="table-column">
      <style:table-column-properties fo:break-before="auto" style:column-width="1.1811in"/>
    </style:style>
    <style:style style:name="co5" style:family="table-column">
      <style:table-column-properties fo:break-before="auto" style:column-width="1.5307in"/>
    </style:style>
    <style:style style:name="co6" style:family="table-column">
      <style:table-column-properties fo:break-before="auto" style:column-width="1.7602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1.378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1.7819in"/>
    </style:style>
    <style:style style:name="co11" style:family="table-column">
      <style:table-column-properties fo:break-before="auto" style:column-width="1.7055in"/>
    </style:style>
    <style:style style:name="co12" style:family="table-column">
      <style:table-column-properties fo:break-before="auto" style:column-width="1.4866in"/>
    </style:style>
    <style:style style:name="co13" style:family="table-column">
      <style:table-column-properties fo:break-before="auto" style:column-width="1.2028in"/>
    </style:style>
    <style:style style:name="co14" style:family="table-column">
      <style:table-column-properties fo:break-before="auto" style:column-width="1.389in"/>
    </style:style>
    <style:style style:name="co15" style:family="table-column">
      <style:table-column-properties fo:break-before="auto" style:column-width="1.4in"/>
    </style:style>
    <style:style style:name="co16" style:family="table-column">
      <style:table-column-properties fo:break-before="auto" style:column-width="1.8043in"/>
    </style:style>
    <style:style style:name="co17" style:family="table-column">
      <style:table-column-properties fo:break-before="auto" style:column-width="1.728in"/>
    </style:style>
    <style:style style:name="co18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7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995" table:default-cell-style-name="Default"/>
        <table:table-row table:style-name="ro1">
          <table:table-cell office:value-type="string">
            <text:p>Temperature (K)</text:p>
          </table:table-cell>
          <table:table-cell office:value-type="string">
            <text:p>Pressure (MPa)</text:p>
          </table:table-cell>
          <table:table-cell table:style-name="Default" office:value-type="string">
            <text:p>vapor pressure (atomic)</text:p>
          </table:table-cell>
          <table:table-cell office:value-type="string">
            <text:p>Density (l, mol/l)</text:p>
          </table:table-cell>
          <table:table-cell office:value-type="string">
            <text:p>liquid density (atomic)</text:p>
          </table:table-cell>
          <table:table-cell office:value-type="string">
            <text:p>Volume (l, l/mol)</text:p>
          </table:table-cell>
          <table:table-cell office:value-type="string">
            <text:p>Internal Energy (l, kJ/mol)</text:p>
          </table:table-cell>
          <table:table-cell office:value-type="string">
            <text:p>Enthalpy (l, kJ/mol)</text:p>
          </table:table-cell>
          <table:table-cell office:value-type="string">
            <text:p>Entropy (l, J/mol*K)</text:p>
          </table:table-cell>
          <table:table-cell office:value-type="string">
            <text:p>Cv (l, J/mol*K)</text:p>
          </table:table-cell>
          <table:table-cell office:value-type="string">
            <text:p>Cp (l, J/mol*K)</text:p>
          </table:table-cell>
          <table:table-cell office:value-type="string">
            <text:p>Sound Spd. (l, m/s)</text:p>
          </table:table-cell>
          <table:table-cell office:value-type="string">
            <text:p>Joule-Thomson (l, K/MPa)</text:p>
          </table:table-cell>
          <table:table-cell office:value-type="string">
            <text:p>Viscosity (l, uPa*s)</text:p>
          </table:table-cell>
          <table:table-cell office:value-type="string">
            <text:p>Therm. Cond. (l, W/m*K)</text:p>
          </table:table-cell>
          <table:table-cell office:value-type="string">
            <text:p>Surf. Tension (l, N/m)</text:p>
          </table:table-cell>
          <table:table-cell office:value-type="string">
            <text:p>surf tension (atomic)</text:p>
          </table:table-cell>
          <table:table-cell office:value-type="string">
            <text:p>Density (v, mol/l)</text:p>
          </table:table-cell>
          <table:table-cell office:value-type="string">
            <text:p>vapor density (atomic)</text:p>
          </table:table-cell>
          <table:table-cell office:value-type="string">
            <text:p>Volume (v, l/mol)</text:p>
          </table:table-cell>
          <table:table-cell office:value-type="string">
            <text:p>Internal Energy (v, kJ/mol)</text:p>
          </table:table-cell>
          <table:table-cell office:value-type="string">
            <text:p>Enthalpy (v, kJ/mol)</text:p>
          </table:table-cell>
          <table:table-cell office:value-type="string">
            <text:p>Entropy (v, J/mol*K)</text:p>
          </table:table-cell>
          <table:table-cell office:value-type="string">
            <text:p>Cv (v, J/mol*K)</text:p>
          </table:table-cell>
          <table:table-cell office:value-type="string">
            <text:p>Cp (v, J/mol*K)</text:p>
          </table:table-cell>
          <table:table-cell office:value-type="string">
            <text:p>Sound Spd. (v, m/s)</text:p>
          </table:table-cell>
          <table:table-cell office:value-type="string">
            <text:p>Joule-Thomson (v, K/MPa)</text:p>
          </table:table-cell>
          <table:table-cell office:value-type="string">
            <text:p>Viscosity (v, uPa*s)</text:p>
          </table:table-cell>
          <table:table-cell office:value-type="string">
            <text:p>Therm. Cond. (v, W/m*K)</text:p>
          </table:table-cell>
          <table:table-cell table:number-columns-repeated="995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00650015606274">
            <text:p>0.0006500156</text:p>
          </table:table-cell>
          <table:table-cell table:formula="of:=[.B2]*0.000000033989316" office:value-type="float" office:value="0.0000000000220935858465786">
            <text:p>2.20936E-011</text:p>
          </table:table-cell>
          <table:table-cell office:value-type="float" office:value="55.4997713517">
            <text:p>55.4997713517</text:p>
          </table:table-cell>
          <table:table-cell table:formula="of:=[.D2]*0.000089238936" office:value-type="float" office:value="0.00495274054366899">
            <text:p>0.0049527405</text:p>
          </table:table-cell>
          <table:table-cell office:value-type="float" office:value="0.0180180922488">
            <text:p>0.0180180922</text:p>
          </table:table-cell>
          <table:table-cell office:value-type="float" office:value="0.0638375837273">
            <text:p>0.0638375837</text:p>
          </table:table-cell>
          <table:table-cell office:value-type="float" office:value="0.0638492957685">
            <text:p>0.0638492958</text:p>
          </table:table-cell>
          <table:table-cell office:value-type="float" office:value="0.23334178027">
            <text:p>0.2333417803</text:p>
          </table:table-cell>
          <table:table-cell office:value-type="float" office:value="75.9446257061">
            <text:p>75.9446257061</text:p>
          </table:table-cell>
          <table:table-cell office:value-type="float" office:value="75.9719214053">
            <text:p>75.9719214053</text:p>
          </table:table-cell>
          <table:table-cell office:value-type="float" office:value="1406.46615875">
            <text:p>1406.46615875</text:p>
          </table:table-cell>
          <table:table-cell office:value-type="float" office:value="-0.240604205877">
            <text:p>-0.2406042059</text:p>
          </table:table-cell>
          <table:table-cell office:value-type="float" office:value="1739.98726954">
            <text:p>1739.98726954</text:p>
          </table:table-cell>
          <table:table-cell office:value-type="float" office:value="0.562632670902">
            <text:p>0.5626326709</text:p>
          </table:table-cell>
          <table:table-cell office:value-type="float" office:value="0.0755287004287">
            <text:p>0.0755287004</text:p>
          </table:table-cell>
          <table:table-cell table:formula="of:=[.P2]*0.00064230498" office:value-type="float" office:value="0.0000485124604182821">
            <text:p>4.85124604182821E-005</text:p>
          </table:table-cell>
          <table:table-cell office:value-type="float" office:value="0.000285498855741">
            <text:p>0.0002854989</text:p>
          </table:table-cell>
          <table:table-cell table:formula="of:=[.R2]*0.000089238936" office:value-type="float" office:value="0.0000000254776141155443">
            <text:p>2.54776141155443E-008</text:p>
          </table:table-cell>
          <table:table-cell office:value-type="float" office:value="3502.64100851">
            <text:p>3502.64100851</text:p>
          </table:table-cell>
          <table:table-cell office:value-type="float" office:value="42.8056464458">
            <text:p>42.8056464458</text:p>
          </table:table-cell>
          <table:table-cell office:value-type="float" office:value="45.0824176939">
            <text:p>45.0824176939</text:p>
          </table:table-cell>
          <table:table-cell office:value-type="float" office:value="164.534686299">
            <text:p>164.534686299</text:p>
          </table:table-cell>
          <table:table-cell office:value-type="float" office:value="25.5650858233">
            <text:p>25.5650858233</text:p>
          </table:table-cell>
          <table:table-cell office:value-type="float" office:value="33.962127051">
            <text:p>33.962127051</text:p>
          </table:table-cell>
          <table:table-cell office:value-type="float" office:value="409.608561226">
            <text:p>409.608561226</text:p>
          </table:table-cell>
          <table:table-cell office:value-type="float" office:value="576.972035342">
            <text:p>576.972035342</text:p>
          </table:table-cell>
          <table:table-cell office:value-type="float" office:value="9.23594278697">
            <text:p>9.235942787</text:p>
          </table:table-cell>
          <table:table-cell office:value-type="float" office:value="0.0171151434403">
            <text:p>0.0171151434</text:p>
          </table:table-cell>
          <table:table-cell table:number-columns-repeated="995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00698451107416">
            <text:p>0.0006984511</text:p>
          </table:table-cell>
          <table:table-cell table:formula="of:=[.B3]*0.000000033989316" office:value-type="float" office:value="0.0000000000237398754005124">
            <text:p>2.37399E-011</text:p>
          </table:table-cell>
          <table:table-cell office:value-type="float" office:value="55.5022221297">
            <text:p>55.5022221297</text:p>
          </table:table-cell>
          <table:table-cell table:formula="of:=[.D3]*0.000089238936" office:value-type="float" office:value="0.00495295924849008">
            <text:p>0.0049529592</text:p>
          </table:table-cell>
          <table:table-cell office:value-type="float" office:value="0.0180172966348">
            <text:p>0.0180172966</text:p>
          </table:table-cell>
          <table:table-cell office:value-type="float" office:value="0.13978088722">
            <text:p>0.1397808872</text:p>
          </table:table-cell>
          <table:table-cell office:value-type="float" office:value="0.139793471421">
            <text:p>0.1397934714</text:p>
          </table:table-cell>
          <table:table-cell office:value-type="float" office:value="0.510002633142">
            <text:p>0.5100026331</text:p>
          </table:table-cell>
          <table:table-cell office:value-type="float" office:value="75.9029511655">
            <text:p>75.9029511655</text:p>
          </table:table-cell>
          <table:table-cell office:value-type="float" office:value="75.915374028">
            <text:p>75.915374028</text:p>
          </table:table-cell>
          <table:table-cell office:value-type="float" office:value="1411.35218806">
            <text:p>1411.35218806</text:p>
          </table:table-cell>
          <table:table-cell office:value-type="float" office:value="-0.239649848111">
            <text:p>-0.2396498481</text:p>
          </table:table-cell>
          <table:table-cell office:value-type="float" office:value="1682.04065349">
            <text:p>1682.04065349</text:p>
          </table:table-cell>
          <table:table-cell office:value-type="float" office:value="0.564532309522">
            <text:p>0.5645323095</text:p>
          </table:table-cell>
          <table:table-cell office:value-type="float" office:value="0.0753881894659">
            <text:p>0.0753881895</text:p>
          </table:table-cell>
          <table:table-cell table:formula="of:=[.P3]*0.00064230498" office:value-type="float" office:value="0.0000484222095271311">
            <text:p>4.84222095271311E-005</text:p>
          </table:table-cell>
          <table:table-cell office:value-type="float" office:value="0.000305665682343">
            <text:p>0.0003056657</text:p>
          </table:table-cell>
          <table:table-cell table:formula="of:=[.R3]*0.000089238936" office:value-type="float" office:value="0.0000000272772802640033">
            <text:p>2.72772802640033E-008</text:p>
          </table:table-cell>
          <table:table-cell office:value-type="float" office:value="3271.54815789">
            <text:p>3271.54815789</text:p>
          </table:table-cell>
          <table:table-cell office:value-type="float" office:value="42.8304379673">
            <text:p>42.8304379673</text:p>
          </table:table-cell>
          <table:table-cell office:value-type="float" office:value="45.1154545954">
            <text:p>45.1154545954</text:p>
          </table:table-cell>
          <table:table-cell office:value-type="float" office:value="164.057861266">
            <text:p>164.057861266</text:p>
          </table:table-cell>
          <table:table-cell office:value-type="float" office:value="25.5801048589">
            <text:p>25.5801048589</text:p>
          </table:table-cell>
          <table:table-cell office:value-type="float" office:value="33.980178362">
            <text:p>33.980178362</text:p>
          </table:table-cell>
          <table:table-cell office:value-type="float" office:value="410.332051213">
            <text:p>410.332051213</text:p>
          </table:table-cell>
          <table:table-cell office:value-type="float" office:value="558.886066133">
            <text:p>558.886066133</text:p>
          </table:table-cell>
          <table:table-cell office:value-type="float" office:value="9.2596039131">
            <text:p>9.2596039131</text:p>
          </table:table-cell>
          <table:table-cell office:value-type="float" office:value="0.0171681034959">
            <text:p>0.0171681035</text:p>
          </table:table-cell>
          <table:table-cell table:number-columns-repeated="995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00750055738265">
            <text:p>0.0007500557</text:p>
          </table:table-cell>
          <table:table-cell table:formula="of:=[.B4]*0.000000033989316" office:value-type="float" office:value="0.0000000000254938815055024">
            <text:p>2.54939E-011</text:p>
          </table:table-cell>
          <table:table-cell office:value-type="float" office:value="55.5037235031">
            <text:p>55.5037235031</text:p>
          </table:table-cell>
          <table:table-cell table:formula="of:=[.D4]*0.000089238936" office:value-type="float" office:value="0.00495309322945484">
            <text:p>0.0049530932</text:p>
          </table:table-cell>
          <table:table-cell office:value-type="float" office:value="0.0180168092677">
            <text:p>0.0180168093</text:p>
          </table:table-cell>
          <table:table-cell office:value-type="float" office:value="0.215669716781">
            <text:p>0.2156697168</text:p>
          </table:table-cell>
          <table:table-cell office:value-type="float" office:value="0.215683230392">
            <text:p>0.2156832304</text:p>
          </table:table-cell>
          <table:table-cell office:value-type="float" office:value="0.785461538382">
            <text:p>0.7854615384</text:p>
          </table:table-cell>
          <table:table-cell office:value-type="float" office:value="75.8594566082">
            <text:p>75.8594566082</text:p>
          </table:table-cell>
          <table:table-cell office:value-type="float" office:value="75.862927723">
            <text:p>75.862927723</text:p>
          </table:table-cell>
          <table:table-cell office:value-type="float" office:value="1416.12415044">
            <text:p>1416.12415044</text:p>
          </table:table-cell>
          <table:table-cell office:value-type="float" office:value="-0.238714613038">
            <text:p>-0.238714613</text:p>
          </table:table-cell>
          <table:table-cell office:value-type="float" office:value="1627.11455568">
            <text:p>1627.11455568</text:p>
          </table:table-cell>
          <table:table-cell office:value-type="float" office:value="0.566433532716">
            <text:p>0.5664335327</text:p>
          </table:table-cell>
          <table:table-cell office:value-type="float" office:value="0.0752470862417">
            <text:p>0.0752470862</text:p>
          </table:table-cell>
          <table:table-cell table:formula="of:=[.P4]*0.00064230498" office:value-type="float" office:value="0.0000483315782235334">
            <text:p>4.83315782235334E-005</text:p>
          </table:table-cell>
          <table:table-cell office:value-type="float" office:value="0.000327069749294">
            <text:p>0.0003270697</text:p>
          </table:table-cell>
          <table:table-cell table:formula="of:=[.R4]*0.000089238936" office:value-type="float" office:value="0.0000000291873564247833">
            <text:p>2.91873564247833E-008</text:p>
          </table:table-cell>
          <table:table-cell office:value-type="float" office:value="3057.45181925">
            <text:p>3057.45181925</text:p>
          </table:table-cell>
          <table:table-cell office:value-type="float" office:value="42.8552200255">
            <text:p>42.8552200255</text:p>
          </table:table-cell>
          <table:table-cell office:value-type="float" office:value="45.148479163">
            <text:p>45.148479163</text:p>
          </table:table-cell>
          <table:table-cell office:value-type="float" office:value="163.585446802">
            <text:p>163.585446802</text:p>
          </table:table-cell>
          <table:table-cell office:value-type="float" office:value="25.5952371868">
            <text:p>25.5952371868</text:p>
          </table:table-cell>
          <table:table-cell office:value-type="float" office:value="33.9984088798">
            <text:p>33.9984088798</text:p>
          </table:table-cell>
          <table:table-cell office:value-type="float" office:value="411.053861481">
            <text:p>411.053861481</text:p>
          </table:table-cell>
          <table:table-cell office:value-type="float" office:value="541.40873541">
            <text:p>541.40873541</text:p>
          </table:table-cell>
          <table:table-cell office:value-type="float" office:value="9.28351157609">
            <text:p>9.2835115761</text:p>
          </table:table-cell>
          <table:table-cell office:value-type="float" office:value="0.0172216524684">
            <text:p>0.0172216525</text:p>
          </table:table-cell>
          <table:table-cell table:number-columns-repeated="995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00805005995027">
            <text:p>0.000805006</text:p>
          </table:table-cell>
          <table:table-cell table:formula="of:=[.B5]*0.000000033989316" office:value-type="float" office:value="0.0000000000273616031468671">
            <text:p>2.73616E-011</text:p>
          </table:table-cell>
          <table:table-cell office:value-type="float" office:value="55.5043062048">
            <text:p>55.5043062048</text:p>
          </table:table-cell>
          <table:table-cell table:formula="of:=[.D5]*0.000089238936" office:value-type="float" office:value="0.00495314522913455">
            <text:p>0.0049531452</text:p>
          </table:table-cell>
          <table:table-cell office:value-type="float" office:value="0.0180166201215">
            <text:p>0.0180166201</text:p>
          </table:table-cell>
          <table:table-cell office:value-type="float" office:value="0.291508017803">
            <text:p>0.2915080178</text:p>
          </table:table-cell>
          <table:table-cell office:value-type="float" office:value="0.29152252129">
            <text:p>0.2915225213</text:p>
          </table:table-cell>
          <table:table-cell office:value-type="float" office:value="1.05974145955">
            <text:p>1.0597414596</text:p>
          </table:table-cell>
          <table:table-cell office:value-type="float" office:value="75.8142204459">
            <text:p>75.8142204459</text:p>
          </table:table-cell>
          <table:table-cell office:value-type="float" office:value="75.8142770706">
            <text:p>75.8142770706</text:p>
          </table:table-cell>
          <table:table-cell office:value-type="float" office:value="1420.78428687">
            <text:p>1420.78428687</text:p>
          </table:table-cell>
          <table:table-cell office:value-type="float" office:value="-0.237797590156">
            <text:p>-0.2377975902</text:p>
          </table:table-cell>
          <table:table-cell office:value-type="float" office:value="1574.99941165">
            <text:p>1574.99941165</text:p>
          </table:table-cell>
          <table:table-cell office:value-type="float" office:value="0.568335564758">
            <text:p>0.5683355648</text:p>
          </table:table-cell>
          <table:table-cell office:value-type="float" office:value="0.0751053918999">
            <text:p>0.0751053919</text:p>
          </table:table-cell>
          <table:table-cell table:formula="of:=[.P5]*0.00064230498" office:value-type="float" office:value="0.0000482405672421574">
            <text:p>4.82405672421574E-005</text:p>
          </table:table-cell>
          <table:table-cell office:value-type="float" office:value="0.000349774667616">
            <text:p>0.0003497747</text:p>
          </table:table-cell>
          <table:table-cell table:formula="of:=[.R5]*0.000089238936" office:value-type="float" office:value="0.0000000312135191778055">
            <text:p>3.12135191778055E-008</text:p>
          </table:table-cell>
          <table:table-cell office:value-type="float" office:value="2858.98349019">
            <text:p>2858.98349019</text:p>
          </table:table-cell>
          <table:table-cell office:value-type="float" office:value="42.8799923651">
            <text:p>42.8799923651</text:p>
          </table:table-cell>
          <table:table-cell office:value-type="float" office:value="45.1814910462">
            <text:p>45.1814910462</text:p>
          </table:table-cell>
          <table:table-cell office:value-type="float" office:value="163.117389564">
            <text:p>163.117389564</text:p>
          </table:table-cell>
          <table:table-cell office:value-type="float" office:value="25.610476423">
            <text:p>25.610476423</text:p>
          </table:table-cell>
          <table:table-cell office:value-type="float" office:value="34.0168129202">
            <text:p>34.0168129202</text:p>
          </table:table-cell>
          <table:table-cell office:value-type="float" office:value="411.774003093">
            <text:p>411.774003093</text:p>
          </table:table-cell>
          <table:table-cell office:value-type="float" office:value="524.523445926">
            <text:p>524.523445926</text:p>
          </table:table-cell>
          <table:table-cell office:value-type="float" office:value="9.30766055942">
            <text:p>9.3076605594</text:p>
          </table:table-cell>
          <table:table-cell office:value-type="float" office:value="0.0172757847587">
            <text:p>0.0172757848</text:p>
          </table:table-cell>
          <table:table-cell table:number-columns-repeated="995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00863486728068">
            <text:p>0.0008634867</text:p>
          </table:table-cell>
          <table:table-cell table:formula="of:=[.B6]*0.000000033989316" office:value-type="float" office:value="0.0000000000293493232621093">
            <text:p>2.93493E-011</text:p>
          </table:table-cell>
          <table:table-cell office:value-type="float" office:value="55.5039991737">
            <text:p>55.5039991737</text:p>
          </table:table-cell>
          <table:table-cell table:formula="of:=[.D6]*0.000089238936" office:value-type="float" office:value="0.00495311783000587">
            <text:p>0.0049531178</text:p>
          </table:table-cell>
          <table:table-cell office:value-type="float" office:value="0.0180167197839">
            <text:p>0.0180167198</text:p>
          </table:table-cell>
          <table:table-cell office:value-type="float" office:value="0.36729944485">
            <text:p>0.3672994449</text:p>
          </table:table-cell>
          <table:table-cell office:value-type="float" office:value="0.367315002048">
            <text:p>0.367315002</text:p>
          </table:table-cell>
          <table:table-cell office:value-type="float" office:value="1.33286406389">
            <text:p>1.3328640639</text:p>
          </table:table-cell>
          <table:table-cell office:value-type="float" office:value="75.7673155933">
            <text:p>75.7673155933</text:p>
          </table:table-cell>
          <table:table-cell office:value-type="float" office:value="75.7691452861">
            <text:p>75.7691452861</text:p>
          </table:table-cell>
          <table:table-cell office:value-type="float" office:value="1425.33476901">
            <text:p>1425.33476901</text:p>
          </table:table-cell>
          <table:table-cell office:value-type="float" office:value="-0.236897919731">
            <text:p>-0.2368979197</text:p>
          </table:table-cell>
          <table:table-cell office:value-type="float" office:value="1525.50350028">
            <text:p>1525.50350028</text:p>
          </table:table-cell>
          <table:table-cell office:value-type="float" office:value="0.570237576728">
            <text:p>0.5702375767</text:p>
          </table:table-cell>
          <table:table-cell office:value-type="float" office:value="0.0749631075881">
            <text:p>0.0749631076</text:p>
          </table:table-cell>
          <table:table-cell table:formula="of:=[.P6]*0.00064230498" office:value-type="float" office:value="0.0000481491773201124">
            <text:p>4.81491773201124E-005</text:p>
          </table:table-cell>
          <table:table-cell office:value-type="float" office:value="0.000373846617158">
            <text:p>0.0003738466</text:p>
          </table:table-cell>
          <table:table-cell table:formula="of:=[.R6]*0.000089238936" office:value-type="float" office:value="0.0000000333616743423793">
            <text:p>3.33616743423793E-008</text:p>
          </table:table-cell>
          <table:table-cell office:value-type="float" office:value="2674.89380431">
            <text:p>2674.89380431</text:p>
          </table:table-cell>
          <table:table-cell office:value-type="float" office:value="42.9047547243">
            <text:p>42.9047547243</text:p>
          </table:table-cell>
          <table:table-cell office:value-type="float" office:value="45.2144898851">
            <text:p>45.2144898851</text:p>
          </table:table-cell>
          <table:table-cell office:value-type="float" office:value="162.653637024">
            <text:p>162.653637024</text:p>
          </table:table-cell>
          <table:table-cell office:value-type="float" office:value="25.6258165285">
            <text:p>25.6258165285</text:p>
          </table:table-cell>
          <table:table-cell office:value-type="float" office:value="34.0353852127">
            <text:p>34.0353852127</text:p>
          </table:table-cell>
          <table:table-cell office:value-type="float" office:value="412.492486459">
            <text:p>412.492486459</text:p>
          </table:table-cell>
          <table:table-cell office:value-type="float" office:value="508.213725063">
            <text:p>508.213725063</text:p>
          </table:table-cell>
          <table:table-cell office:value-type="float" office:value="9.33204579144">
            <text:p>9.3320457914</text:p>
          </table:table-cell>
          <table:table-cell office:value-type="float" office:value="0.0173304950895">
            <text:p>0.0173304951</text:p>
          </table:table-cell>
          <table:table-cell table:number-columns-repeated="995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00925690927254">
            <text:p>0.0009256909</text:p>
          </table:table-cell>
          <table:table-cell table:formula="of:=[.B7]*0.000000033989316" office:value-type="float" office:value="0.0000000000314636014447692">
            <text:p>3.14636E-011</text:p>
          </table:table-cell>
          <table:table-cell office:value-type="float" office:value="55.5028296959">
            <text:p>55.5028296959</text:p>
          </table:table-cell>
          <table:table-cell table:formula="of:=[.D7]*0.000089238936" office:value-type="float" office:value="0.00495301346705132">
            <text:p>0.0049530135</text:p>
          </table:table-cell>
          <table:table-cell office:value-type="float" office:value="0.018017099407">
            <text:p>0.0180170994</text:p>
          </table:table-cell>
          <table:table-cell office:value-type="float" office:value="0.443047388547">
            <text:p>0.4430473885</text:p>
          </table:table-cell>
          <table:table-cell office:value-type="float" office:value="0.443064066813">
            <text:p>0.4430640668</text:p>
          </table:table-cell>
          <table:table-cell office:value-type="float" office:value="1.6048498375">
            <text:p>1.6048498375</text:p>
          </table:table-cell>
          <table:table-cell office:value-type="float" office:value="75.7188098116">
            <text:p>75.7188098116</text:p>
          </table:table-cell>
          <table:table-cell office:value-type="float" office:value="75.7272808231">
            <text:p>75.7272808231</text:p>
          </table:table-cell>
          <table:table-cell office:value-type="float" office:value="1429.77770021">
            <text:p>1429.77770021</text:p>
          </table:table-cell>
          <table:table-cell office:value-type="float" office:value="-0.236014790299">
            <text:p>-0.2360147903</text:p>
          </table:table-cell>
          <table:table-cell office:value-type="float" office:value="1478.45116548">
            <text:p>1478.45116548</text:p>
          </table:table-cell>
          <table:table-cell office:value-type="float" office:value="0.572138698905">
            <text:p>0.5721386989</text:p>
          </table:table-cell>
          <table:table-cell office:value-type="float" office:value="0.0748202344577">
            <text:p>0.0748202345</text:p>
          </table:table-cell>
          <table:table-cell table:formula="of:=[.P7]*0.00064230498" office:value-type="float" office:value="0.0000480574091969483">
            <text:p>4.80574091969483E-005</text:p>
          </table:table-cell>
          <table:table-cell office:value-type="float" office:value="0.000399354416556">
            <text:p>0.0003993544</text:p>
          </table:table-cell>
          <table:table-cell table:formula="of:=[.R7]*0.000089238936" office:value-type="float" office:value="0.0000000356379632203582">
            <text:p>3.56379632203582E-008</text:p>
          </table:table-cell>
          <table:table-cell office:value-type="float" office:value="2504.04141921">
            <text:p>2504.04141921</text:p>
          </table:table-cell>
          <table:table-cell office:value-type="float" office:value="42.9295068341">
            <text:p>42.9295068341</text:p>
          </table:table-cell>
          <table:table-cell office:value-type="float" office:value="45.2474753104">
            <text:p>45.2474753104</text:p>
          </table:table-cell>
          <table:table-cell office:value-type="float" office:value="162.194137449">
            <text:p>162.194137449</text:p>
          </table:table-cell>
          <table:table-cell office:value-type="float" office:value="25.6412518387">
            <text:p>25.6412518387</text:p>
          </table:table-cell>
          <table:table-cell office:value-type="float" office:value="34.0541209333">
            <text:p>34.0541209333</text:p>
          </table:table-cell>
          <table:table-cell office:value-type="float" office:value="413.20932129">
            <text:p>413.20932129</text:p>
          </table:table-cell>
          <table:table-cell office:value-type="float" office:value="492.463245173">
            <text:p>492.463245173</text:p>
          </table:table-cell>
          <table:table-cell office:value-type="float" office:value="9.35666233955">
            <text:p>9.3566623396</text:p>
          </table:table-cell>
          <table:table-cell office:value-type="float" office:value="0.0173857784954">
            <text:p>0.0173857785</text:p>
          </table:table-cell>
          <table:table-cell table:number-columns-repeated="995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009918203783">
            <text:p>0.0009918204</text:p>
          </table:table-cell>
          <table:table-cell table:formula="of:=[.B8]*0.000000033989316" office:value-type="float" office:value="0.0000000000337112962532782">
            <text:p>3.37113E-011</text:p>
          </table:table-cell>
          <table:table-cell office:value-type="float" office:value="55.50082353">
            <text:p>55.50082353</text:p>
          </table:table-cell>
          <table:table-cell table:formula="of:=[.D8]*0.000089238936" office:value-type="float" office:value="0.00495283443894096">
            <text:p>0.0049528344</text:p>
          </table:table-cell>
          <table:table-cell office:value-type="float" office:value="0.01801775066">
            <text:p>0.0180177507</text:p>
          </table:table-cell>
          <table:table-cell office:value-type="float" office:value="0.5187549993">
            <text:p>0.5187549993</text:p>
          </table:table-cell>
          <table:table-cell office:value-type="float" office:value="0.5187728697">
            <text:p>0.5187728697</text:p>
          </table:table-cell>
          <table:table-cell office:value-type="float" office:value="1.875718187">
            <text:p>1.875718187</text:p>
          </table:table-cell>
          <table:table-cell office:value-type="float" office:value="75.66876605">
            <text:p>75.66876605</text:p>
          </table:table-cell>
          <table:table-cell office:value-type="float" office:value="75.68845445">
            <text:p>75.68845445</text:p>
          </table:table-cell>
          <table:table-cell office:value-type="float" office:value="1434.115117">
            <text:p>1434.115117</text:p>
          </table:table-cell>
          <table:table-cell office:value-type="float" office:value="-0.2351474361">
            <text:p>-0.2351474361</text:p>
          </table:table-cell>
          <table:table-cell office:value-type="float" office:value="1433.68124">
            <text:p>1433.68124</text:p>
          </table:table-cell>
          <table:table-cell office:value-type="float" office:value="0.5740380316">
            <text:p>0.5740380316</text:p>
          </table:table-cell>
          <table:table-cell office:value-type="float" office:value="0.07467677366">
            <text:p>0.0746767737</text:p>
          </table:table-cell>
          <table:table-cell table:formula="of:=[.P8]*0.00064230498" office:value-type="float" office:value="0.0000479652636121508">
            <text:p>4.79652636121508E-005</text:p>
          </table:table-cell>
          <table:table-cell office:value-type="float" office:value="0.0004263695938">
            <text:p>0.0004263696</text:p>
          </table:table-cell>
          <table:table-cell table:formula="of:=[.R8]*0.000089238936" office:value-type="float" office:value="0.0000000380487688934642">
            <text:p>0.000000038</text:p>
          </table:table-cell>
          <table:table-cell office:value-type="float" office:value="2345.383007">
            <text:p>2345.383007</text:p>
          </table:table-cell>
          <table:table-cell office:value-type="float" office:value="42.95424842">
            <text:p>42.95424842</text:p>
          </table:table-cell>
          <table:table-cell office:value-type="float" office:value="45.28044694">
            <text:p>45.28044694</text:p>
          </table:table-cell>
          <table:table-cell office:value-type="float" office:value="161.7388399">
            <text:p>161.7388399</text:p>
          </table:table-cell>
          <table:table-cell office:value-type="float" office:value="25.65677709">
            <text:p>25.65677709</text:p>
          </table:table-cell>
          <table:table-cell office:value-type="float" office:value="34.07301574">
            <text:p>34.07301574</text:p>
          </table:table-cell>
          <table:table-cell office:value-type="float" office:value="413.9245166">
            <text:p>413.9245166</text:p>
          </table:table-cell>
          <table:table-cell office:value-type="float" office:value="477.2558431">
            <text:p>477.2558431</text:p>
          </table:table-cell>
          <table:table-cell office:value-type="float" office:value="9.381505405">
            <text:p>9.381505405</text:p>
          </table:table-cell>
          <table:table-cell office:value-type="float" office:value="0.01744163031">
            <text:p>0.0174416303</text:p>
          </table:table-cell>
          <table:table-cell table:number-columns-repeated="995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0106208514148">
            <text:p>0.0010620851</text:p>
          </table:table-cell>
          <table:table-cell table:formula="of:=[.B9]*0.000000033989316" office:value-type="float" office:value="0.0000000000360995474926684">
            <text:p>3.60995E-011</text:p>
          </table:table-cell>
          <table:table-cell office:value-type="float" office:value="55.4980050296">
            <text:p>55.4980050296</text:p>
          </table:table-cell>
          <table:table-cell table:formula="of:=[.D9]*0.000089238936" office:value-type="float" office:value="0.00495258291896415">
            <text:p>0.0049525829</text:p>
          </table:table-cell>
          <table:table-cell office:value-type="float" office:value="0.0180186657064">
            <text:p>0.0180186657</text:p>
          </table:table-cell>
          <table:table-cell office:value-type="float" office:value="0.594425208415">
            <text:p>0.5944252084</text:p>
          </table:table-cell>
          <table:table-cell office:value-type="float" office:value="0.594444345772">
            <text:p>0.5944443458</text:p>
          </table:table-cell>
          <table:table-cell office:value-type="float" office:value="2.14548753077">
            <text:p>2.1454875308</text:p>
          </table:table-cell>
          <table:table-cell office:value-type="float" office:value="75.6172427893">
            <text:p>75.6172427893</text:p>
          </table:table-cell>
          <table:table-cell office:value-type="float" office:value="75.6524567214">
            <text:p>75.6524567214</text:p>
          </table:table-cell>
          <table:table-cell office:value-type="float" office:value="1438.34899243">
            <text:p>1438.34899243</text:p>
          </table:table-cell>
          <table:table-cell office:value-type="float" office:value="-0.234295134423">
            <text:p>-0.2342951344</text:p>
          </table:table-cell>
          <table:table-cell office:value-type="float" office:value="1391.04564354">
            <text:p>1391.04564354</text:p>
          </table:table-cell>
          <table:table-cell office:value-type="float" office:value="0.575934654671">
            <text:p>0.5759346547</text:p>
          </table:table-cell>
          <table:table-cell office:value-type="float" office:value="0.0745327263659">
            <text:p>0.0745327264</text:p>
          </table:table-cell>
          <table:table-cell table:formula="of:=[.P9]*0.00064230498" office:value-type="float" office:value="0.0000478727413177949">
            <text:p>4.78727413177949E-005</text:p>
          </table:table-cell>
          <table:table-cell office:value-type="float" office:value="0.000454966457252">
            <text:p>0.0004549665</text:p>
          </table:table-cell>
          <table:table-cell table:formula="of:=[.R9]*0.000089238936" office:value-type="float" office:value="0.000000040600722560858">
            <text:p>4.0600722560858E-008</text:p>
          </table:table-cell>
          <table:table-cell office:value-type="float" office:value="2197.96423244">
            <text:p>2197.96423244</text:p>
          </table:table-cell>
          <table:table-cell office:value-type="float" office:value="42.9789791938">
            <text:p>42.9789791938</text:p>
          </table:table-cell>
          <table:table-cell office:value-type="float" office:value="45.3134043944">
            <text:p>45.3134043944</text:p>
          </table:table-cell>
          <table:table-cell office:value-type="float" office:value="161.287694109">
            <text:p>161.287694109</text:p>
          </table:table-cell>
          <table:table-cell office:value-type="float" office:value="25.6723874441">
            <text:p>25.6723874441</text:p>
          </table:table-cell>
          <table:table-cell office:value-type="float" office:value="34.0920657757">
            <text:p>34.0920657757</text:p>
          </table:table-cell>
          <table:table-cell office:value-type="float" office:value="414.638080483">
            <text:p>414.638080483</text:p>
          </table:table-cell>
          <table:table-cell office:value-type="float" office:value="462.575538435">
            <text:p>462.575538435</text:p>
          </table:table-cell>
          <table:table-cell office:value-type="float" office:value="9.40657031568">
            <text:p>9.4065703157</text:p>
          </table:table-cell>
          <table:table-cell office:value-type="float" office:value="0.0174980461707">
            <text:p>0.0174980462</text:p>
          </table:table-cell>
          <table:table-cell table:number-columns-repeated="995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0113670493258">
            <text:p>0.0011367049</text:p>
          </table:table-cell>
          <table:table-cell table:formula="of:=[.B10]*0.000000033989316" office:value-type="float" office:value="0.0000000000386358231522203">
            <text:p>3.86358E-011</text:p>
          </table:table-cell>
          <table:table-cell office:value-type="float" office:value="55.4943972331">
            <text:p>55.4943972331</text:p>
          </table:table-cell>
          <table:table-cell table:formula="of:=[.D10]*0.000089238936" office:value-type="float" office:value="0.00495226096304319">
            <text:p>0.004952261</text:p>
          </table:table-cell>
          <table:table-cell office:value-type="float" office:value="0.0180198371342">
            <text:p>0.0180198371</text:p>
          </table:table-cell>
          <table:table-cell office:value-type="float" office:value="0.670060746573">
            <text:p>0.6700607466</text:p>
          </table:table-cell>
          <table:table-cell office:value-type="float" office:value="0.670081229811">
            <text:p>0.6700812298</text:p>
          </table:table-cell>
          <table:table-cell office:value-type="float" office:value="2.41417537753">
            <text:p>2.4141753775</text:p>
          </table:table-cell>
          <table:table-cell office:value-type="float" office:value="75.5642943621">
            <text:p>75.5642943621</text:p>
          </table:table-cell>
          <table:table-cell office:value-type="float" office:value="75.6190958083">
            <text:p>75.6190958083</text:p>
          </table:table-cell>
          <table:table-cell office:value-type="float" office:value="1442.48123622">
            <text:p>1442.48123622</text:p>
          </table:table-cell>
          <table:table-cell office:value-type="float" office:value="-0.233457203184">
            <text:p>-0.2334572032</text:p>
          </table:table-cell>
          <table:table-cell office:value-type="float" office:value="1350.4081398">
            <text:p>1350.4081398</text:p>
          </table:table-cell>
          <table:table-cell office:value-type="float" office:value="0.577827635749">
            <text:p>0.5778276357</text:p>
          </table:table-cell>
          <table:table-cell office:value-type="float" office:value="0.0743880937265">
            <text:p>0.0743880937</text:p>
          </table:table-cell>
          <table:table-cell table:formula="of:=[.P10]*0.00064230498" office:value-type="float" office:value="0.0000477798430532377">
            <text:p>4.77798430532377E-005</text:p>
          </table:table-cell>
          <table:table-cell office:value-type="float" office:value="0.000485222167415">
            <text:p>0.0004852222</text:p>
          </table:table-cell>
          <table:table-cell table:formula="of:=[.R10]*0.000089238936" office:value-type="float" office:value="0.0000000433007099437285">
            <text:p>4.33007099437285E-008</text:p>
          </table:table-cell>
          <table:table-cell office:value-type="float" office:value="2060.9116136">
            <text:p>2060.9116136</text:p>
          </table:table-cell>
          <table:table-cell office:value-type="float" office:value="43.0036988691">
            <text:p>43.0036988691</text:p>
          </table:table-cell>
          <table:table-cell office:value-type="float" office:value="45.346347265">
            <text:p>45.346347265</text:p>
          </table:table-cell>
          <table:table-cell office:value-type="float" office:value="160.840650679">
            <text:p>160.840650679</text:p>
          </table:table-cell>
          <table:table-cell office:value-type="float" office:value="25.6880785096">
            <text:p>25.6880785096</text:p>
          </table:table-cell>
          <table:table-cell office:value-type="float" office:value="34.1112677419">
            <text:p>34.1112677419</text:p>
          </table:table-cell>
          <table:table-cell office:value-type="float" office:value="415.350020447">
            <text:p>415.350020447</text:p>
          </table:table-cell>
          <table:table-cell office:value-type="float" office:value="448.406551454">
            <text:p>448.406551454</text:p>
          </table:table-cell>
          <table:table-cell office:value-type="float" office:value="9.43185252481">
            <text:p>9.4318525248</text:p>
          </table:table-cell>
          <table:table-cell office:value-type="float" office:value="0.0175550219827">
            <text:p>0.017555022</text:p>
          </table:table-cell>
          <table:table-cell table:number-columns-repeated="995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0121590845934">
            <text:p>0.0012159085</text:p>
          </table:table-cell>
          <table:table-cell table:formula="of:=[.B11]*0.000000033989316" office:value-type="float" office:value="0.0000000000413278968515804">
            <text:p>4.13279E-011</text:p>
          </table:table-cell>
          <table:table-cell office:value-type="float" office:value="55.4900219724">
            <text:p>55.4900219724</text:p>
          </table:table-cell>
          <table:table-cell table:formula="of:=[.D11]*0.000089238936" office:value-type="float" office:value="0.0049518705194336">
            <text:p>0.0049518705</text:p>
          </table:table-cell>
          <table:table-cell office:value-type="float" office:value="0.0180212579569">
            <text:p>0.018021258</text:p>
          </table:table-cell>
          <table:table-cell office:value-type="float" office:value="0.745664160664">
            <text:p>0.7456641607</text:p>
          </table:table-cell>
          <table:table-cell office:value-type="float" office:value="0.745686072864">
            <text:p>0.7456860729</text:p>
          </table:table-cell>
          <table:table-cell office:value-type="float" office:value="2.68179839992">
            <text:p>2.6817983999</text:p>
          </table:table-cell>
          <table:table-cell office:value-type="float" office:value="75.5099712827">
            <text:p>75.5099712827</text:p>
          </table:table-cell>
          <table:table-cell office:value-type="float" office:value="75.5881955976">
            <text:p>75.5881955976</text:p>
          </table:table-cell>
          <table:table-cell office:value-type="float" office:value="1446.51369976">
            <text:p>1446.51369976</text:p>
          </table:table-cell>
          <table:table-cell office:value-type="float" office:value="-0.232632998291">
            <text:p>-0.2326329983</text:p>
          </table:table-cell>
          <table:table-cell office:value-type="float" office:value="1311.6432224">
            <text:p>1311.6432224</text:p>
          </table:table-cell>
          <table:table-cell office:value-type="float" office:value="0.579716037519">
            <text:p>0.5797160375</text:p>
          </table:table-cell>
          <table:table-cell office:value-type="float" office:value="0.0742428769127">
            <text:p>0.0742428769</text:p>
          </table:table-cell>
          <table:table-cell table:formula="of:=[.P11]*0.00064230498" office:value-type="float" office:value="0.0000476865695705542">
            <text:p>4.76865695705542E-005</text:p>
          </table:table-cell>
          <table:table-cell office:value-type="float" office:value="0.000517216808849">
            <text:p>0.0005172168</text:p>
          </table:table-cell>
          <table:table-cell table:formula="of:=[.R11]*0.000089238936" office:value-type="float" office:value="0.0000000461558777030002">
            <text:p>4.61558777030002E-008</text:p>
          </table:table-cell>
          <table:table-cell office:value-type="float" office:value="1933.42517662">
            <text:p>1933.42517662</text:p>
          </table:table-cell>
          <table:table-cell office:value-type="float" office:value="43.0284071456">
            <text:p>43.0284071456</text:p>
          </table:table-cell>
          <table:table-cell office:value-type="float" office:value="45.3792751453">
            <text:p>45.3792751453</text:p>
          </table:table-cell>
          <table:table-cell office:value-type="float" office:value="160.397660847">
            <text:p>160.397660847</text:p>
          </table:table-cell>
          <table:table-cell office:value-type="float" office:value="25.7038463618">
            <text:p>25.7038463618</text:p>
          </table:table-cell>
          <table:table-cell office:value-type="float" office:value="34.1306188723">
            <text:p>34.1306188723</text:p>
          </table:table-cell>
          <table:table-cell office:value-type="float" office:value="416.06034302">
            <text:p>416.06034302</text:p>
          </table:table-cell>
          <table:table-cell office:value-type="float" office:value="434.733318964">
            <text:p>434.733318964</text:p>
          </table:table-cell>
          <table:table-cell office:value-type="float" office:value="9.45734760239">
            <text:p>9.4573476024</text:p>
          </table:table-cell>
          <table:table-cell office:value-type="float" office:value="0.0176125539372">
            <text:p>0.0176125539</text:p>
          </table:table-cell>
          <table:table-cell table:number-columns-repeated="995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0129993417371">
            <text:p>0.0012999342</text:p>
          </table:table-cell>
          <table:table-cell table:formula="of:=[.B12]*0.000000033989316" office:value-type="float" office:value="0.0000000000441838734094281">
            <text:p>4.41839E-011</text:p>
          </table:table-cell>
          <table:table-cell office:value-type="float" office:value="55.4848999525">
            <text:p>55.4848999525</text:p>
          </table:table-cell>
          <table:table-cell table:formula="of:=[.D12]*0.000089238936" office:value-type="float" office:value="0.00495141343582755">
            <text:p>0.0049514134</text:p>
          </table:table-cell>
          <table:table-cell office:value-type="float" office:value="0.0180229215671">
            <text:p>0.0180229216</text:p>
          </table:table-cell>
          <table:table-cell office:value-type="float" office:value="0.821237828573">
            <text:p>0.8212378286</text:p>
          </table:table-cell>
          <table:table-cell office:value-type="float" office:value="0.821261257185">
            <text:p>0.8212612572</text:p>
          </table:table-cell>
          <table:table-cell office:value-type="float" office:value="2.94837249788">
            <text:p>2.9483724979</text:p>
          </table:table-cell>
          <table:table-cell office:value-type="float" office:value="75.4543205486">
            <text:p>75.4543205486</text:p>
          </table:table-cell>
          <table:table-cell office:value-type="float" office:value="75.559594057">
            <text:p>75.559594057</text:p>
          </table:table-cell>
          <table:table-cell office:value-type="float" office:value="1450.44817771">
            <text:p>1450.44817771</text:p>
          </table:table-cell>
          <table:table-cell office:value-type="float" office:value="-0.231821911297">
            <text:p>-0.2318219113</text:p>
          </table:table-cell>
          <table:table-cell office:value-type="float" office:value="1274.63512422">
            <text:p>1274.63512422</text:p>
          </table:table-cell>
          <table:table-cell office:value-type="float" office:value="0.581598923974">
            <text:p>0.581598924</text:p>
          </table:table-cell>
          <table:table-cell office:value-type="float" office:value="0.0740970770951">
            <text:p>0.0740970771</text:p>
          </table:table-cell>
          <table:table-cell table:formula="of:=[.P12]*0.00064230498" office:value-type="float" office:value="0.0000475929216216267">
            <text:p>4.75929216216267E-005</text:p>
          </table:table-cell>
          <table:table-cell office:value-type="float" office:value="0.000551033462763">
            <text:p>0.0005510335</text:p>
          </table:table-cell>
          <table:table-cell table:formula="of:=[.R12]*0.000089238936" office:value-type="float" office:value="0.0000000491736399173657">
            <text:p>4.91736399173657E-008</text:p>
          </table:table-cell>
          <table:table-cell office:value-type="float" office:value="1814.77181982">
            <text:p>1814.77181982</text:p>
          </table:table-cell>
          <table:table-cell office:value-type="float" office:value="43.0531037166">
            <text:p>43.0531037166</text:p>
          </table:table-cell>
          <table:table-cell office:value-type="float" office:value="45.4121876153">
            <text:p>45.4121876153</text:p>
          </table:table-cell>
          <table:table-cell office:value-type="float" office:value="159.958676576">
            <text:p>159.958676576</text:p>
          </table:table-cell>
          <table:table-cell office:value-type="float" office:value="25.7196875594">
            <text:p>25.7196875594</text:p>
          </table:table-cell>
          <table:table-cell office:value-type="float" office:value="34.1501169764">
            <text:p>34.1501169764</text:p>
          </table:table-cell>
          <table:table-cell office:value-type="float" office:value="416.769053904">
            <text:p>416.769053904</text:p>
          </table:table-cell>
          <table:table-cell office:value-type="float" office:value="421.540509715">
            <text:p>421.540509715</text:p>
          </table:table-cell>
          <table:table-cell office:value-type="float" office:value="9.48305123239">
            <text:p>9.4830512324</text:p>
          </table:table-cell>
          <table:table-cell office:value-type="float" office:value="0.0176706384901">
            <text:p>0.0176706385</text:p>
          </table:table-cell>
          <table:table-cell table:number-columns-repeated="995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0138903047237">
            <text:p>0.0013890305</text:p>
          </table:table-cell>
          <table:table-cell table:formula="of:=[.B13]*0.000000033989316" office:value-type="float" office:value="0.0000000000472121956590132">
            <text:p>4.72122E-011</text:p>
          </table:table-cell>
          <table:table-cell office:value-type="float" office:value="55.4790508306">
            <text:p>55.4790508306</text:p>
          </table:table-cell>
          <table:table-cell table:formula="of:=[.D13]*0.000089238936" office:value-type="float" office:value="0.00495089146641266">
            <text:p>0.0049508915</text:p>
          </table:table-cell>
          <table:table-cell office:value-type="float" office:value="0.0180248217125">
            <text:p>0.0180248217</text:p>
          </table:table-cell>
          <table:table-cell office:value-type="float" office:value="0.896783972541">
            <text:p>0.8967839725</text:p>
          </table:table-cell>
          <table:table-cell office:value-type="float" office:value="0.896809009567">
            <text:p>0.8968090096</text:p>
          </table:table-cell>
          <table:table-cell office:value-type="float" office:value="3.21391285659">
            <text:p>3.2139128566</text:p>
          </table:table-cell>
          <table:table-cell office:value-type="float" office:value="75.397385935">
            <text:p>75.397385935</text:p>
          </table:table-cell>
          <table:table-cell office:value-type="float" office:value="75.5331418063">
            <text:p>75.5331418063</text:p>
          </table:table-cell>
          <table:table-cell office:value-type="float" office:value="1454.28641093">
            <text:p>1454.28641093</text:p>
          </table:table-cell>
          <table:table-cell office:value-type="float" office:value="-0.231023367071">
            <text:p>-0.2310233671</text:p>
          </table:table-cell>
          <table:table-cell office:value-type="float" office:value="1239.27692955">
            <text:p>1239.27692955</text:p>
          </table:table-cell>
          <table:table-cell office:value-type="float" office:value="0.583475365866">
            <text:p>0.5834753659</text:p>
          </table:table-cell>
          <table:table-cell office:value-type="float" office:value="0.0739506954487">
            <text:p>0.0739506954</text:p>
          </table:table-cell>
          <table:table-cell table:formula="of:=[.P13]*0.00064230498" office:value-type="float" office:value="0.0000474988999611634">
            <text:p>4.74988999611634E-005</text:p>
          </table:table-cell>
          <table:table-cell office:value-type="float" office:value="0.000586758279903">
            <text:p>0.0005867583</text:p>
          </table:table-cell>
          <table:table-cell table:formula="of:=[.R13]*0.000089238936" office:value-type="float" office:value="0.0000000523616845877339">
            <text:p>5.23616845877339E-008</text:p>
          </table:table-cell>
          <table:table-cell office:value-type="float" office:value="1704.27931612">
            <text:p>1704.27931612</text:p>
          </table:table-cell>
          <table:table-cell office:value-type="float" office:value="43.0777882673">
            <text:p>43.0777882673</text:p>
          </table:table-cell>
          <table:table-cell office:value-type="float" office:value="45.445084244">
            <text:p>45.445084244</text:p>
          </table:table-cell>
          <table:table-cell office:value-type="float" office:value="159.523650521">
            <text:p>159.523650521</text:p>
          </table:table-cell>
          <table:table-cell office:value-type="float" office:value="25.7355991586">
            <text:p>25.7355991586</text:p>
          </table:table-cell>
          <table:table-cell office:value-type="float" office:value="34.169760451">
            <text:p>34.169760451</text:p>
          </table:table-cell>
          <table:table-cell office:value-type="float" office:value="417.47615792">
            <text:p>417.47615792</text:p>
          </table:table-cell>
          <table:table-cell office:value-type="float" office:value="408.813038328">
            <text:p>408.813038328</text:p>
          </table:table-cell>
          <table:table-cell office:value-type="float" office:value="9.50895920807">
            <text:p>9.5089592081</text:p>
          </table:table-cell>
          <table:table-cell office:value-type="float" office:value="0.0177292723564">
            <text:p>0.0177292724</text:p>
          </table:table-cell>
          <table:table-cell table:number-columns-repeated="995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0148345613359">
            <text:p>0.0014834561</text:p>
          </table:table-cell>
          <table:table-cell table:formula="of:=[.B14]*0.000000033989316" office:value-type="float" office:value="0.0000000000504216592967287">
            <text:p>5.04217E-011</text:p>
          </table:table-cell>
          <table:table-cell office:value-type="float" office:value="55.4724932881">
            <text:p>55.4724932881</text:p>
          </table:table-cell>
          <table:table-cell table:formula="of:=[.D14]*0.000089238936" office:value-type="float" office:value="0.00495030627829719">
            <text:p>0.0049503063</text:p>
          </table:table-cell>
          <table:table-cell office:value-type="float" office:value="0.0180269524719">
            <text:p>0.0180269525</text:p>
          </table:table-cell>
          <table:table-cell office:value-type="float" office:value="0.972304671182">
            <text:p>0.9723046712</text:p>
          </table:table-cell>
          <table:table-cell office:value-type="float" office:value="0.972331413375">
            <text:p>0.9723314134</text:p>
          </table:table-cell>
          <table:table-cell office:value-type="float" office:value="3.47843399861">
            <text:p>3.4784339986</text:p>
          </table:table-cell>
          <table:table-cell office:value-type="float" office:value="75.3392082717">
            <text:p>75.3392082717</text:p>
          </table:table-cell>
          <table:table-cell office:value-type="float" office:value="75.5087008718">
            <text:p>75.5087008718</text:p>
          </table:table-cell>
          <table:table-cell office:value-type="float" office:value="1458.03008919">
            <text:p>1458.03008919</text:p>
          </table:table-cell>
          <table:table-cell office:value-type="float" office:value="-0.230236821589">
            <text:p>-0.2302368216</text:p>
          </table:table-cell>
          <table:table-cell office:value-type="float" office:value="1205.46977863">
            <text:p>1205.46977863</text:p>
          </table:table-cell>
          <table:table-cell office:value-type="float" office:value="0.585344445426">
            <text:p>0.5853444454</text:p>
          </table:table-cell>
          <table:table-cell office:value-type="float" office:value="0.0738037331521">
            <text:p>0.0738037332</text:p>
          </table:table-cell>
          <table:table-cell table:formula="of:=[.P14]*0.00064230498" office:value-type="float" office:value="0.0000474045053461849">
            <text:p>4.74045053461849E-005</text:p>
          </table:table-cell>
          <table:table-cell office:value-type="float" office:value="0.000624480553805">
            <text:p>0.0006244806</text:p>
          </table:table-cell>
          <table:table-cell table:formula="of:=[.R14]*0.000089238936" office:value-type="float" office:value="0.000000055727980174249">
            <text:p>5.5727980174249E-008</text:p>
          </table:table-cell>
          <table:table-cell office:value-type="float" office:value="1601.33088838">
            <text:p>1601.33088838</text:p>
          </table:table-cell>
          <table:table-cell office:value-type="float" office:value="43.1024604746">
            <text:p>43.1024604746</text:p>
          </table:table-cell>
          <table:table-cell office:value-type="float" office:value="45.4779645895">
            <text:p>45.4779645895</text:p>
          </table:table-cell>
          <table:table-cell office:value-type="float" office:value="159.092536013">
            <text:p>159.092536013</text:p>
          </table:table-cell>
          <table:table-cell office:value-type="float" office:value="25.7515787251">
            <text:p>25.7515787251</text:p>
          </table:table-cell>
          <table:table-cell office:value-type="float" office:value="34.1895482935">
            <text:p>34.1895482935</text:p>
          </table:table-cell>
          <table:table-cell office:value-type="float" office:value="418.181658985">
            <text:p>418.181658985</text:p>
          </table:table-cell>
          <table:table-cell office:value-type="float" office:value="396.536078059">
            <text:p>396.536078059</text:p>
          </table:table-cell>
          <table:table-cell office:value-type="float" office:value="9.53506742768">
            <text:p>9.5350674277</text:p>
          </table:table-cell>
          <table:table-cell office:value-type="float" office:value="0.017788452503">
            <text:p>0.0177884525</text:p>
          </table:table-cell>
          <table:table-cell table:number-columns-repeated="995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0158348018885">
            <text:p>0.0015834802</text:p>
          </table:table-cell>
          <table:table-cell table:formula="of:=[.B15]*0.000000033989316" office:value-type="float" office:value="0.0000000000538214085185623">
            <text:p>5.38214E-011</text:p>
          </table:table-cell>
          <table:table-cell office:value-type="float" office:value="55.4652450958">
            <text:p>55.4652450958</text:p>
          </table:table-cell>
          <table:table-cell table:formula="of:=[.D15]*0.000089238936" office:value-type="float" office:value="0.00494965945732841">
            <text:p>0.0049496595</text:p>
          </table:table-cell>
          <table:table-cell office:value-type="float" office:value="0.0180293082321">
            <text:p>0.0180293082</text:p>
          </table:table-cell>
          <table:table-cell office:value-type="float" office:value="1.04780187033">
            <text:p>1.0478018703</text:p>
          </table:table-cell>
          <table:table-cell office:value-type="float" office:value="1.04783041938">
            <text:p>1.0478304194</text:p>
          </table:table-cell>
          <table:table-cell office:value-type="float" office:value="3.74194983098">
            <text:p>3.741949831</text:p>
          </table:table-cell>
          <table:table-cell office:value-type="float" office:value="75.2798257052">
            <text:p>75.2798257052</text:p>
          </table:table-cell>
          <table:table-cell office:value-type="float" office:value="75.486143597">
            <text:p>75.486143597</text:p>
          </table:table-cell>
          <table:table-cell office:value-type="float" office:value="1461.68085379">
            <text:p>1461.68085379</text:p>
          </table:table-cell>
          <table:table-cell office:value-type="float" office:value="-0.229461759843">
            <text:p>-0.2294617598</text:p>
          </table:table-cell>
          <table:table-cell office:value-type="float" office:value="1173.12215379">
            <text:p>1173.12215379</text:p>
          </table:table-cell>
          <table:table-cell office:value-type="float" office:value="0.58720526041">
            <text:p>0.5872052604</text:p>
          </table:table-cell>
          <table:table-cell office:value-type="float" office:value="0.073656191388">
            <text:p>0.0736561914</text:p>
          </table:table-cell>
          <table:table-cell table:formula="of:=[.P15]*0.00064230498" office:value-type="float" office:value="0.0000473097385363455">
            <text:p>4.73097385363455E-005</text:p>
          </table:table-cell>
          <table:table-cell office:value-type="float" office:value="0.000664292794368">
            <text:p>0.0006642928</text:p>
          </table:table-cell>
          <table:table-cell table:formula="of:=[.R15]*0.000089238936" office:value-type="float" office:value="0.0000000592807821618671">
            <text:p>5.92807821618671E-008</text:p>
          </table:table-cell>
          <table:table-cell office:value-type="float" office:value="1505.36029967">
            <text:p>1505.36029967</text:p>
          </table:table-cell>
          <table:table-cell office:value-type="float" office:value="43.1271200072">
            <text:p>43.1271200072</text:p>
          </table:table-cell>
          <table:table-cell office:value-type="float" office:value="45.5108281986">
            <text:p>45.5108281986</text:p>
          </table:table-cell>
          <table:table-cell office:value-type="float" office:value="158.665287041">
            <text:p>158.665287041</text:p>
          </table:table-cell>
          <table:table-cell office:value-type="float" office:value="25.767624343">
            <text:p>25.767624343</text:p>
          </table:table-cell>
          <table:table-cell office:value-type="float" office:value="34.2094801134">
            <text:p>34.2094801134</text:p>
          </table:table-cell>
          <table:table-cell office:value-type="float" office:value="418.8855601">
            <text:p>418.8855601</text:p>
          </table:table-cell>
          <table:table-cell office:value-type="float" office:value="384.695072342">
            <text:p>384.695072342</text:p>
          </table:table-cell>
          <table:table-cell office:value-type="float" office:value="9.56137189054">
            <text:p>9.5613718905</text:p>
          </table:table-cell>
          <table:table-cell office:value-type="float" office:value="0.0178481761407">
            <text:p>0.0178481761</text:p>
          </table:table-cell>
          <table:table-cell table:number-columns-repeated="995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0168938267189">
            <text:p>0.0016893827</text:p>
          </table:table-cell>
          <table:table-cell table:formula="of:=[.B16]*0.000000033989316" office:value-type="float" office:value="0.0000000000574209614797935">
            <text:p>5.74210E-011</text:p>
          </table:table-cell>
          <table:table-cell office:value-type="float" office:value="55.4573231738">
            <text:p>55.4573231738</text:p>
          </table:table-cell>
          <table:table-cell table:formula="of:=[.D16]*0.000089238936" office:value-type="float" office:value="0.00494895251343806">
            <text:p>0.0049489525</text:p>
          </table:table-cell>
          <table:table-cell office:value-type="float" office:value="0.0180318836678">
            <text:p>0.0180318837</text:p>
          </table:table-cell>
          <table:table-cell office:value-type="float" office:value="1.12327739286">
            <text:p>1.1232773929</text:p>
          </table:table-cell>
          <table:table-cell office:value-type="float" office:value="1.12330785562">
            <text:p>1.1233078556</text:p>
          </table:table-cell>
          <table:table-cell office:value-type="float" office:value="4.00447368793">
            <text:p>4.0044736879</text:p>
          </table:table-cell>
          <table:table-cell office:value-type="float" office:value="75.2192739449">
            <text:p>75.2192739449</text:p>
          </table:table-cell>
          <table:table-cell office:value-type="float" office:value="75.4653516868">
            <text:p>75.4653516868</text:p>
          </table:table-cell>
          <table:table-cell office:value-type="float" office:value="1465.24030002">
            <text:p>1465.24030002</text:p>
          </table:table-cell>
          <table:table-cell office:value-type="float" office:value="-0.228697693864">
            <text:p>-0.2286976939</text:p>
          </table:table-cell>
          <table:table-cell office:value-type="float" office:value="1142.14923772">
            <text:p>1142.14923772</text:p>
          </table:table-cell>
          <table:table-cell office:value-type="float" office:value="0.58905692758">
            <text:p>0.5890569276</text:p>
          </table:table-cell>
          <table:table-cell office:value-type="float" office:value="0.0735080713432">
            <text:p>0.0735080713</text:p>
          </table:table-cell>
          <table:table-cell table:formula="of:=[.P16]*0.00064230498" office:value-type="float" office:value="0.0000472146002939326">
            <text:p>4.72146002939326E-005</text:p>
          </table:table-cell>
          <table:table-cell office:value-type="float" office:value="0.000706290801694">
            <text:p>0.0007062908</text:p>
          </table:table-cell>
          <table:table-cell table:formula="of:=[.R16]*0.000089238936" office:value-type="float" office:value="0.0000000630286396497596">
            <text:p>0.000000063</text:p>
          </table:table-cell>
          <table:table-cell office:value-type="float" office:value="1415.84740677">
            <text:p>1415.84740677</text:p>
          </table:table-cell>
          <table:table-cell office:value-type="float" office:value="43.1517665253">
            <text:p>43.1517665253</text:p>
          </table:table-cell>
          <table:table-cell office:value-type="float" office:value="45.5436746071">
            <text:p>45.5436746071</text:p>
          </table:table-cell>
          <table:table-cell office:value-type="float" office:value="158.241858242">
            <text:p>158.241858242</text:p>
          </table:table-cell>
          <table:table-cell office:value-type="float" office:value="25.7837346219">
            <text:p>25.7837346219</text:p>
          </table:table-cell>
          <table:table-cell office:value-type="float" office:value="34.2295561394">
            <text:p>34.2295561394</text:p>
          </table:table-cell>
          <table:table-cell office:value-type="float" office:value="419.587863335">
            <text:p>419.587863335</text:p>
          </table:table-cell>
          <table:table-cell office:value-type="float" office:value="373.275745114">
            <text:p>373.275745114</text:p>
          </table:table-cell>
          <table:table-cell office:value-type="float" office:value="9.58786869316">
            <text:p>9.5878686932</text:p>
          </table:table-cell>
          <table:table-cell office:value-type="float" office:value="0.0179084407177">
            <text:p>0.0179084407</text:p>
          </table:table-cell>
          <table:table-cell table:number-columns-repeated="995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0180145473663">
            <text:p>0.0018014547</text:p>
          </table:table-cell>
          <table:table-cell table:formula="of:=[.B17]*0.000000033989316" office:value-type="float" office:value="0.0000000000612302143030139">
            <text:p>6.12302E-011</text:p>
          </table:table-cell>
          <table:table-cell office:value-type="float" office:value="55.4487436467">
            <text:p>55.4487436467</text:p>
          </table:table-cell>
          <table:table-cell table:formula="of:=[.D17]*0.000089238936" office:value-type="float" office:value="0.00494818688556827">
            <text:p>0.0049481869</text:p>
          </table:table-cell>
          <table:table-cell office:value-type="float" office:value="0.0180346737227">
            <text:p>0.0180346737</text:p>
          </table:table-cell>
          <table:table-cell office:value-type="float" office:value="1.19873294764">
            <text:p>1.1987329476</text:p>
          </table:table-cell>
          <table:table-cell office:value-type="float" office:value="1.19876543629">
            <text:p>1.1987654363</text:p>
          </table:table-cell>
          <table:table-cell office:value-type="float" office:value="4.26601836983">
            <text:p>4.2660183698</text:p>
          </table:table-cell>
          <table:table-cell office:value-type="float" office:value="75.1575864924">
            <text:p>75.1575864924</text:p>
          </table:table-cell>
          <table:table-cell office:value-type="float" office:value="75.4462153672">
            <text:p>75.4462153672</text:p>
          </table:table-cell>
          <table:table-cell office:value-type="float" office:value="1468.70997955">
            <text:p>1468.70997955</text:p>
          </table:table-cell>
          <table:table-cell office:value-type="float" office:value="-0.22794416087">
            <text:p>-0.2279441609</text:p>
          </table:table-cell>
          <table:table-cell office:value-type="float" office:value="1112.47233575">
            <text:p>1112.47233575</text:p>
          </table:table-cell>
          <table:table-cell office:value-type="float" office:value="0.590898585657">
            <text:p>0.5908985857</text:p>
          </table:table-cell>
          <table:table-cell office:value-type="float" office:value="0.0733593742086">
            <text:p>0.0733593742</text:p>
          </table:table-cell>
          <table:table-cell table:formula="of:=[.P17]*0.00064230498" office:value-type="float" office:value="0.0000471190913838673">
            <text:p>4.71190913838673E-005</text:p>
          </table:table-cell>
          <table:table-cell office:value-type="float" office:value="0.000750573740162">
            <text:p>0.0007505737</text:p>
          </table:table-cell>
          <table:table-cell table:formula="of:=[.R17]*0.000089238936" office:value-type="float" office:value="0.0000000669804019615974">
            <text:p>0.000000067</text:p>
          </table:table-cell>
          <table:table-cell office:value-type="float" office:value="1332.3141305">
            <text:p>1332.3141305</text:p>
          </table:table-cell>
          <table:table-cell office:value-type="float" office:value="43.1763996804">
            <text:p>43.1763996804</text:p>
          </table:table-cell>
          <table:table-cell office:value-type="float" office:value="45.5765033392">
            <text:p>45.5765033392</text:p>
          </table:table-cell>
          <table:table-cell office:value-type="float" office:value="157.822204885">
            <text:p>157.822204885</text:p>
          </table:table-cell>
          <table:table-cell office:value-type="float" office:value="25.7999087011">
            <text:p>25.7999087011</text:p>
          </table:table-cell>
          <table:table-cell office:value-type="float" office:value="34.2497772255">
            <text:p>34.2497772255</text:p>
          </table:table-cell>
          <table:table-cell office:value-type="float" office:value="420.288569823">
            <text:p>420.288569823</text:p>
          </table:table-cell>
          <table:table-cell office:value-type="float" office:value="362.264109943">
            <text:p>362.264109943</text:p>
          </table:table-cell>
          <table:table-cell office:value-type="float" office:value="9.61455402557">
            <text:p>9.6145540256</text:p>
          </table:table-cell>
          <table:table-cell office:value-type="float" office:value="0.0179692439123">
            <text:p>0.0179692439</text:p>
          </table:table-cell>
          <table:table-cell table:number-columns-repeated="995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01919999111">
            <text:p>0.0019199991</text:p>
          </table:table-cell>
          <table:table-cell table:formula="of:=[.B18]*0.000000033989316" office:value-type="float" office:value="0.0000000000652594565034981">
            <text:p>6.52595E-011</text:p>
          </table:table-cell>
          <table:table-cell office:value-type="float" office:value="55.43952189">
            <text:p>55.43952189</text:p>
          </table:table-cell>
          <table:table-cell table:formula="of:=[.D18]*0.000089238936" office:value-type="float" office:value="0.00494736394581231">
            <text:p>0.0049473639</text:p>
          </table:table-cell>
          <table:table-cell office:value-type="float" office:value="0.01803767359">
            <text:p>0.0180376736</text:p>
          </table:table-cell>
          <table:table-cell office:value-type="float" office:value="1.274170138">
            <text:p>1.274170138</text:p>
          </table:table-cell>
          <table:table-cell office:value-type="float" office:value="1.27420477">
            <text:p>1.27420477</text:p>
          </table:table-cell>
          <table:table-cell office:value-type="float" office:value="4.526596179">
            <text:p>4.526596179</text:p>
          </table:table-cell>
          <table:table-cell office:value-type="float" office:value="75.09479486">
            <text:p>75.09479486</text:p>
          </table:table-cell>
          <table:table-cell office:value-type="float" office:value="75.42863264">
            <text:p>75.42863264</text:p>
          </table:table-cell>
          <table:table-cell office:value-type="float" office:value="1472.091403">
            <text:p>1472.091403</text:p>
          </table:table-cell>
          <table:table-cell office:value-type="float" office:value="-0.2272007215">
            <text:p>-0.2272007215</text:p>
          </table:table-cell>
          <table:table-cell office:value-type="float" office:value="1084.018355">
            <text:p>1084.018355</text:p>
          </table:table-cell>
          <table:table-cell office:value-type="float" office:value="0.5927293978">
            <text:p>0.5927293978</text:p>
          </table:table-cell>
          <table:table-cell office:value-type="float" office:value="0.07321010118">
            <text:p>0.0732101012</text:p>
          </table:table-cell>
          <table:table-cell table:formula="of:=[.P18]*0.00064230498" office:value-type="float" office:value="0.0000470232125742179">
            <text:p>4.70232125742179E-005</text:p>
          </table:table-cell>
          <table:table-cell office:value-type="float" office:value="0.0007972442127">
            <text:p>0.0007972442</text:p>
          </table:table-cell>
          <table:table-cell table:formula="of:=[.R18]*0.000089238936" office:value-type="float" office:value="0.0000000711452252735057">
            <text:p>7.11452252735057E-008</text:p>
          </table:table-cell>
          <table:table-cell office:value-type="float" office:value="1254.320802">
            <text:p>1254.320802</text:p>
          </table:table-cell>
          <table:table-cell office:value-type="float" office:value="43.20101912">
            <text:p>43.20101912</text:p>
          </table:table-cell>
          <table:table-cell office:value-type="float" office:value="45.60931391">
            <text:p>45.60931391</text:p>
          </table:table-cell>
          <table:table-cell office:value-type="float" office:value="157.4062829">
            <text:p>157.4062829</text:p>
          </table:table-cell>
          <table:table-cell office:value-type="float" office:value="25.81614625">
            <text:p>25.81614625</text:p>
          </table:table-cell>
          <table:table-cell office:value-type="float" office:value="34.27014485">
            <text:p>34.27014485</text:p>
          </table:table-cell>
          <table:table-cell office:value-type="float" office:value="420.9876798">
            <text:p>420.9876798</text:p>
          </table:table-cell>
          <table:table-cell office:value-type="float" office:value="351.646478">
            <text:p>351.646478</text:p>
          </table:table-cell>
          <table:table-cell office:value-type="float" office:value="9.641424168">
            <text:p>9.641424168</text:p>
          </table:table-cell>
          <table:table-cell office:value-type="float" office:value="0.01803058363">
            <text:p>0.0180305836</text:p>
          </table:table-cell>
          <table:table-cell table:number-columns-repeated="995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0204532992762">
            <text:p>0.0020453299</text:p>
          </table:table-cell>
          <table:table-cell table:formula="of:=[.B19]*0.000000033989316" office:value-type="float" office:value="0.0000000000695193652341333">
            <text:p>6.95194E-011</text:p>
          </table:table-cell>
          <table:table-cell office:value-type="float" office:value="55.4296725949">
            <text:p>55.4296725949</text:p>
          </table:table-cell>
          <table:table-cell table:formula="of:=[.D19]*0.000089238936" office:value-type="float" office:value="0.00494648500519723">
            <text:p>0.004946485</text:p>
          </table:table-cell>
          <table:table-cell office:value-type="float" office:value="0.018040878706">
            <text:p>0.0180408787</text:p>
          </table:table-cell>
          <table:table-cell office:value-type="float" office:value="1.34959046737">
            <text:p>1.3495904674</text:p>
          </table:table-cell>
          <table:table-cell office:value-type="float" office:value="1.34962736692">
            <text:p>1.3496273669</text:p>
          </table:table-cell>
          <table:table-cell office:value-type="float" office:value="4.78621895038">
            <text:p>4.7862189504</text:p>
          </table:table-cell>
          <table:table-cell office:value-type="float" office:value="75.0309287469">
            <text:p>75.0309287469</text:p>
          </table:table-cell>
          <table:table-cell office:value-type="float" office:value="75.4125086485">
            <text:p>75.4125086485</text:p>
          </table:table-cell>
          <table:table-cell office:value-type="float" office:value="1475.38604019">
            <text:p>1475.38604019</text:p>
          </table:table-cell>
          <table:table-cell office:value-type="float" office:value="-0.226466958278">
            <text:p>-0.2264669583</text:p>
          </table:table-cell>
          <table:table-cell office:value-type="float" office:value="1056.71933367">
            <text:p>1056.71933367</text:p>
          </table:table-cell>
          <table:table-cell office:value-type="float" office:value="0.594548553753">
            <text:p>0.5945485538</text:p>
          </table:table-cell>
          <table:table-cell office:value-type="float" office:value="0.0730602534535">
            <text:p>0.0730602535</text:p>
          </table:table-cell>
          <table:table-cell table:formula="of:=[.P19]*0.00064230498" office:value-type="float" office:value="0.0000469269646332453">
            <text:p>0.000046927</text:p>
          </table:table-cell>
          <table:table-cell office:value-type="float" office:value="0.000846408335173">
            <text:p>0.0008464083</text:p>
          </table:table-cell>
          <table:table-cell table:formula="of:=[.R19]*0.000089238936" office:value-type="float" office:value="0.0000000755325792523699">
            <text:p>7.55325792523699E-008</text:p>
          </table:table-cell>
          <table:table-cell office:value-type="float" office:value="1181.46284535">
            <text:p>1181.46284535</text:p>
          </table:table-cell>
          <table:table-cell office:value-type="float" office:value="43.2256244647">
            <text:p>43.2256244647</text:p>
          </table:table-cell>
          <table:table-cell office:value-type="float" office:value="45.6421058137">
            <text:p>45.6421058137</text:p>
          </table:table-cell>
          <table:table-cell office:value-type="float" office:value="156.994048664">
            <text:p>156.994048664</text:p>
          </table:table-cell>
          <table:table-cell office:value-type="float" office:value="25.8324474739">
            <text:p>25.8324474739</text:p>
          </table:table-cell>
          <table:table-cell office:value-type="float" office:value="34.2906611299">
            <text:p>34.2906611299</text:p>
          </table:table-cell>
          <table:table-cell office:value-type="float" office:value="421.685192374">
            <text:p>421.685192374</text:p>
          </table:table-cell>
          <table:table-cell office:value-type="float" office:value="341.409464716">
            <text:p>341.409464716</text:p>
          </table:table-cell>
          <table:table-cell office:value-type="float" office:value="9.66847548693">
            <text:p>9.6684754869</text:p>
          </table:table-cell>
          <table:table-cell office:value-type="float" office:value="0.0180924579788">
            <text:p>0.018092458</text:p>
          </table:table-cell>
          <table:table-cell table:number-columns-repeated="995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0217777383079">
            <text:p>0.0021777738</text:p>
          </table:table-cell>
          <table:table-cell table:formula="of:=[.B20]*0.000000033989316" office:value-type="float" office:value="0.0000000000740210429112519">
            <text:p>7.40210E-011</text:p>
          </table:table-cell>
          <table:table-cell office:value-type="float" office:value="55.4192097749">
            <text:p>55.4192097749</text:p>
          </table:table-cell>
          <table:table-cell table:formula="of:=[.D20]*0.000089238936" office:value-type="float" office:value="0.00494555131427288">
            <text:p>0.0049455513</text:p>
          </table:table-cell>
          <table:table-cell office:value-type="float" office:value="0.0180442847176">
            <text:p>0.0180442847</text:p>
          </table:table-cell>
          <table:table-cell office:value-type="float" office:value="1.42499534977">
            <text:p>1.4249953498</text:p>
          </table:table-cell>
          <table:table-cell office:value-type="float" office:value="1.42503464614">
            <text:p>1.4250346461</text:p>
          </table:table-cell>
          <table:table-cell office:value-type="float" office:value="5.04489808507">
            <text:p>5.0448980851</text:p>
          </table:table-cell>
          <table:table-cell office:value-type="float" office:value="74.9660162667">
            <text:p>74.9660162667</text:p>
          </table:table-cell>
          <table:table-cell office:value-type="float" office:value="75.3977550513">
            <text:p>75.3977550513</text:p>
          </table:table-cell>
          <table:table-cell office:value-type="float" office:value="1478.59532578">
            <text:p>1478.59532578</text:p>
          </table:table-cell>
          <table:table-cell office:value-type="float" office:value="-0.225742473923">
            <text:p>-0.2257424739</text:p>
          </table:table-cell>
          <table:table-cell office:value-type="float" office:value="1030.51201677">
            <text:p>1030.51201677</text:p>
          </table:table-cell>
          <table:table-cell office:value-type="float" office:value="0.596355271444">
            <text:p>0.5963552714</text:p>
          </table:table-cell>
          <table:table-cell office:value-type="float" office:value="0.0729098322354">
            <text:p>0.0729098322</text:p>
          </table:table-cell>
          <table:table-cell table:formula="of:=[.P20]*0.00064230498" office:value-type="float" office:value="0.000046830348335762">
            <text:p>4.6830348335762E-005</text:p>
          </table:table-cell>
          <table:table-cell office:value-type="float" office:value="0.000898175810962">
            <text:p>0.0008981758</text:p>
          </table:table-cell>
          <table:table-cell table:formula="of:=[.R20]*0.000089238936" office:value-type="float" office:value="0.000000080152253711186">
            <text:p>8.0152253711186E-008</text:p>
          </table:table-cell>
          <table:table-cell office:value-type="float" office:value="1113.36777031">
            <text:p>1113.36777031</text:p>
          </table:table-cell>
          <table:table-cell office:value-type="float" office:value="43.2502153535">
            <text:p>43.2502153535</text:p>
          </table:table-cell>
          <table:table-cell office:value-type="float" office:value="45.6748785464">
            <text:p>45.6748785464</text:p>
          </table:table-cell>
          <table:table-cell office:value-type="float" office:value="156.585459388">
            <text:p>156.585459388</text:p>
          </table:table-cell>
          <table:table-cell office:value-type="float" office:value="25.8488130996">
            <text:p>25.8488130996</text:p>
          </table:table-cell>
          <table:table-cell office:value-type="float" office:value="34.3113287907">
            <text:p>34.3113287907</text:p>
          </table:table-cell>
          <table:table-cell office:value-type="float" office:value="422.381105984">
            <text:p>422.381105984</text:p>
          </table:table-cell>
          <table:table-cell office:value-type="float" office:value="331.539995732">
            <text:p>331.539995732</text:p>
          </table:table-cell>
          <table:table-cell office:value-type="float" office:value="9.695704433">
            <text:p>9.695704433</text:p>
          </table:table-cell>
          <table:table-cell office:value-type="float" office:value="0.0181548652993">
            <text:p>0.0181548653</text:p>
          </table:table-cell>
          <table:table-cell table:number-columns-repeated="995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231766953623">
            <text:p>0.0023176695</text:p>
          </table:table-cell>
          <table:table-cell table:formula="of:=[.B21]*0.000000033989316" office:value-type="float" office:value="0.0000000000787760022504949">
            <text:p>7.87760E-011</text:p>
          </table:table-cell>
          <table:table-cell office:value-type="float" office:value="55.4081468412">
            <text:p>55.4081468412</text:p>
          </table:table-cell>
          <table:table-cell table:formula="of:=[.D21]*0.000089238936" office:value-type="float" office:value="0.00494456406984045">
            <text:p>0.0049445641</text:p>
          </table:table-cell>
          <table:table-cell office:value-type="float" office:value="0.018047887486">
            <text:p>0.0180478875</text:p>
          </table:table-cell>
          <table:table-cell office:value-type="float" office:value="1.5003861124">
            <text:p>1.5003861124</text:p>
          </table:table-cell>
          <table:table-cell office:value-type="float" office:value="1.50042794144">
            <text:p>1.5004279414</text:p>
          </table:table-cell>
          <table:table-cell office:value-type="float" office:value="5.30264457395">
            <text:p>5.302644574</text:p>
          </table:table-cell>
          <table:table-cell office:value-type="float" office:value="74.9000840716">
            <text:p>74.9000840716</text:p>
          </table:table-cell>
          <table:table-cell office:value-type="float" office:value="75.3842895486">
            <text:p>75.3842895486</text:p>
          </table:table-cell>
          <table:table-cell office:value-type="float" office:value="1481.72065737">
            <text:p>1481.72065737</text:p>
          </table:table-cell>
          <table:table-cell office:value-type="float" office:value="-0.225026890102">
            <text:p>-0.2250268901</text:p>
          </table:table-cell>
          <table:table-cell office:value-type="float" office:value="1005.33747016">
            <text:p>1005.33747016</text:p>
          </table:table-cell>
          <table:table-cell office:value-type="float" office:value="0.598148798495">
            <text:p>0.5981487985</text:p>
          </table:table-cell>
          <table:table-cell office:value-type="float" office:value="0.0727588387319">
            <text:p>0.0727588387</text:p>
          </table:table-cell>
          <table:table-cell table:formula="of:=[.P21]*0.00064230498" office:value-type="float" office:value="0.0000467333644565163">
            <text:p>4.67333644565163E-005</text:p>
          </table:table-cell>
          <table:table-cell office:value-type="float" office:value="0.000952660005511">
            <text:p>0.00095266</text:p>
          </table:table-cell>
          <table:table-cell table:formula="of:=[.R21]*0.000089238936" office:value-type="float" office:value="0.0000000850143652615558">
            <text:p>0.000000085</text:p>
          </table:table-cell>
          <table:table-cell office:value-type="float" office:value="1049.69243404">
            <text:p>1049.69243404</text:p>
          </table:table-cell>
          <table:table-cell office:value-type="float" office:value="43.2747913984">
            <text:p>43.2747913984</text:p>
          </table:table-cell>
          <table:table-cell office:value-type="float" office:value="45.7076315837">
            <text:p>45.7076315837</text:p>
          </table:table-cell>
          <table:table-cell office:value-type="float" office:value="156.180472704">
            <text:p>156.180472704</text:p>
          </table:table-cell>
          <table:table-cell office:value-type="float" office:value="25.8652443822">
            <text:p>25.8652443822</text:p>
          </table:table-cell>
          <table:table-cell office:value-type="float" office:value="34.332151189">
            <text:p>34.332151189</text:p>
          </table:table-cell>
          <table:table-cell office:value-type="float" office:value="423.075417947">
            <text:p>423.075417947</text:p>
          </table:table-cell>
          <table:table-cell office:value-type="float" office:value="322.025311227">
            <text:p>322.025311227</text:p>
          </table:table-cell>
          <table:table-cell office:value-type="float" office:value="9.72310753692">
            <text:p>9.7231075369</text:p>
          </table:table-cell>
          <table:table-cell office:value-type="float" office:value="0.0182178041222">
            <text:p>0.0182178041</text:p>
          </table:table-cell>
          <table:table-cell table:number-columns-repeated="995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246536862089">
            <text:p>0.0024653686</text:p>
          </table:table-cell>
          <table:table-cell table:formula="of:=[.B22]*0.000000033989316" office:value-type="float" office:value="0.0000000000837961931119144">
            <text:p>8.37962E-011</text:p>
          </table:table-cell>
          <table:table-cell office:value-type="float" office:value="55.3964966212">
            <text:p>55.3964966212</text:p>
          </table:table-cell>
          <table:table-cell table:formula="of:=[.D22]*0.000089238936" office:value-type="float" office:value="0.00494352441660348">
            <text:p>0.0049435244</text:p>
          </table:table-cell>
          <table:table-cell office:value-type="float" office:value="0.0180516830665">
            <text:p>0.0180516831</text:p>
          </table:table-cell>
          <table:table-cell office:value-type="float" office:value="1.57576400327">
            <text:p>1.5757640033</text:p>
          </table:table-cell>
          <table:table-cell office:value-type="float" office:value="1.57580850733">
            <text:p>1.5758085073</text:p>
          </table:table-cell>
          <table:table-cell office:value-type="float" office:value="5.55946902492">
            <text:p>5.5594690249</text:p>
          </table:table-cell>
          <table:table-cell office:value-type="float" office:value="74.8331575293">
            <text:p>74.8331575293</text:p>
          </table:table-cell>
          <table:table-cell office:value-type="float" office:value="75.3720353966">
            <text:p>75.3720353966</text:p>
          </table:table-cell>
          <table:table-cell office:value-type="float" office:value="1484.76339901">
            <text:p>1484.76339901</text:p>
          </table:table-cell>
          <table:table-cell office:value-type="float" office:value="-0.224319846036">
            <text:p>-0.224319846</text:p>
          </table:table-cell>
          <table:table-cell office:value-type="float" office:value="981.140732115">
            <text:p>981.140732115</text:p>
          </table:table-cell>
          <table:table-cell office:value-type="float" office:value="0.59992841327">
            <text:p>0.5999284133</text:p>
          </table:table-cell>
          <table:table-cell office:value-type="float" office:value="0.0726072741547">
            <text:p>0.0726072742</text:p>
          </table:table-cell>
          <table:table-cell table:formula="of:=[.P22]*0.00064230498" office:value-type="float" office:value="0.0000466360137737891">
            <text:p>0.000046636</text:p>
          </table:table-cell>
          <table:table-cell office:value-type="float" office:value="0.00100997802097">
            <text:p>0.001009978</text:p>
          </table:table-cell>
          <table:table-cell table:formula="of:=[.R22]*0.000089238936" office:value-type="float" office:value="0.0000000901293639747485">
            <text:p>9.01293639747485E-008</text:p>
          </table:table-cell>
          <table:table-cell office:value-type="float" office:value="990.120556323">
            <text:p>990.120556323</text:p>
          </table:table-cell>
          <table:table-cell office:value-type="float" office:value="43.299352207">
            <text:p>43.299352207</text:p>
          </table:table-cell>
          <table:table-cell office:value-type="float" office:value="45.740364391">
            <text:p>45.740364391</text:p>
          </table:table-cell>
          <table:table-cell office:value-type="float" office:value="155.779046861">
            <text:p>155.779046861</text:p>
          </table:table-cell>
          <table:table-cell office:value-type="float" office:value="25.881743093">
            <text:p>25.881743093</text:p>
          </table:table-cell>
          <table:table-cell office:value-type="float" office:value="34.3531322917">
            <text:p>34.3531322917</text:p>
          </table:table-cell>
          <table:table-cell office:value-type="float" office:value="423.768124695">
            <text:p>423.768124695</text:p>
          </table:table-cell>
          <table:table-cell office:value-type="float" office:value="312.85296962">
            <text:p>312.85296962</text:p>
          </table:table-cell>
          <table:table-cell office:value-type="float" office:value="9.75068140702">
            <text:p>9.750681407</text:p>
          </table:table-cell>
          <table:table-cell office:value-type="float" office:value="0.0182812731808">
            <text:p>0.0182812732</text:p>
          </table:table-cell>
          <table:table-cell table:number-columns-repeated="995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0262123576612">
            <text:p>0.0026212358</text:p>
          </table:table-cell>
          <table:table-cell table:formula="of:=[.B23]*0.000000033989316" office:value-type="float" office:value="0.0000000000890940107651548">
            <text:p>8.90940E-011</text:p>
          </table:table-cell>
          <table:table-cell office:value-type="float" office:value="55.3842713959">
            <text:p>55.3842713959</text:p>
          </table:table-cell>
          <table:table-cell table:formula="of:=[.D23]*0.000089238936" office:value-type="float" office:value="0.00494243345050535">
            <text:p>0.0049424335</text:p>
          </table:table-cell>
          <table:table-cell office:value-type="float" office:value="0.0180556676976">
            <text:p>0.0180556677</text:p>
          </table:table-cell>
          <table:table-cell office:value-type="float" office:value="1.6511301962">
            <text:p>1.6511301962</text:p>
          </table:table-cell>
          <table:table-cell office:value-type="float" office:value="1.65117752436">
            <text:p>1.6511775244</text:p>
          </table:table-cell>
          <table:table-cell office:value-type="float" office:value="5.81538168579">
            <text:p>5.8153816858</text:p>
          </table:table-cell>
          <table:table-cell office:value-type="float" office:value="74.7652608604">
            <text:p>74.7652608604</text:p>
          </table:table-cell>
          <table:table-cell office:value-type="float" office:value="75.3609209976">
            <text:p>75.3609209976</text:p>
          </table:table-cell>
          <table:table-cell office:value-type="float" office:value="1487.72488241">
            <text:p>1487.72488241</text:p>
          </table:table-cell>
          <table:table-cell office:value-type="float" office:value="-0.223620997292">
            <text:p>-0.2236209973</text:p>
          </table:table-cell>
          <table:table-cell office:value-type="float" office:value="957.870496433">
            <text:p>957.870496433</text:p>
          </table:table-cell>
          <table:table-cell office:value-type="float" office:value="0.601693425726">
            <text:p>0.6016934257</text:p>
          </table:table-cell>
          <table:table-cell office:value-type="float" office:value="0.0724551397195">
            <text:p>0.0724551397</text:p>
          </table:table-cell>
          <table:table-cell table:formula="of:=[.P23]*0.00064230498" office:value-type="float" office:value="0.0000465382970684307">
            <text:p>4.65382970684307E-005</text:p>
          </table:table-cell>
          <table:table-cell office:value-type="float" office:value="0.00107025077082">
            <text:p>0.0010702508</text:p>
          </table:table-cell>
          <table:table-cell table:formula="of:=[.R23]*0.000089238936" office:value-type="float" office:value="0.0000000955080400411567">
            <text:p>9.55080400411567E-008</text:p>
          </table:table-cell>
          <table:table-cell office:value-type="float" office:value="934.360457624">
            <text:p>934.360457624</text:p>
          </table:table-cell>
          <table:table-cell office:value-type="float" office:value="43.3238973781">
            <text:p>43.3238973781</text:p>
          </table:table-cell>
          <table:table-cell office:value-type="float" office:value="45.7730764224">
            <text:p>45.7730764224</text:p>
          </table:table-cell>
          <table:table-cell office:value-type="float" office:value="155.381140662">
            <text:p>155.381140662</text:p>
          </table:table-cell>
          <table:table-cell office:value-type="float" office:value="25.8983115111">
            <text:p>25.8983115111</text:p>
          </table:table-cell>
          <table:table-cell office:value-type="float" office:value="34.3742766697">
            <text:p>34.3742766697</text:p>
          </table:table-cell>
          <table:table-cell office:value-type="float" office:value="424.459221738">
            <text:p>424.459221738</text:p>
          </table:table-cell>
          <table:table-cell office:value-type="float" office:value="304.010850125">
            <text:p>304.010850125</text:p>
          </table:table-cell>
          <table:table-cell office:value-type="float" office:value="9.77842272642">
            <text:p>9.7784227264</text:p>
          </table:table-cell>
          <table:table-cell office:value-type="float" office:value="0.018345271401">
            <text:p>0.0183452714</text:p>
          </table:table-cell>
          <table:table-cell table:number-columns-repeated="995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278564886696">
            <text:p>0.0027856489</text:p>
          </table:table-cell>
          <table:table-cell table:formula="of:=[.B24]*0.000000033989316" office:value-type="float" office:value="0.0000000000946822996041454">
            <text:p>9.46823E-011</text:p>
          </table:table-cell>
          <table:table-cell office:value-type="float" office:value="55.3714829311">
            <text:p>55.3714829311</text:p>
          </table:table-cell>
          <table:table-cell table:formula="of:=[.D24]*0.000089238936" office:value-type="float" office:value="0.00494129222151353">
            <text:p>0.0049412922</text:p>
          </table:table-cell>
          <table:table-cell office:value-type="float" office:value="0.0180598377913">
            <text:p>0.0180598378</text:p>
          </table:table-cell>
          <table:table-cell office:value-type="float" office:value="1.72648579573">
            <text:p>1.7264857957</text:p>
          </table:table-cell>
          <table:table-cell office:value-type="float" office:value="1.7265361041">
            <text:p>1.7265361041</text:p>
          </table:table-cell>
          <table:table-cell office:value-type="float" office:value="6.07039246602">
            <text:p>6.070392466</text:p>
          </table:table-cell>
          <table:table-cell office:value-type="float" office:value="74.6964172669">
            <text:p>74.6964172669</text:p>
          </table:table-cell>
          <table:table-cell office:value-type="float" office:value="75.3508795261">
            <text:p>75.3508795261</text:p>
          </table:table-cell>
          <table:table-cell office:value-type="float" office:value="1490.6064083">
            <text:p>1490.6064083</text:p>
          </table:table-cell>
          <table:table-cell office:value-type="float" office:value="-0.222930014657">
            <text:p>-0.2229300147</text:p>
          </table:table-cell>
          <table:table-cell office:value-type="float" office:value="935.478824565">
            <text:p>935.478824565</text:p>
          </table:table-cell>
          <table:table-cell office:value-type="float" office:value="0.603443178033">
            <text:p>0.603443178</text:p>
          </table:table-cell>
          <table:table-cell office:value-type="float" office:value="0.0723024366464">
            <text:p>0.0723024366</text:p>
          </table:table-cell>
          <table:table-cell table:formula="of:=[.P24]*0.00064230498" office:value-type="float" office:value="0.0000464402151241172">
            <text:p>4.64402151241172E-005</text:p>
          </table:table-cell>
          <table:table-cell office:value-type="float" office:value="0.00113360305442">
            <text:p>0.0011336031</text:p>
          </table:table-cell>
          <table:table-cell table:formula="of:=[.R24]*0.000089238936" office:value-type="float" office:value="0.000000101161530422791">
            <text:p>1.01161530422791E-007</text:p>
          </table:table-cell>
          <table:table-cell office:value-type="float" office:value="882.143000672">
            <text:p>882.143000672</text:p>
          </table:table-cell>
          <table:table-cell office:value-type="float" office:value="43.3484265013">
            <text:p>43.3484265013</text:p>
          </table:table-cell>
          <table:table-cell office:value-type="float" office:value="45.8057671197">
            <text:p>45.8057671197</text:p>
          </table:table-cell>
          <table:table-cell office:value-type="float" office:value="154.986713465">
            <text:p>154.986713465</text:p>
          </table:table-cell>
          <table:table-cell office:value-type="float" office:value="25.914952414">
            <text:p>25.914952414</text:p>
          </table:table-cell>
          <table:table-cell office:value-type="float" office:value="34.3955894866">
            <text:p>34.3955894866</text:p>
          </table:table-cell>
          <table:table-cell office:value-type="float" office:value="425.148703677">
            <text:p>425.148703677</text:p>
          </table:table-cell>
          <table:table-cell office:value-type="float" office:value="295.487154398">
            <text:p>295.487154398</text:p>
          </table:table-cell>
          <table:table-cell office:value-type="float" office:value="9.8063282503">
            <text:p>9.8063282503</text:p>
          </table:table-cell>
          <table:table-cell office:value-type="float" office:value="0.0184097978965">
            <text:p>0.0184097979</text:p>
          </table:table-cell>
          <table:table-cell table:number-columns-repeated="995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29589995465">
            <text:p>0.0029589995</text:p>
          </table:table-cell>
          <table:table-cell table:formula="of:=[.B25]*0.000000033989316" office:value-type="float" office:value="0.000000000100574370629845">
            <text:p>1.00574E-010</text:p>
          </table:table-cell>
          <table:table-cell office:value-type="float" office:value="55.3581425061">
            <text:p>55.3581425061</text:p>
          </table:table-cell>
          <table:table-cell table:formula="of:=[.D25]*0.000089238936" office:value-type="float" office:value="0.00494010173618074">
            <text:p>0.0049401017</text:p>
          </table:table-cell>
          <table:table-cell office:value-type="float" office:value="0.0180641899227">
            <text:p>0.0180641899</text:p>
          </table:table-cell>
          <table:table-cell office:value-type="float" office:value="1.80183184176">
            <text:p>1.8018318418</text:p>
          </table:table-cell>
          <table:table-cell office:value-type="float" office:value="1.80188529369">
            <text:p>1.8018852937</text:p>
          </table:table-cell>
          <table:table-cell office:value-type="float" office:value="6.32451095671">
            <text:p>6.3245109567</text:p>
          </table:table-cell>
          <table:table-cell office:value-type="float" office:value="74.6266490495">
            <text:p>74.6266490495</text:p>
          </table:table-cell>
          <table:table-cell office:value-type="float" office:value="75.3418485929">
            <text:p>75.3418485929</text:p>
          </table:table-cell>
          <table:table-cell office:value-type="float" office:value="1493.40924783">
            <text:p>1493.40924783</text:p>
          </table:table-cell>
          <table:table-cell office:value-type="float" office:value="-0.222246583087">
            <text:p>-0.2222465831</text:p>
          </table:table-cell>
          <table:table-cell office:value-type="float" office:value="913.920883685">
            <text:p>913.920883685</text:p>
          </table:table-cell>
          <table:table-cell office:value-type="float" office:value="0.605177044987">
            <text:p>0.605177045</text:p>
          </table:table-cell>
          <table:table-cell office:value-type="float" office:value="0.0721491661597">
            <text:p>0.0721491662</text:p>
          </table:table-cell>
          <table:table-cell table:formula="of:=[.P25]*0.00064230498" office:value-type="float" office:value="0.0000463417687272228">
            <text:p>4.63417687272228E-005</text:p>
          </table:table-cell>
          <table:table-cell office:value-type="float" office:value="0.00120016363149">
            <text:p>0.0012001636</text:p>
          </table:table-cell>
          <table:table-cell table:formula="of:=[.R25]*0.000089238936" office:value-type="float" office:value="0.000000107101325500064">
            <text:p>1.07101325500064E-007</text:p>
          </table:table-cell>
          <table:table-cell office:value-type="float" office:value="833.219715846">
            <text:p>833.219715846</text:p>
          </table:table-cell>
          <table:table-cell office:value-type="float" office:value="43.3729391576">
            <text:p>43.3729391576</text:p>
          </table:table-cell>
          <table:table-cell office:value-type="float" office:value="45.8384359129">
            <text:p>45.8384359129</text:p>
          </table:table-cell>
          <table:table-cell office:value-type="float" office:value="154.595725163">
            <text:p>154.595725163</text:p>
          </table:table-cell>
          <table:table-cell office:value-type="float" office:value="25.9316690651">
            <text:p>25.9316690651</text:p>
          </table:table-cell>
          <table:table-cell office:value-type="float" office:value="34.417076486">
            <text:p>34.417076486</text:p>
          </table:table-cell>
          <table:table-cell office:value-type="float" office:value="425.836564218">
            <text:p>425.836564218</text:p>
          </table:table-cell>
          <table:table-cell office:value-type="float" office:value="287.270407296">
            <text:p>287.270407296</text:p>
          </table:table-cell>
          <table:table-cell office:value-type="float" office:value="9.83439480341">
            <text:p>9.8343948034</text:p>
          </table:table-cell>
          <table:table-cell office:value-type="float" office:value="0.0184748519625">
            <text:p>0.018474852</text:p>
          </table:table-cell>
          <table:table-cell table:number-columns-repeated="995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314169362656">
            <text:p>0.0031416936</text:p>
          </table:table-cell>
          <table:table-cell table:formula="of:=[.B26]*0.000000033989316" office:value-type="float" office:value="0.000000000106784017448334">
            <text:p>1.06784E-010</text:p>
          </table:table-cell>
          <table:table-cell office:value-type="float" office:value="55.344260941">
            <text:p>55.344260941</text:p>
          </table:table-cell>
          <table:table-cell table:formula="of:=[.D26]*0.000089238936" office:value-type="float" office:value="0.0049388629600812">
            <text:p>0.004938863</text:p>
          </table:table-cell>
          <table:table-cell office:value-type="float" office:value="0.0180687208212">
            <text:p>0.0180687208</text:p>
          </table:table-cell>
          <table:table-cell office:value-type="float" office:value="1.87716931378">
            <text:p>1.8771693138</text:p>
          </table:table-cell>
          <table:table-cell office:value-type="float" office:value="1.87722608017">
            <text:p>1.8772260802</text:p>
          </table:table-cell>
          <table:table-cell office:value-type="float" office:value="6.5777464493">
            <text:p>6.5777464493</text:p>
          </table:table-cell>
          <table:table-cell office:value-type="float" office:value="74.5559777137">
            <text:p>74.5559777137</text:p>
          </table:table-cell>
          <table:table-cell office:value-type="float" office:value="75.3337699394">
            <text:p>75.3337699394</text:p>
          </table:table-cell>
          <table:table-cell office:value-type="float" office:value="1496.13464368">
            <text:p>1496.13464368</text:p>
          </table:table-cell>
          <table:table-cell office:value-type="float" office:value="-0.221570400743">
            <text:p>-0.2215704007</text:p>
          </table:table-cell>
          <table:table-cell office:value-type="float" office:value="893.154708064">
            <text:p>893.154708064</text:p>
          </table:table-cell>
          <table:table-cell office:value-type="float" office:value="0.606894434234">
            <text:p>0.6068944342</text:p>
          </table:table-cell>
          <table:table-cell office:value-type="float" office:value="0.0719953294882">
            <text:p>0.0719953295</text:p>
          </table:table-cell>
          <table:table-cell table:formula="of:=[.P26]*0.00064230498" office:value-type="float" office:value="0.0000462429586670117">
            <text:p>0.000046243</text:p>
          </table:table-cell>
          <table:table-cell office:value-type="float" office:value="0.00127006529645">
            <text:p>0.0012700653</text:p>
          </table:table-cell>
          <table:table-cell table:formula="of:=[.R26]*0.000089238936" office:value-type="float" office:value="0.000000113339275705723">
            <text:p>1.13339275705723E-007</text:p>
          </table:table-cell>
          <table:table-cell office:value-type="float" office:value="787.361093004">
            <text:p>787.361093004</text:p>
          </table:table-cell>
          <table:table-cell office:value-type="float" office:value="43.3974349187">
            <text:p>43.3974349187</text:p>
          </table:table-cell>
          <table:table-cell office:value-type="float" office:value="45.87108222">
            <text:p>45.87108222</text:p>
          </table:table-cell>
          <table:table-cell office:value-type="float" office:value="154.20813618">
            <text:p>154.20813618</text:p>
          </table:table-cell>
          <table:table-cell office:value-type="float" office:value="25.9484652001">
            <text:p>25.9484652001</text:p>
          </table:table-cell>
          <table:table-cell office:value-type="float" office:value="34.4387439765">
            <text:p>34.4387439765</text:p>
          </table:table-cell>
          <table:table-cell office:value-type="float" office:value="426.522796195">
            <text:p>426.522796195</text:p>
          </table:table-cell>
          <table:table-cell office:value-type="float" office:value="279.349456813">
            <text:p>279.349456813</text:p>
          </table:table-cell>
          <table:table-cell office:value-type="float" office:value="9.86261927757">
            <text:p>9.8626192776</text:p>
          </table:table-cell>
          <table:table-cell office:value-type="float" office:value="0.018540433071">
            <text:p>0.0185404331</text:p>
          </table:table-cell>
          <table:table-cell table:number-columns-repeated="995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333415108385">
            <text:p>0.0033341511</text:p>
          </table:table-cell>
          <table:table-cell table:formula="of:=[.B27]*0.000000033989316" office:value-type="float" office:value="0.00000000011332551478072">
            <text:p>1.13326E-010</text:p>
          </table:table-cell>
          <table:table-cell office:value-type="float" office:value="55.3298486215">
            <text:p>55.3298486215</text:p>
          </table:table-cell>
          <table:table-cell table:formula="of:=[.D27]*0.000089238936" office:value-type="float" office:value="0.00493757682002373">
            <text:p>0.0049375768</text:p>
          </table:table-cell>
          <table:table-cell office:value-type="float" office:value="0.0180734273618">
            <text:p>0.0180734274</text:p>
          </table:table-cell>
          <table:table-cell office:value-type="float" office:value="1.95249913492">
            <text:p>1.9524991349</text:p>
          </table:table-cell>
          <table:table-cell office:value-type="float" office:value="1.95255939445">
            <text:p>1.9525593945</text:p>
          </table:table-cell>
          <table:table-cell office:value-type="float" office:value="6.83010795295">
            <text:p>6.830107953</text:p>
          </table:table-cell>
          <table:table-cell office:value-type="float" office:value="74.4844240652">
            <text:p>74.4844240652</text:p>
          </table:table-cell>
          <table:table-cell office:value-type="float" office:value="75.3265891611">
            <text:p>75.3265891611</text:p>
          </table:table-cell>
          <table:table-cell office:value-type="float" office:value="1498.78381125">
            <text:p>1498.78381125</text:p>
          </table:table-cell>
          <table:table-cell office:value-type="float" office:value="-0.220901178088">
            <text:p>-0.2209011781</text:p>
          </table:table-cell>
          <table:table-cell office:value-type="float" office:value="873.140981447">
            <text:p>873.140981447</text:p>
          </table:table-cell>
          <table:table-cell office:value-type="float" office:value="0.608594786346">
            <text:p>0.6085947863</text:p>
          </table:table-cell>
          <table:table-cell office:value-type="float" office:value="0.0718409278649">
            <text:p>0.0718409279</text:p>
          </table:table-cell>
          <table:table-cell table:formula="of:=[.P27]*0.00064230498" office:value-type="float" office:value="0.000046143785735446">
            <text:p>4.6143785735446E-005</text:p>
          </table:table-cell>
          <table:table-cell office:value-type="float" office:value="0.0013434449526">
            <text:p>0.001343445</text:p>
          </table:table-cell>
          <table:table-cell table:formula="of:=[.R27]*0.000089238936" office:value-type="float" office:value="0.000000119887598144594">
            <text:p>1.19887598144594E-007</text:p>
          </table:table-cell>
          <table:table-cell office:value-type="float" office:value="744.355024047">
            <text:p>744.355024047</text:p>
          </table:table-cell>
          <table:table-cell office:value-type="float" office:value="43.4219133477">
            <text:p>43.4219133477</text:p>
          </table:table-cell>
          <table:table-cell office:value-type="float" office:value="45.9037054469">
            <text:p>45.9037054469</text:p>
          </table:table-cell>
          <table:table-cell office:value-type="float" office:value="153.82390746">
            <text:p>153.82390746</text:p>
          </table:table-cell>
          <table:table-cell office:value-type="float" office:value="25.9653450123">
            <text:p>25.9653450123</text:p>
          </table:table-cell>
          <table:table-cell office:value-type="float" office:value="34.460598816">
            <text:p>34.460598816</text:p>
          </table:table-cell>
          <table:table-cell office:value-type="float" office:value="427.207391581">
            <text:p>427.207391581</text:p>
          </table:table-cell>
          <table:table-cell office:value-type="float" office:value="271.713473225">
            <text:p>271.713473225</text:p>
          </table:table-cell>
          <table:table-cell office:value-type="float" office:value="9.89099862937">
            <text:p>9.8909986294</text:p>
          </table:table-cell>
          <table:table-cell office:value-type="float" office:value="0.0186065408652">
            <text:p>0.0186065409</text:p>
          </table:table-cell>
          <table:table-cell table:number-columns-repeated="99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3536806756">
            <text:p>0.0035368068</text:p>
          </table:table-cell>
          <table:table-cell table:formula="of:=[.B28]*0.000000033989316" office:value-type="float" office:value="0.000000000120213642460619">
            <text:p>1.20214E-010</text:p>
          </table:table-cell>
          <table:table-cell office:value-type="float" office:value="55.31491552">
            <text:p>55.31491552</text:p>
          </table:table-cell>
          <table:table-cell table:formula="of:=[.D28]*0.000089238936" office:value-type="float" office:value="0.00493624420593469">
            <text:p>0.0049362442</text:p>
          </table:table-cell>
          <table:table-cell office:value-type="float" office:value="0.01807830656">
            <text:p>0.0180783066</text:p>
          </table:table-cell>
          <table:table-cell office:value-type="float" office:value="2.027822176">
            <text:p>2.027822176</text:p>
          </table:table-cell>
          <table:table-cell office:value-type="float" office:value="2.027886115">
            <text:p>2.027886115</text:p>
          </table:table-cell>
          <table:table-cell office:value-type="float" office:value="7.081604211">
            <text:p>7.081604211</text:p>
          </table:table-cell>
          <table:table-cell office:value-type="float" office:value="74.4120083">
            <text:p>74.4120083</text:p>
          </table:table-cell>
          <table:table-cell office:value-type="float" office:value="75.32025546">
            <text:p>75.32025546</text:p>
          </table:table-cell>
          <table:table-cell office:value-type="float" office:value="1501.35794">
            <text:p>1501.35794</text:p>
          </table:table-cell>
          <table:table-cell office:value-type="float" office:value="-0.2202386371">
            <text:p>-0.2202386371</text:p>
          </table:table-cell>
          <table:table-cell office:value-type="float" office:value="853.8428383">
            <text:p>853.8428383</text:p>
          </table:table-cell>
          <table:table-cell office:value-type="float" office:value="0.6102775747">
            <text:p>0.6102775747</text:p>
          </table:table-cell>
          <table:table-cell office:value-type="float" office:value="0.07168596253">
            <text:p>0.0716859625</text:p>
          </table:table-cell>
          <table:table-cell table:formula="of:=[.P28]*0.00064230498" office:value-type="float" office:value="0.0000460442507291124">
            <text:p>4.60442507291124E-005</text:p>
          </table:table-cell>
          <table:table-cell office:value-type="float" office:value="0.001420443686">
            <text:p>0.0014204437</text:p>
          </table:table-cell>
          <table:table-cell table:formula="of:=[.R28]*0.000089238936" office:value-type="float" office:value="0.000000126758883186558">
            <text:p>1.26758883186558E-007</text:p>
          </table:table-cell>
          <table:table-cell office:value-type="float" office:value="704.0053821">
            <text:p>704.0053821</text:p>
          </table:table-cell>
          <table:table-cell office:value-type="float" office:value="43.446374">
            <text:p>43.446374</text:p>
          </table:table-cell>
          <table:table-cell office:value-type="float" office:value="45.93630499">
            <text:p>45.93630499</text:p>
          </table:table-cell>
          <table:table-cell office:value-type="float" office:value="153.4430005">
            <text:p>153.4430005</text:p>
          </table:table-cell>
          <table:table-cell office:value-type="float" office:value="25.98231314">
            <text:p>25.98231314</text:p>
          </table:table-cell>
          <table:table-cell office:value-type="float" office:value="34.48264839">
            <text:p>34.48264839</text:p>
          </table:table-cell>
          <table:table-cell office:value-type="float" office:value="427.8903415">
            <text:p>427.8903415</text:p>
          </table:table-cell>
          <table:table-cell office:value-type="float" office:value="264.3519475">
            <text:p>264.3519475</text:p>
          </table:table-cell>
          <table:table-cell office:value-type="float" office:value="9.919529878">
            <text:p>9.919529878</text:p>
          </table:table-cell>
          <table:table-cell office:value-type="float" office:value="0.01867317515">
            <text:p>0.0186731752</text:p>
          </table:table-cell>
          <table:table-cell table:number-columns-repeated="995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06231118242">
            <text:p>0.0062311182</text:p>
          </table:table-cell>
          <table:table-cell table:formula="of:=[.B29]*0.000000033989316" office:value-type="float" office:value="0.000000000211791446960702">
            <text:p>2.11791E-010</text:p>
          </table:table-cell>
          <table:table-cell office:value-type="float" office:value="55.13888157">
            <text:p>55.13888157</text:p>
          </table:table-cell>
          <table:table-cell table:formula="of:=[.D29]*0.000089238936" office:value-type="float" office:value="0.00492053512353681">
            <text:p>0.0049205351</text:p>
          </table:table-cell>
          <table:table-cell office:value-type="float" office:value="0.01813602256">
            <text:p>0.0181360226</text:p>
          </table:table-cell>
          <table:table-cell office:value-type="float" office:value="2.780839854">
            <text:p>2.780839854</text:p>
          </table:table-cell>
          <table:table-cell office:value-type="float" office:value="2.780952862">
            <text:p>2.780952862</text:p>
          </table:table-cell>
          <table:table-cell office:value-type="float" office:value="9.550739052">
            <text:p>9.550739052</text:p>
          </table:table-cell>
          <table:table-cell office:value-type="float" office:value="73.64456834">
            <text:p>73.64456834</text:p>
          </table:table-cell>
          <table:table-cell office:value-type="float" office:value="75.29449431">
            <text:p>75.29449431</text:p>
          </table:table-cell>
          <table:table-cell office:value-type="float" office:value="1523.216551">
            <text:p>1523.216551</text:p>
          </table:table-cell>
          <table:table-cell office:value-type="float" office:value="-0.2139263839">
            <text:p>-0.2139263839</text:p>
          </table:table-cell>
          <table:table-cell office:value-type="float" office:value="693.5385122">
            <text:p>693.5385122</text:p>
          </table:table-cell>
          <table:table-cell office:value-type="float" office:value="0.6260464035">
            <text:p>0.6260464035</text:p>
          </table:table-cell>
          <table:table-cell office:value-type="float" office:value="0.07010558028">
            <text:p>0.0701055803</text:p>
          </table:table-cell>
          <table:table-cell table:formula="of:=[.P29]*0.00064230498" office:value-type="float" office:value="0.0000450291633396338">
            <text:p>4.50291633396338E-005</text:p>
          </table:table-cell>
          <table:table-cell office:value-type="float" office:value="0.002423656612">
            <text:p>0.0024236566</text:p>
          </table:table-cell>
          <table:table-cell table:formula="of:=[.R29]*0.000089238936" office:value-type="float" office:value="0.000000216284537284245">
            <text:p>2.16284537284245E-007</text:p>
          </table:table-cell>
          <table:table-cell office:value-type="float" office:value="412.5997037">
            <text:p>412.5997037</text:p>
          </table:table-cell>
          <table:table-cell office:value-type="float" office:value="43.68989832">
            <text:p>43.68989832</text:p>
          </table:table-cell>
          <table:table-cell office:value-type="float" office:value="46.26085588">
            <text:p>46.26085588</text:p>
          </table:table-cell>
          <table:table-cell office:value-type="float" office:value="149.8084907">
            <text:p>149.8084907</text:p>
          </table:table-cell>
          <table:table-cell office:value-type="float" office:value="26.15815021">
            <text:p>26.15815021</text:p>
          </table:table-cell>
          <table:table-cell office:value-type="float" office:value="34.71582075">
            <text:p>34.71582075</text:p>
          </table:table-cell>
          <table:table-cell office:value-type="float" office:value="434.626845">
            <text:p>434.626845</text:p>
          </table:table-cell>
          <table:table-cell office:value-type="float" office:value="203.7430367">
            <text:p>203.7430367</text:p>
          </table:table-cell>
          <table:table-cell office:value-type="float" office:value="10.21258157">
            <text:p>10.21258157</text:p>
          </table:table-cell>
          <table:table-cell office:value-type="float" office:value="0.01936854259">
            <text:p>0.0193685426</text:p>
          </table:table-cell>
          <table:table-cell table:number-columns-repeated="995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1054597623">
            <text:p>0.0105459762</text:p>
          </table:table-cell>
          <table:table-cell table:formula="of:=[.B30]*0.000000033989316" office:value-type="float" office:value="0.000000000358450518609959">
            <text:p>3.58451E-010</text:p>
          </table:table-cell>
          <table:table-cell office:value-type="float" office:value="54.9193705">
            <text:p>54.9193705</text:p>
          </table:table-cell>
          <table:table-cell table:formula="of:=[.D30]*0.000089238936" office:value-type="float" office:value="0.00490094618920979">
            <text:p>0.0049009462</text:p>
          </table:table-cell>
          <table:table-cell office:value-type="float" office:value="0.01820851169">
            <text:p>0.0182085117</text:p>
          </table:table-cell>
          <table:table-cell office:value-type="float" office:value="3.533856355">
            <text:p>3.533856355</text:p>
          </table:table-cell>
          <table:table-cell office:value-type="float" office:value="3.534048382">
            <text:p>3.534048382</text:p>
          </table:table-cell>
          <table:table-cell office:value-type="float" office:value="11.94146846">
            <text:p>11.94146846</text:p>
          </table:table-cell>
          <table:table-cell office:value-type="float" office:value="72.8106531">
            <text:p>72.8106531</text:p>
          </table:table-cell>
          <table:table-cell office:value-type="float" office:value="75.31729728">
            <text:p>75.31729728</text:p>
          </table:table-cell>
          <table:table-cell office:value-type="float" office:value="1538.712654">
            <text:p>1538.712654</text:p>
          </table:table-cell>
          <table:table-cell office:value-type="float" office:value="-0.2080384955">
            <text:p>-0.2080384955</text:p>
          </table:table-cell>
          <table:table-cell office:value-type="float" office:value="577.0241034">
            <text:p>577.0241034</text:p>
          </table:table-cell>
          <table:table-cell office:value-type="float" office:value="0.6397053258">
            <text:p>0.6397053258</text:p>
          </table:table-cell>
          <table:table-cell office:value-type="float" office:value="0.06847022151">
            <text:p>0.0684702215</text:p>
          </table:table-cell>
          <table:table-cell table:formula="of:=[.P30]*0.00064230498" office:value-type="float" office:value="0.0000439787642575761">
            <text:p>4.39787642575761E-005</text:p>
          </table:table-cell>
          <table:table-cell office:value-type="float" office:value="0.003977820782">
            <text:p>0.0039778208</text:p>
          </table:table-cell>
          <table:table-cell table:formula="of:=[.R30]*0.000089238936" office:value-type="float" office:value="0.000000354976494184368">
            <text:p>0.000000355</text:p>
          </table:table-cell>
          <table:table-cell office:value-type="float" office:value="251.3939302">
            <text:p>251.3939302</text:p>
          </table:table-cell>
          <table:table-cell office:value-type="float" office:value="43.93109009">
            <text:p>43.93109009</text:p>
          </table:table-cell>
          <table:table-cell office:value-type="float" office:value="46.5822845">
            <text:p>46.5822845</text:p>
          </table:table-cell>
          <table:table-cell office:value-type="float" office:value="146.4672063">
            <text:p>146.4672063</text:p>
          </table:table-cell>
          <table:table-cell office:value-type="float" office:value="26.35046228">
            <text:p>26.35046228</text:p>
          </table:table-cell>
          <table:table-cell office:value-type="float" office:value="34.97974737">
            <text:p>34.97974737</text:p>
          </table:table-cell>
          <table:table-cell office:value-type="float" office:value="441.1838821">
            <text:p>441.1838821</text:p>
          </table:table-cell>
          <table:table-cell office:value-type="float" office:value="161.2520918">
            <text:p>161.2520918</text:p>
          </table:table-cell>
          <table:table-cell office:value-type="float" office:value="10.51793626">
            <text:p>10.51793626</text:p>
          </table:table-cell>
          <table:table-cell office:value-type="float" office:value="0.02011740507">
            <text:p>0.0201174051</text:p>
          </table:table-cell>
          <table:table-cell table:number-columns-repeated="995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1721315168">
            <text:p>0.0172131517</text:p>
          </table:table-cell>
          <table:table-cell table:formula="of:=[.B31]*0.000000033989316" office:value-type="float" office:value="0.000000000585063251807451">
            <text:p>5.85063E-010</text:p>
          </table:table-cell>
          <table:table-cell office:value-type="float" office:value="54.66196935">
            <text:p>54.66196935</text:p>
          </table:table-cell>
          <table:table-cell table:formula="of:=[.D31]*0.000089238936" office:value-type="float" office:value="0.00487797598445861">
            <text:p>0.004877976</text:p>
          </table:table-cell>
          <table:table-cell office:value-type="float" office:value="0.01829425489">
            <text:p>0.0182942549</text:p>
          </table:table-cell>
          <table:table-cell office:value-type="float" office:value="4.287263953">
            <text:p>4.287263953</text:p>
          </table:table-cell>
          <table:table-cell office:value-type="float" office:value="4.287578855">
            <text:p>4.287578855</text:p>
          </table:table-cell>
          <table:table-cell office:value-type="float" office:value="14.25982791">
            <text:p>14.25982791</text:p>
          </table:table-cell>
          <table:table-cell office:value-type="float" office:value="71.92676129">
            <text:p>71.92676129</text:p>
          </table:table-cell>
          <table:table-cell office:value-type="float" office:value="75.37300461">
            <text:p>75.37300461</text:p>
          </table:table-cell>
          <table:table-cell office:value-type="float" office:value="1548.701085">
            <text:p>1548.701085</text:p>
          </table:table-cell>
          <table:table-cell office:value-type="float" office:value="-0.2024071347">
            <text:p>-0.2024071347</text:p>
          </table:table-cell>
          <table:table-cell office:value-type="float" office:value="489.4866535">
            <text:p>489.4866535</text:p>
          </table:table-cell>
          <table:table-cell office:value-type="float" office:value="0.6511757414">
            <text:p>0.6511757414</text:p>
          </table:table-cell>
          <table:table-cell office:value-type="float" office:value="0.06678120108">
            <text:p>0.0667812011</text:p>
          </table:table-cell>
          <table:table-cell table:formula="of:=[.P31]*0.00064230498" office:value-type="float" office:value="0.0000428938980240654">
            <text:p>4.28938980240654E-005</text:p>
          </table:table-cell>
          <table:table-cell office:value-type="float" office:value="0.006304189765">
            <text:p>0.0063041898</text:p>
          </table:table-cell>
          <table:table-cell table:formula="of:=[.R31]*0.000089238936" office:value-type="float" office:value="0.00000056257918697069">
            <text:p>5.6257918697069E-007</text:p>
          </table:table-cell>
          <table:table-cell office:value-type="float" office:value="158.6246667">
            <text:p>158.6246667</text:p>
          </table:table-cell>
          <table:table-cell office:value-type="float" office:value="44.16936544">
            <text:p>44.16936544</text:p>
          </table:table-cell>
          <table:table-cell office:value-type="float" office:value="46.89979589">
            <text:p>46.89979589</text:p>
          </table:table-cell>
          <table:table-cell office:value-type="float" office:value="143.3877583">
            <text:p>143.3877583</text:p>
          </table:table-cell>
          <table:table-cell office:value-type="float" office:value="26.56817315">
            <text:p>26.56817315</text:p>
          </table:table-cell>
          <table:table-cell office:value-type="float" office:value="35.2873478">
            <text:p>35.2873478</text:p>
          </table:table-cell>
          <table:table-cell office:value-type="float" office:value="447.5431337">
            <text:p>447.5431337</text:p>
          </table:table-cell>
          <table:table-cell office:value-type="float" office:value="130.9227683">
            <text:p>130.9227683</text:p>
          </table:table-cell>
          <table:table-cell office:value-type="float" office:value="10.83338106">
            <text:p>10.83338106</text:p>
          </table:table-cell>
          <table:table-cell office:value-type="float" office:value="0.02092161912">
            <text:p>0.0209216191</text:p>
          </table:table-cell>
          <table:table-cell table:number-columns-repeated="995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2718781424">
            <text:p>0.0271878142</text:p>
          </table:table-cell>
          <table:table-cell table:formula="of:=[.B32]*0.000000033989316" office:value-type="float" office:value="0.00000000092409520955266">
            <text:p>9.24095E-010</text:p>
          </table:table-cell>
          <table:table-cell office:value-type="float" office:value="54.37073978">
            <text:p>54.37073978</text:p>
          </table:table-cell>
          <table:table-cell table:formula="of:=[.D32]*0.000089238936" office:value-type="float" office:value="0.00485198696750007">
            <text:p>0.004851987</text:p>
          </table:table-cell>
          <table:table-cell office:value-type="float" office:value="0.01839224561">
            <text:p>0.0183922456</text:p>
          </table:table-cell>
          <table:table-cell office:value-type="float" office:value="5.041352342">
            <text:p>5.041352342</text:p>
          </table:table-cell>
          <table:table-cell office:value-type="float" office:value="5.041852387">
            <text:p>5.041852387</text:p>
          </table:table-cell>
          <table:table-cell office:value-type="float" office:value="16.51100559">
            <text:p>16.51100559</text:p>
          </table:table-cell>
          <table:table-cell office:value-type="float" office:value="71.00843602">
            <text:p>71.00843602</text:p>
          </table:table-cell>
          <table:table-cell office:value-type="float" office:value="75.45615261">
            <text:p>75.45615261</text:p>
          </table:table-cell>
          <table:table-cell office:value-type="float" office:value="1553.881935">
            <text:p>1553.881935</text:p>
          </table:table-cell>
          <table:table-cell office:value-type="float" office:value="-0.196898271">
            <text:p>-0.196898271</text:p>
          </table:table-cell>
          <table:table-cell office:value-type="float" office:value="421.9688463">
            <text:p>421.9688463</text:p>
          </table:table-cell>
          <table:table-cell office:value-type="float" office:value="0.660547368">
            <text:p>0.660547368</text:p>
          </table:table-cell>
          <table:table-cell office:value-type="float" office:value="0.06503988529">
            <text:p>0.0650398853</text:p>
          </table:table-cell>
          <table:table-cell table:formula="of:=[.P32]*0.00064230498" office:value-type="float" office:value="0.0000417754422203957">
            <text:p>4.17754422203957E-005</text:p>
          </table:table-cell>
          <table:table-cell office:value-type="float" office:value="0.009680808837">
            <text:p>0.0096808088</text:p>
          </table:table-cell>
          <table:table-cell table:formula="of:=[.R32]*0.000089238936" office:value-type="float" office:value="0.000000863905080233278">
            <text:p>8.63905080233278E-007</text:p>
          </table:table-cell>
          <table:table-cell office:value-type="float" office:value="103.2971539">
            <text:p>103.2971539</text:p>
          </table:table-cell>
          <table:table-cell office:value-type="float" office:value="44.40406443">
            <text:p>44.40406443</text:p>
          </table:table-cell>
          <table:table-cell office:value-type="float" office:value="47.21248826">
            <text:p>47.21248826</text:p>
          </table:table-cell>
          <table:table-cell office:value-type="float" office:value="140.5422876">
            <text:p>140.5422876</text:p>
          </table:table-cell>
          <table:table-cell office:value-type="float" office:value="26.82081124">
            <text:p>26.82081124</text:p>
          </table:table-cell>
          <table:table-cell office:value-type="float" office:value="35.65278319">
            <text:p>35.65278319</text:p>
          </table:table-cell>
          <table:table-cell office:value-type="float" office:value="453.6837633">
            <text:p>453.6837633</text:p>
          </table:table-cell>
          <table:table-cell office:value-type="float" office:value="108.7692536">
            <text:p>108.7692536</text:p>
          </table:table-cell>
          <table:table-cell office:value-type="float" office:value="11.15702445">
            <text:p>11.15702445</text:p>
          </table:table-cell>
          <table:table-cell office:value-type="float" office:value="0.0217838058">
            <text:p>0.0217838058</text:p>
          </table:table-cell>
          <table:table-cell table:number-columns-repeated="995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4168172973">
            <text:p>0.0416817297</text:p>
          </table:table-cell>
          <table:table-cell table:formula="of:=[.B33]*0.000000033989316" office:value-type="float" office:value="0.00000000141673348321956">
            <text:p>1.41673E-009</text:p>
          </table:table-cell>
          <table:table-cell office:value-type="float" office:value="54.04870132">
            <text:p>54.04870132</text:p>
          </table:table-cell>
          <table:table-cell table:formula="of:=[.D33]*0.000089238936" office:value-type="float" office:value="0.0048232485979786">
            <text:p>0.0048232486</text:p>
          </table:table-cell>
          <table:table-cell office:value-type="float" office:value="0.01850183215">
            <text:p>0.0185018322</text:p>
          </table:table-cell>
          <table:table-cell office:value-type="float" office:value="5.79638445">
            <text:p>5.79638445</text:p>
          </table:table-cell>
          <table:table-cell office:value-type="float" office:value="5.797155638">
            <text:p>5.797155638</text:p>
          </table:table-cell>
          <table:table-cell office:value-type="float" office:value="18.69966098">
            <text:p>18.69966098</text:p>
          </table:table-cell>
          <table:table-cell office:value-type="float" office:value="70.06988972">
            <text:p>70.06988972</text:p>
          </table:table-cell>
          <table:table-cell office:value-type="float" office:value="75.5668002">
            <text:p>75.5668002</text:p>
          </table:table-cell>
          <table:table-cell office:value-type="float" office:value="1554.826228">
            <text:p>1554.826228</text:p>
          </table:table-cell>
          <table:table-cell office:value-type="float" office:value="-0.1913997442">
            <text:p>-0.1913997442</text:p>
          </table:table-cell>
          <table:table-cell office:value-type="float" office:value="368.7686589">
            <text:p>368.7686589</text:p>
          </table:table-cell>
          <table:table-cell office:value-type="float" office:value="0.6680020227">
            <text:p>0.6680020227</text:p>
          </table:table-cell>
          <table:table-cell office:value-type="float" office:value="0.06324769601">
            <text:p>0.063247696</text:p>
          </table:table-cell>
          <table:table-cell table:formula="of:=[.P33]*0.00064230498" office:value-type="float" office:value="0.0000406243101207491">
            <text:p>4.06243101207491E-005</text:p>
          </table:table-cell>
          <table:table-cell office:value-type="float" office:value="0.01444822614">
            <text:p>0.0144482261</text:p>
          </table:table-cell>
          <table:table-cell table:formula="of:=[.R33]*0.000089238936" office:value-type="float" office:value="0.00000128934432782099">
            <text:p>1.28934432782099E-006</text:p>
          </table:table-cell>
          <table:table-cell office:value-type="float" office:value="69.21264868">
            <text:p>69.21264868</text:p>
          </table:table-cell>
          <table:table-cell office:value-type="float" office:value="44.63445355">
            <text:p>44.63445355</text:p>
          </table:table-cell>
          <table:table-cell office:value-type="float" office:value="47.51935647">
            <text:p>47.51935647</text:p>
          </table:table-cell>
          <table:table-cell office:value-type="float" office:value="137.9059491">
            <text:p>137.9059491</text:p>
          </table:table-cell>
          <table:table-cell office:value-type="float" office:value="27.11784019">
            <text:p>27.11784019</text:p>
          </table:table-cell>
          <table:table-cell office:value-type="float" office:value="36.09084099">
            <text:p>36.09084099</text:p>
          </table:table-cell>
          <table:table-cell office:value-type="float" office:value="459.5839151">
            <text:p>459.5839151</text:p>
          </table:table-cell>
          <table:table-cell office:value-type="float" office:value="92.17787647">
            <text:p>92.17787647</text:p>
          </table:table-cell>
          <table:table-cell office:value-type="float" office:value="11.48722632">
            <text:p>11.48722632</text:p>
          </table:table-cell>
          <table:table-cell office:value-type="float" office:value="0.0227070318">
            <text:p>0.0227070318</text:p>
          </table:table-cell>
          <table:table-cell table:number-columns-repeated="995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6219356548">
            <text:p>0.0621935655</text:p>
          </table:table-cell>
          <table:table-cell table:formula="of:=[.B34]*0.000000033989316" office:value-type="float" office:value="0.00000000211391675026641">
            <text:p>2.11392E-009</text:p>
          </table:table-cell>
          <table:table-cell office:value-type="float" office:value="53.69812493">
            <text:p>53.69812493</text:p>
          </table:table-cell>
          <table:table-cell table:formula="of:=[.D34]*0.000089238936" office:value-type="float" office:value="0.00479196353394827">
            <text:p>0.0047919635</text:p>
          </table:table-cell>
          <table:table-cell office:value-type="float" office:value="0.01862262419">
            <text:p>0.0186226242</text:p>
          </table:table-cell>
          <table:table-cell office:value-type="float" office:value="6.552635962">
            <text:p>6.552635962</text:p>
          </table:table-cell>
          <table:table-cell office:value-type="float" office:value="6.55379417">
            <text:p>6.55379417</text:p>
          </table:table-cell>
          <table:table-cell office:value-type="float" office:value="20.83009629">
            <text:p>20.83009629</text:p>
          </table:table-cell>
          <table:table-cell office:value-type="float" office:value="69.12354437">
            <text:p>69.12354437</text:p>
          </table:table-cell>
          <table:table-cell office:value-type="float" office:value="75.70780885">
            <text:p>75.70780885</text:p>
          </table:table-cell>
          <table:table-cell office:value-type="float" office:value="1551.99764">
            <text:p>1551.99764</text:p>
          </table:table-cell>
          <table:table-cell office:value-type="float" office:value="-0.185814248">
            <text:p>-0.185814248</text:p>
          </table:table-cell>
          <table:table-cell office:value-type="float" office:value="326.0991793">
            <text:p>326.0991793</text:p>
          </table:table-cell>
          <table:table-cell office:value-type="float" office:value="0.6737563522">
            <text:p>0.6737563522</text:p>
          </table:table-cell>
          <table:table-cell office:value-type="float" office:value="0.06140611521">
            <text:p>0.0614061152</text:p>
          </table:table-cell>
          <table:table-cell table:formula="of:=[.P34]*0.00064230498" office:value-type="float" office:value="0.0000394414536018367">
            <text:p>3.94414536018367E-005</text:p>
          </table:table-cell>
          <table:table-cell office:value-type="float" office:value="0.02101440942">
            <text:p>0.0210144094</text:p>
          </table:table-cell>
          <table:table-cell table:formula="of:=[.R34]*0.000089238936" office:value-type="float" office:value="0.00000187530353730918">
            <text:p>1.87530353730918E-006</text:p>
          </table:table-cell>
          <table:table-cell office:value-type="float" office:value="47.5863956">
            <text:p>47.5863956</text:p>
          </table:table-cell>
          <table:table-cell office:value-type="float" office:value="44.85972489">
            <text:p>44.85972489</text:p>
          </table:table-cell>
          <table:table-cell office:value-type="float" office:value="47.8192925">
            <text:p>47.8192925</text:p>
          </table:table-cell>
          <table:table-cell office:value-type="float" office:value="135.4564806">
            <text:p>135.4564806</text:p>
          </table:table-cell>
          <table:table-cell office:value-type="float" office:value="27.46873643">
            <text:p>27.46873643</text:p>
          </table:table-cell>
          <table:table-cell office:value-type="float" office:value="36.61717445">
            <text:p>36.61717445</text:p>
          </table:table-cell>
          <table:table-cell office:value-type="float" office:value="465.2211681">
            <text:p>465.2211681</text:p>
          </table:table-cell>
          <table:table-cell office:value-type="float" office:value="79.44041906">
            <text:p>79.44041906</text:p>
          </table:table-cell>
          <table:table-cell office:value-type="float" office:value="11.82255358">
            <text:p>11.82255358</text:p>
          </table:table-cell>
          <table:table-cell office:value-type="float" office:value="0.02369453938">
            <text:p>0.0236945394</text:p>
          </table:table-cell>
          <table:table-cell table:number-columns-repeated="995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9053517076">
            <text:p>0.0905351708</text:p>
          </table:table-cell>
          <table:table-cell table:formula="of:=[.B35]*0.000000033989316" office:value-type="float" office:value="0.0000000030772285280756">
            <text:p>3.07723E-009</text:p>
          </table:table-cell>
          <table:table-cell office:value-type="float" office:value="53.32071858">
            <text:p>53.32071858</text:p>
          </table:table-cell>
          <table:table-cell table:formula="of:=[.D35]*0.000089238936" office:value-type="float" office:value="0.00475828419283463">
            <text:p>0.0047582842</text:p>
          </table:table-cell>
          <table:table-cell office:value-type="float" office:value="0.01875443592">
            <text:p>0.0187544359</text:p>
          </table:table-cell>
          <table:table-cell office:value-type="float" office:value="7.310413932">
            <text:p>7.310413932</text:p>
          </table:table-cell>
          <table:table-cell office:value-type="float" office:value="7.312111868">
            <text:p>7.312111868</text:p>
          </table:table-cell>
          <table:table-cell office:value-type="float" office:value="22.90634697">
            <text:p>22.90634697</text:p>
          </table:table-cell>
          <table:table-cell office:value-type="float" office:value="68.17978666">
            <text:p>68.17978666</text:p>
          </table:table-cell>
          <table:table-cell office:value-type="float" office:value="75.88332112">
            <text:p>75.88332112</text:p>
          </table:table-cell>
          <table:table-cell office:value-type="float" office:value="1545.771584">
            <text:p>1545.771584</text:p>
          </table:table-cell>
          <table:table-cell office:value-type="float" office:value="-0.1800544001">
            <text:p>-0.1800544001</text:p>
          </table:table-cell>
          <table:table-cell office:value-type="float" office:value="291.3555052">
            <text:p>291.3555052</text:p>
          </table:table-cell>
          <table:table-cell office:value-type="float" office:value="0.6780242769">
            <text:p>0.6780242769</text:p>
          </table:table-cell>
          <table:table-cell office:value-type="float" office:value="0.05951669009">
            <text:p>0.0595166901</text:p>
          </table:table-cell>
          <table:table-cell table:formula="of:=[.P35]*0.00064230498" office:value-type="float" office:value="0.0000382278664379236">
            <text:p>3.82278664379236E-005</text:p>
          </table:table-cell>
          <table:table-cell office:value-type="float" office:value="0.02985898401">
            <text:p>0.029858984</text:p>
          </table:table-cell>
          <table:table-cell table:formula="of:=[.R35]*0.000089238936" office:value-type="float" office:value="0.00000266458396309341">
            <text:p>2.66458396309341E-006</text:p>
          </table:table-cell>
          <table:table-cell office:value-type="float" office:value="33.49075774">
            <text:p>33.49075774</text:p>
          </table:table-cell>
          <table:table-cell office:value-type="float" office:value="45.07899481">
            <text:p>45.07899481</text:p>
          </table:table-cell>
          <table:table-cell office:value-type="float" office:value="48.11108628">
            <text:p>48.11108628</text:p>
          </table:table-cell>
          <table:table-cell office:value-type="float" office:value="133.1738454">
            <text:p>133.1738454</text:p>
          </table:table-cell>
          <table:table-cell office:value-type="float" office:value="27.88330912">
            <text:p>27.88330912</text:p>
          </table:table-cell>
          <table:table-cell office:value-type="float" office:value="37.24880492">
            <text:p>37.24880492</text:p>
          </table:table-cell>
          <table:table-cell office:value-type="float" office:value="470.5724509">
            <text:p>470.5724509</text:p>
          </table:table-cell>
          <table:table-cell office:value-type="float" office:value="69.42699838">
            <text:p>69.42699838</text:p>
          </table:table-cell>
          <table:table-cell office:value-type="float" office:value="12.16175305">
            <text:p>12.16175305</text:p>
          </table:table-cell>
          <table:table-cell office:value-type="float" office:value="0.02474952537">
            <text:p>0.0247495254</text:p>
          </table:table-cell>
          <table:table-cell table:number-columns-repeated="995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1288530538">
            <text:p>0.1288530538</text:p>
          </table:table-cell>
          <table:table-cell table:formula="of:=[.B36]*0.000000033989316" office:value-type="float" office:value="0.0000000043796271631732">
            <text:p>4.37963E-009</text:p>
          </table:table-cell>
          <table:table-cell office:value-type="float" office:value="52.91774791">
            <text:p>52.91774791</text:p>
          </table:table-cell>
          <table:table-cell table:formula="of:=[.D36]*0.000089238936" office:value-type="float" office:value="0.00472232351900462">
            <text:p>0.0047223235</text:p>
          </table:table-cell>
          <table:table-cell office:value-type="float" office:value="0.01889725167">
            <text:p>0.0188972517</text:p>
          </table:table-cell>
          <table:table-cell office:value-type="float" office:value="8.070063983">
            <text:p>8.070063983</text:p>
          </table:table-cell>
          <table:table-cell office:value-type="float" office:value="8.072498952">
            <text:p>8.072498952</text:p>
          </table:table-cell>
          <table:table-cell office:value-type="float" office:value="24.93222978">
            <text:p>24.93222978</text:p>
          </table:table-cell>
          <table:table-cell office:value-type="float" office:value="67.24695508">
            <text:p>67.24695508</text:p>
          </table:table-cell>
          <table:table-cell office:value-type="float" office:value="76.09798384">
            <text:p>76.09798384</text:p>
          </table:table-cell>
          <table:table-cell office:value-type="float" office:value="1536.45172">
            <text:p>1536.45172</text:p>
          </table:table-cell>
          <table:table-cell office:value-type="float" office:value="-0.1740387794">
            <text:p>-0.1740387794</text:p>
          </table:table-cell>
          <table:table-cell office:value-type="float" office:value="262.6926065">
            <text:p>262.6926065</text:p>
          </table:table-cell>
          <table:table-cell office:value-type="float" office:value="0.680995709">
            <text:p>0.680995709</text:p>
          </table:table-cell>
          <table:table-cell office:value-type="float" office:value="0.05758103888">
            <text:p>0.0575810389</text:p>
          </table:table-cell>
          <table:table-cell table:formula="of:=[.P36]*0.00064230498" office:value-type="float" office:value="0.0000369845880261976">
            <text:p>3.69845880261976E-005</text:p>
          </table:table-cell>
          <table:table-cell office:value-type="float" office:value="0.04153703429">
            <text:p>0.0415370343</text:p>
          </table:table-cell>
          <table:table-cell table:formula="of:=[.R36]*0.000089238936" office:value-type="float" office:value="0.00000370672074463512">
            <text:p>3.70672074463512E-006</text:p>
          </table:table-cell>
          <table:table-cell office:value-type="float" office:value="24.07490128">
            <text:p>24.07490128</text:p>
          </table:table-cell>
          <table:table-cell office:value-type="float" office:value="45.29130598">
            <text:p>45.29130598</text:p>
          </table:table-cell>
          <table:table-cell office:value-type="float" office:value="48.39343053">
            <text:p>48.39343053</text:p>
          </table:table-cell>
          <table:table-cell office:value-type="float" office:value="131.0399445">
            <text:p>131.0399445</text:p>
          </table:table-cell>
          <table:table-cell office:value-type="float" office:value="28.37170291">
            <text:p>28.37170291</text:p>
          </table:table-cell>
          <table:table-cell office:value-type="float" office:value="38.00423163">
            <text:p>38.00423163</text:p>
          </table:table-cell>
          <table:table-cell office:value-type="float" office:value="475.6140452">
            <text:p>475.6140452</text:p>
          </table:table-cell>
          <table:table-cell office:value-type="float" office:value="61.37321838">
            <text:p>61.37321838</text:p>
          </table:table-cell>
          <table:table-cell office:value-type="float" office:value="12.50373575">
            <text:p>12.50373575</text:p>
          </table:table-cell>
          <table:table-cell office:value-type="float" office:value="0.02587497131">
            <text:p>0.0258749713</text:p>
          </table:table-cell>
          <table:table-cell table:number-columns-repeated="995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1796446525">
            <text:p>0.1796446525</text:p>
          </table:table-cell>
          <table:table-cell table:formula="of:=[.B37]*0.000000033989316" office:value-type="float" office:value="0.00000000610599886153269">
            <text:p>6.10600E-009</text:p>
          </table:table-cell>
          <table:table-cell office:value-type="float" office:value="52.49011619">
            <text:p>52.49011619</text:p>
          </table:table-cell>
          <table:table-cell table:formula="of:=[.D37]*0.000089238936" office:value-type="float" office:value="0.00468416211931197">
            <text:p>0.0046841621</text:p>
          </table:table-cell>
          <table:table-cell office:value-type="float" office:value="0.01905120569">
            <text:p>0.0190512057</text:p>
          </table:table-cell>
          <table:table-cell office:value-type="float" office:value="8.831971962">
            <text:p>8.831971962</text:p>
          </table:table-cell>
          <table:table-cell office:value-type="float" office:value="8.835394409">
            <text:p>8.835394409</text:p>
          </table:table-cell>
          <table:table-cell office:value-type="float" office:value="26.91137026">
            <text:p>26.91137026</text:p>
          </table:table-cell>
          <table:table-cell office:value-type="float" office:value="66.33149182">
            <text:p>66.33149182</text:p>
          </table:table-cell>
          <table:table-cell office:value-type="float" office:value="76.35662357">
            <text:p>76.35662357</text:p>
          </table:table-cell>
          <table:table-cell office:value-type="float" office:value="1524.283846">
            <text:p>1524.283846</text:p>
          </table:table-cell>
          <table:table-cell office:value-type="float" office:value="-0.1676884719">
            <text:p>-0.1676884719</text:p>
          </table:table-cell>
          <table:table-cell office:value-type="float" office:value="238.7711632">
            <text:p>238.7711632</text:p>
          </table:table-cell>
          <table:table-cell office:value-type="float" office:value="0.6828270319">
            <text:p>0.6828270319</text:p>
          </table:table-cell>
          <table:table-cell office:value-type="float" office:value="0.05560085738">
            <text:p>0.0556008574</text:p>
          </table:table-cell>
          <table:table-cell table:formula="of:=[.P37]*0.00064230498" office:value-type="float" office:value="0.0000357127075874437">
            <text:p>3.57127075874437E-005</text:p>
          </table:table-cell>
          <table:table-cell office:value-type="float" office:value="0.05668280678">
            <text:p>0.0566828068</text:p>
          </table:table-cell>
          <table:table-cell table:formula="of:=[.R37]*0.000089238936" office:value-type="float" office:value="0.00000505831336654079">
            <text:p>5.05831336654079E-006</text:p>
          </table:table-cell>
          <table:table-cell office:value-type="float" office:value="17.64203392">
            <text:p>17.64203392</text:p>
          </table:table-cell>
          <table:table-cell office:value-type="float" office:value="45.49563531">
            <text:p>45.49563531</text:p>
          </table:table-cell>
          <table:table-cell office:value-type="float" office:value="48.66493237">
            <text:p>48.66493237</text:p>
          </table:table-cell>
          <table:table-cell office:value-type="float" office:value="129.0383907">
            <text:p>129.0383907</text:p>
          </table:table-cell>
          <table:table-cell office:value-type="float" office:value="28.94376819">
            <text:p>28.94376819</text:p>
          </table:table-cell>
          <table:table-cell office:value-type="float" office:value="38.90278093">
            <text:p>38.90278093</text:p>
          </table:table-cell>
          <table:table-cell office:value-type="float" office:value="480.3220656">
            <text:p>480.3220656</text:p>
          </table:table-cell>
          <table:table-cell office:value-type="float" office:value="54.74910788">
            <text:p>54.74910788</text:p>
          </table:table-cell>
          <table:table-cell office:value-type="float" office:value="12.8475691">
            <text:p>12.8475691</text:p>
          </table:table-cell>
          <table:table-cell office:value-type="float" office:value="0.02707352657">
            <text:p>0.0270735266</text:p>
          </table:table-cell>
          <table:table-cell table:number-columns-repeated="99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457693456">
            <text:p>0.2457693456</text:p>
          </table:table-cell>
          <table:table-cell table:formula="of:=[.B38]*0.000000033989316" office:value-type="float" office:value="0.00000000835353195071161">
            <text:p>8.35353E-009</text:p>
          </table:table-cell>
          <table:table-cell office:value-type="float" office:value="52.0384176">
            <text:p>52.0384176</text:p>
          </table:table-cell>
          <table:table-cell table:formula="of:=[.D38]*0.000089238936" office:value-type="float" office:value="0.00464385301774767">
            <text:p>0.004643853</text:p>
          </table:table-cell>
          <table:table-cell office:value-type="float" office:value="0.01921657203">
            <text:p>0.019216572</text:p>
          </table:table-cell>
          <table:table-cell office:value-type="float" office:value="9.596563487">
            <text:p>9.596563487</text:p>
          </table:table-cell>
          <table:table-cell office:value-type="float" office:value="9.601286331">
            <text:p>9.601286331</text:p>
          </table:table-cell>
          <table:table-cell office:value-type="float" office:value="28.84722142">
            <text:p>28.84722142</text:p>
          </table:table-cell>
          <table:table-cell office:value-type="float" office:value="65.43818571">
            <text:p>65.43818571</text:p>
          </table:table-cell>
          <table:table-cell office:value-type="float" office:value="76.66418872">
            <text:p>76.66418872</text:p>
          </table:table-cell>
          <table:table-cell office:value-type="float" office:value="1509.467282">
            <text:p>1509.467282</text:p>
          </table:table-cell>
          <table:table-cell office:value-type="float" office:value="-0.1609239049">
            <text:p>-0.1609239049</text:p>
          </table:table-cell>
          <table:table-cell office:value-type="float" office:value="218.5984756">
            <text:p>218.5984756</text:p>
          </table:table-cell>
          <table:table-cell office:value-type="float" office:value="0.6836391854">
            <text:p>0.6836391854</text:p>
          </table:table-cell>
          <table:table-cell office:value-type="float" office:value="0.0535779264">
            <text:p>0.0535779264</text:p>
          </table:table-cell>
          <table:table-cell table:formula="of:=[.P38]*0.00064230498" office:value-type="float" office:value="0.0000344133689447935">
            <text:p>3.44133689447935E-005</text:p>
          </table:table-cell>
          <table:table-cell office:value-type="float" office:value="0.07601372019">
            <text:p>0.0760137202</text:p>
          </table:table-cell>
          <table:table-cell table:formula="of:=[.R38]*0.000089238936" office:value-type="float" office:value="0.00000678338351115732">
            <text:p>6.78338351115732E-006</text:p>
          </table:table-cell>
          <table:table-cell office:value-type="float" office:value="13.15551979">
            <text:p>13.15551979</text:p>
          </table:table-cell>
          <table:table-cell office:value-type="float" office:value="45.69090741">
            <text:p>45.69090741</text:p>
          </table:table-cell>
          <table:table-cell office:value-type="float" office:value="48.9241309">
            <text:p>48.9241309</text:p>
          </table:table-cell>
          <table:table-cell office:value-type="float" office:value="127.1543328">
            <text:p>127.1543328</text:p>
          </table:table-cell>
          <table:table-cell office:value-type="float" office:value="29.60786343">
            <text:p>29.60786343</text:p>
          </table:table-cell>
          <table:table-cell office:value-type="float" office:value="39.96327936">
            <text:p>39.96327936</text:p>
          </table:table-cell>
          <table:table-cell office:value-type="float" office:value="484.6733946">
            <text:p>484.6733946</text:p>
          </table:table-cell>
          <table:table-cell office:value-type="float" office:value="49.18106532">
            <text:p>49.18106532</text:p>
          </table:table-cell>
          <table:table-cell office:value-type="float" office:value="13.19247451">
            <text:p>13.19247451</text:p>
          </table:table-cell>
          <table:table-cell office:value-type="float" office:value="0.02834744651">
            <text:p>0.0283474465</text:p>
          </table:table-cell>
          <table:table-cell table:number-columns-repeated="995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3304544487">
            <text:p>0.3304544487</text:p>
          </table:table-cell>
          <table:table-cell table:formula="of:=[.B39]*0.000000033989316" office:value-type="float" office:value="0.0000000112319206804701">
            <text:p>1.12319E-008</text:p>
          </table:table-cell>
          <table:table-cell office:value-type="float" office:value="51.56297224">
            <text:p>51.56297224</text:p>
          </table:table-cell>
          <table:table-cell table:formula="of:=[.D39]*0.000089238936" office:value-type="float" office:value="0.00460142477969514">
            <text:p>0.0046014248</text:p>
          </table:table-cell>
          <table:table-cell office:value-type="float" office:value="0.01939376178">
            <text:p>0.0193937618</text:p>
          </table:table-cell>
          <table:table-cell office:value-type="float" office:value="10.36430339">
            <text:p>10.36430339</text:p>
          </table:table-cell>
          <table:table-cell office:value-type="float" office:value="10.37071215">
            <text:p>10.37071215</text:p>
          </table:table-cell>
          <table:table-cell office:value-type="float" office:value="30.74308002">
            <text:p>30.74308002</text:p>
          </table:table-cell>
          <table:table-cell office:value-type="float" office:value="64.57045015">
            <text:p>64.57045015</text:p>
          </table:table-cell>
          <table:table-cell office:value-type="float" office:value="77.02584474">
            <text:p>77.02584474</text:p>
          </table:table-cell>
          <table:table-cell office:value-type="float" office:value="1492.163986">
            <text:p>1492.163986</text:p>
          </table:table-cell>
          <table:table-cell office:value-type="float" office:value="-0.1536618188">
            <text:p>-0.1536618188</text:p>
          </table:table-cell>
          <table:table-cell office:value-type="float" office:value="201.4254576">
            <text:p>201.4254576</text:p>
          </table:table-cell>
          <table:table-cell office:value-type="float" office:value="0.6835200775">
            <text:p>0.6835200775</text:p>
          </table:table-cell>
          <table:table-cell office:value-type="float" office:value="0.0515141203">
            <text:p>0.0515141203</text:p>
          </table:table-cell>
          <table:table-cell table:formula="of:=[.P39]*0.00064230498" office:value-type="float" office:value="0.0000330877760090091">
            <text:p>3.30877760090091E-005</text:p>
          </table:table-cell>
          <table:table-cell office:value-type="float" office:value="0.100335137">
            <text:p>0.100335137</text:p>
          </table:table-cell>
          <table:table-cell table:formula="of:=[.R39]*0.000089238936" office:value-type="float" office:value="0.00000895380086929423">
            <text:p>8.95380086929423E-006</text:p>
          </table:table-cell>
          <table:table-cell office:value-type="float" office:value="9.966598242">
            <text:p>9.966598242</text:p>
          </table:table-cell>
          <table:table-cell office:value-type="float" office:value="45.87601049">
            <text:p>45.87601049</text:p>
          </table:table-cell>
          <table:table-cell office:value-type="float" office:value="49.16951722">
            <text:p>49.16951722</text:p>
          </table:table-cell>
          <table:table-cell office:value-type="float" office:value="125.3743119">
            <text:p>125.3743119</text:p>
          </table:table-cell>
          <table:table-cell office:value-type="float" office:value="30.36947422">
            <text:p>30.36947422</text:p>
          </table:table-cell>
          <table:table-cell office:value-type="float" office:value="41.20252149">
            <text:p>41.20252149</text:p>
          </table:table-cell>
          <table:table-cell office:value-type="float" office:value="488.6467083">
            <text:p>488.6467083</text:p>
          </table:table-cell>
          <table:table-cell office:value-type="float" office:value="44.40508655">
            <text:p>44.40508655</text:p>
          </table:table-cell>
          <table:table-cell office:value-type="float" office:value="13.53782901">
            <text:p>13.53782901</text:p>
          </table:table-cell>
          <table:table-cell office:value-type="float" office:value="0.02969858813">
            <text:p>0.0296985881</text:p>
          </table:table-cell>
          <table:table-cell table:number-columns-repeated="995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4372966832">
            <text:p>0.4372966832</text:p>
          </table:table-cell>
          <table:table-cell table:formula="of:=[.B40]*0.000000033989316" office:value-type="float" office:value="0.0000000148634151510367">
            <text:p>1.48634E-008</text:p>
          </table:table-cell>
          <table:table-cell office:value-type="float" office:value="51.06384793">
            <text:p>51.06384793</text:p>
          </table:table-cell>
          <table:table-cell table:formula="of:=[.D40]*0.000089238936" office:value-type="float" office:value="0.004556883457339">
            <text:p>0.0045568835</text:p>
          </table:table-cell>
          <table:table-cell office:value-type="float" office:value="0.01958332637">
            <text:p>0.0195833264</text:p>
          </table:table-cell>
          <table:table-cell office:value-type="float" office:value="11.13569614">
            <text:p>11.13569614</text:p>
          </table:table-cell>
          <table:table-cell office:value-type="float" office:value="11.14425986">
            <text:p>11.14425986</text:p>
          </table:table-cell>
          <table:table-cell office:value-type="float" office:value="32.60210331">
            <text:p>32.60210331</text:p>
          </table:table-cell>
          <table:table-cell office:value-type="float" office:value="63.73060019">
            <text:p>63.73060019</text:p>
          </table:table-cell>
          <table:table-cell office:value-type="float" office:value="77.44715834">
            <text:p>77.44715834</text:p>
          </table:table-cell>
          <table:table-cell office:value-type="float" office:value="1472.505708">
            <text:p>1472.505708</text:p>
          </table:table-cell>
          <table:table-cell office:value-type="float" office:value="-0.1458122368">
            <text:p>-0.1458122368</text:p>
          </table:table-cell>
          <table:table-cell office:value-type="float" office:value="186.677947">
            <text:p>186.677947</text:p>
          </table:table-cell>
          <table:table-cell office:value-type="float" office:value="0.6825289864">
            <text:p>0.6825289864</text:p>
          </table:table-cell>
          <table:table-cell office:value-type="float" office:value="0.04941141674">
            <text:p>0.0494114167</text:p>
          </table:table-cell>
          <table:table-cell table:formula="of:=[.P40]*0.00064230498" office:value-type="float" office:value="0.0000317371990409574">
            <text:p>3.17371990409574E-005</text:p>
          </table:table-cell>
          <table:table-cell office:value-type="float" office:value="0.1305464037">
            <text:p>0.1305464037</text:p>
          </table:table-cell>
          <table:table-cell table:formula="of:=[.R40]*0.000089238936" office:value-type="float" office:value="0.0000116498221648145">
            <text:p>1.16498221648145E-005</text:p>
          </table:table-cell>
          <table:table-cell office:value-type="float" office:value="7.660111439">
            <text:p>7.660111439</text:p>
          </table:table-cell>
          <table:table-cell office:value-type="float" office:value="46.0498098">
            <text:p>46.0498098</text:p>
          </table:table-cell>
          <table:table-cell office:value-type="float" office:value="49.39955112">
            <text:p>49.39955112</text:p>
          </table:table-cell>
          <table:table-cell office:value-type="float" office:value="123.6861301">
            <text:p>123.6861301</text:p>
          </table:table-cell>
          <table:table-cell office:value-type="float" office:value="31.23015358">
            <text:p>31.23015358</text:p>
          </table:table-cell>
          <table:table-cell office:value-type="float" office:value="42.63415751">
            <text:p>42.63415751</text:p>
          </table:table-cell>
          <table:table-cell office:value-type="float" office:value="492.2231188">
            <text:p>492.2231188</text:p>
          </table:table-cell>
          <table:table-cell office:value-type="float" office:value="40.23678998">
            <text:p>40.23678998</text:p>
          </table:table-cell>
          <table:table-cell office:value-type="float" office:value="13.88317013">
            <text:p>13.88317013</text:p>
          </table:table-cell>
          <table:table-cell office:value-type="float" office:value="0.03112846751">
            <text:p>0.0311284675</text:p>
          </table:table-cell>
          <table:table-cell table:number-columns-repeated="995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57025978">
            <text:p>0.57025978</text:p>
          </table:table-cell>
          <table:table-cell table:formula="of:=[.B41]*0.000000033989316" office:value-type="float" office:value="0.0000000193827398645105">
            <text:p>1.93827E-008</text:p>
          </table:table-cell>
          <table:table-cell office:value-type="float" office:value="50.54087194">
            <text:p>50.54087194</text:p>
          </table:table-cell>
          <table:table-cell table:formula="of:=[.D41]*0.000089238936" office:value-type="float" office:value="0.00451021363643786">
            <text:p>0.0045102136</text:p>
          </table:table-cell>
          <table:table-cell office:value-type="float" office:value="0.01978596652">
            <text:p>0.0197859665</text:p>
          </table:table-cell>
          <table:table-cell office:value-type="float" office:value="11.91128774">
            <text:p>11.91128774</text:p>
          </table:table-cell>
          <table:table-cell office:value-type="float" office:value="11.92257089">
            <text:p>11.92257089</text:p>
          </table:table-cell>
          <table:table-cell office:value-type="float" office:value="34.42732752">
            <text:p>34.42732752</text:p>
          </table:table-cell>
          <table:table-cell office:value-type="float" office:value="62.92010902">
            <text:p>62.92010902</text:p>
          </table:table-cell>
          <table:table-cell office:value-type="float" office:value="77.93433887">
            <text:p>77.93433887</text:p>
          </table:table-cell>
          <table:table-cell office:value-type="float" office:value="1450.599497">
            <text:p>1450.599497</text:p>
          </table:table-cell>
          <table:table-cell office:value-type="float" office:value="-0.1372752762">
            <text:p>-0.1372752762</text:p>
          </table:table-cell>
          <table:table-cell office:value-type="float" office:value="173.9097117">
            <text:p>173.9097117</text:p>
          </table:table-cell>
          <table:table-cell office:value-type="float" office:value="0.6807014216">
            <text:p>0.6807014216</text:p>
          </table:table-cell>
          <table:table-cell office:value-type="float" office:value="0.04727190805">
            <text:p>0.0472719081</text:p>
          </table:table-cell>
          <table:table-cell table:formula="of:=[.P41]*0.00064230498" office:value-type="float" office:value="0.0000303629819546171">
            <text:p>0.000030363</text:p>
          </table:table-cell>
          <table:table-cell office:value-type="float" office:value="0.1676487422">
            <text:p>0.1676487422</text:p>
          </table:table-cell>
          <table:table-cell table:formula="of:=[.R41]*0.000089238936" office:value-type="float" office:value="0.0000149607953756663">
            <text:p>1.49607953756663E-005</text:p>
          </table:table-cell>
          <table:table-cell office:value-type="float" office:value="5.964852386">
            <text:p>5.964852386</text:p>
          </table:table-cell>
          <table:table-cell office:value-type="float" office:value="46.21115389">
            <text:p>46.21115389</text:p>
          </table:table-cell>
          <table:table-cell office:value-type="float" office:value="49.6126693">
            <text:p>49.6126693</text:p>
          </table:table-cell>
          <table:table-cell office:value-type="float" office:value="122.0787192">
            <text:p>122.0787192</text:p>
          </table:table-cell>
          <table:table-cell office:value-type="float" office:value="32.18717983">
            <text:p>32.18717983</text:p>
          </table:table-cell>
          <table:table-cell office:value-type="float" office:value="44.26851086">
            <text:p>44.26851086</text:p>
          </table:table-cell>
          <table:table-cell office:value-type="float" office:value="495.3861114">
            <text:p>495.3861114</text:p>
          </table:table-cell>
          <table:table-cell office:value-type="float" office:value="36.54988793">
            <text:p>36.54988793</text:p>
          </table:table-cell>
          <table:table-cell office:value-type="float" office:value="14.22820373">
            <text:p>14.22820373</text:p>
          </table:table-cell>
          <table:table-cell office:value-type="float" office:value="0.03263838638">
            <text:p>0.0326383864</text:p>
          </table:table-cell>
          <table:table-cell table:number-columns-repeated="995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7336690157">
            <text:p>0.7336690157</text:p>
          </table:table-cell>
          <table:table-cell table:formula="of:=[.B42]*0.000000033989316" office:value-type="float" office:value="0.0000000249369080140363">
            <text:p>2.49369E-008</text:p>
          </table:table-cell>
          <table:table-cell office:value-type="float" office:value="49.9936341">
            <text:p>49.9936341</text:p>
          </table:table-cell>
          <table:table-cell table:formula="of:=[.D42]*0.000089238936" office:value-type="float" office:value="0.00446137871385732">
            <text:p>0.0044613787</text:p>
          </table:table-cell>
          <table:table-cell office:value-type="float" office:value="0.02000254668">
            <text:p>0.0200025467</text:p>
          </table:table-cell>
          <table:table-cell office:value-type="float" office:value="12.6916696">
            <text:p>12.6916696</text:p>
          </table:table-cell>
          <table:table-cell office:value-type="float" office:value="12.70634485">
            <text:p>12.70634485</text:p>
          </table:table-cell>
          <table:table-cell office:value-type="float" office:value="36.22168887">
            <text:p>36.22168887</text:p>
          </table:table-cell>
          <table:table-cell office:value-type="float" office:value="62.13983577">
            <text:p>62.13983577</text:p>
          </table:table-cell>
          <table:table-cell office:value-type="float" office:value="78.49452744">
            <text:p>78.49452744</text:p>
          </table:table-cell>
          <table:table-cell office:value-type="float" office:value="1426.531842">
            <text:p>1426.531842</text:p>
          </table:table-cell>
          <table:table-cell office:value-type="float" office:value="-0.1279376158">
            <text:p>-0.1279376158</text:p>
          </table:table-cell>
          <table:table-cell office:value-type="float" office:value="162.7695713">
            <text:p>162.7695713</text:p>
          </table:table-cell>
          <table:table-cell office:value-type="float" office:value="0.6780535278">
            <text:p>0.6780535278</text:p>
          </table:table-cell>
          <table:table-cell office:value-type="float" office:value="0.04509781438">
            <text:p>0.0450978144</text:p>
          </table:table-cell>
          <table:table-cell table:formula="of:=[.P42]*0.00064230498" office:value-type="float" office:value="0.0000289665507633896">
            <text:p>2.89665507633896E-005</text:p>
          </table:table-cell>
          <table:table-cell office:value-type="float" office:value="0.2127556914">
            <text:p>0.2127556914</text:p>
          </table:table-cell>
          <table:table-cell table:formula="of:=[.R42]*0.000089238936" office:value-type="float" office:value="0.0000189860915284804">
            <text:p>1.89860915284804E-005</text:p>
          </table:table-cell>
          <table:table-cell office:value-type="float" office:value="4.700226789">
            <text:p>4.700226789</text:p>
          </table:table-cell>
          <table:table-cell office:value-type="float" office:value="46.35887074">
            <text:p>46.35887074</text:p>
          </table:table-cell>
          <table:table-cell office:value-type="float" office:value="49.8072815">
            <text:p>49.8072815</text:p>
          </table:table-cell>
          <table:table-cell office:value-type="float" office:value="120.5419994">
            <text:p>120.5419994</text:p>
          </table:table-cell>
          <table:table-cell office:value-type="float" office:value="33.23407226">
            <text:p>33.23407226</text:p>
          </table:table-cell>
          <table:table-cell office:value-type="float" office:value="46.11354707">
            <text:p>46.11354707</text:p>
          </table:table-cell>
          <table:table-cell office:value-type="float" office:value="498.1207371">
            <text:p>498.1207371</text:p>
          </table:table-cell>
          <table:table-cell office:value-type="float" office:value="33.25921623">
            <text:p>33.25921623</text:p>
          </table:table-cell>
          <table:table-cell office:value-type="float" office:value="14.57281495">
            <text:p>14.57281495</text:p>
          </table:table-cell>
          <table:table-cell office:value-type="float" office:value="0.03422963976">
            <text:p>0.0342296398</text:p>
          </table:table-cell>
          <table:table-cell table:number-columns-repeated="995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9322035636">
            <text:p>0.9322035636</text:p>
          </table:table-cell>
          <table:table-cell table:formula="of:=[.B43]*0.000000033989316" office:value-type="float" office:value="0.0000000316849614995265">
            <text:p>3.16850E-008</text:p>
          </table:table-cell>
          <table:table-cell office:value-type="float" office:value="49.42148237">
            <text:p>49.42148237</text:p>
          </table:table-cell>
          <table:table-cell table:formula="of:=[.D43]*0.000089238936" office:value-type="float" office:value="0.00441032050224156">
            <text:p>0.0044103205</text:p>
          </table:table-cell>
          <table:table-cell office:value-type="float" office:value="0.02023411586">
            <text:p>0.0202341159</text:p>
          </table:table-cell>
          <table:table-cell office:value-type="float" office:value="13.47748441">
            <text:p>13.47748441</text:p>
          </table:table-cell>
          <table:table-cell office:value-type="float" office:value="13.49634673">
            <text:p>13.49634673</text:p>
          </table:table-cell>
          <table:table-cell office:value-type="float" office:value="37.98804703">
            <text:p>37.98804703</text:p>
          </table:table-cell>
          <table:table-cell office:value-type="float" office:value="61.39022338">
            <text:p>61.39022338</text:p>
          </table:table-cell>
          <table:table-cell office:value-type="float" office:value="79.13614045">
            <text:p>79.13614045</text:p>
          </table:table-cell>
          <table:table-cell office:value-type="float" office:value="1400.371668">
            <text:p>1400.371668</text:p>
          </table:table-cell>
          <table:table-cell office:value-type="float" office:value="-0.117668386">
            <text:p>-0.117668386</text:p>
          </table:table-cell>
          <table:table-cell office:value-type="float" office:value="152.9779371">
            <text:p>152.9779371</text:p>
          </table:table-cell>
          <table:table-cell office:value-type="float" office:value="0.6745855526">
            <text:p>0.6745855526</text:p>
          </table:table-cell>
          <table:table-cell office:value-type="float" office:value="0.04289149916">
            <text:p>0.0428914992</text:p>
          </table:table-cell>
          <table:table-cell table:formula="of:=[.P43]*0.00064230498" office:value-type="float" office:value="0.0000275494235101338">
            <text:p>2.75494235101338E-005</text:p>
          </table:table-cell>
          <table:table-cell office:value-type="float" office:value="0.2671069673">
            <text:p>0.2671069673</text:p>
          </table:table-cell>
          <table:table-cell table:formula="of:=[.R43]*0.000089238936" office:value-type="float" office:value="0.0000238363415600388">
            <text:p>2.38363415600388E-005</text:p>
          </table:table-cell>
          <table:table-cell office:value-type="float" office:value="3.743818478">
            <text:p>3.743818478</text:p>
          </table:table-cell>
          <table:table-cell office:value-type="float" office:value="46.49175281">
            <text:p>46.49175281</text:p>
          </table:table-cell>
          <table:table-cell office:value-type="float" office:value="49.98175374">
            <text:p>49.98175374</text:p>
          </table:table-cell>
          <table:table-cell office:value-type="float" office:value="119.0667293">
            <text:p>119.0667293</text:p>
          </table:table-cell>
          <table:table-cell office:value-type="float" office:value="34.3618293">
            <text:p>34.3618293</text:p>
          </table:table-cell>
          <table:table-cell office:value-type="float" office:value="48.17690063">
            <text:p>48.17690063</text:p>
          </table:table-cell>
          <table:table-cell office:value-type="float" office:value="500.4122838">
            <text:p>500.4122838</text:p>
          </table:table-cell>
          <table:table-cell office:value-type="float" office:value="30.30707702">
            <text:p>30.30707702</text:p>
          </table:table-cell>
          <table:table-cell office:value-type="float" office:value="14.91708269">
            <text:p>14.91708269</text:p>
          </table:table-cell>
          <table:table-cell office:value-type="float" office:value="0.0359038225">
            <text:p>0.0359038225</text:p>
          </table:table-cell>
          <table:table-cell table:number-columns-repeated="995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.170887603">
            <text:p>1.170887603</text:p>
          </table:table-cell>
          <table:table-cell table:formula="of:=[.B44]*0.000000033989316" office:value-type="float" office:value="0.0000000397976687388496">
            <text:p>3.97977E-008</text:p>
          </table:table-cell>
          <table:table-cell office:value-type="float" office:value="48.82351051">
            <text:p>48.82351051</text:p>
          </table:table-cell>
          <table:table-cell table:formula="of:=[.D44]*0.000089238936" office:value-type="float" office:value="0.00435695812969722">
            <text:p>0.0043569581</text:p>
          </table:table-cell>
          <table:table-cell office:value-type="float" office:value="0.02048193564">
            <text:p>0.0204819356</text:p>
          </table:table-cell>
          <table:table-cell office:value-type="float" office:value="14.26943448">
            <text:p>14.26943448</text:p>
          </table:table-cell>
          <table:table-cell office:value-type="float" office:value="14.29341653">
            <text:p>14.29341653</text:p>
          </table:table-cell>
          <table:table-cell office:value-type="float" office:value="39.72921176">
            <text:p>39.72921176</text:p>
          </table:table-cell>
          <table:table-cell office:value-type="float" office:value="60.67146976">
            <text:p>60.67146976</text:p>
          </table:table-cell>
          <table:table-cell office:value-type="float" office:value="79.86928754">
            <text:p>79.86928754</text:p>
          </table:table-cell>
          <table:table-cell office:value-type="float" office:value="1372.172381">
            <text:p>1372.172381</text:p>
          </table:table-cell>
          <table:table-cell office:value-type="float" office:value="-0.1063141811">
            <text:p>-0.1063141811</text:p>
          </table:table-cell>
          <table:table-cell office:value-type="float" office:value="144.3097806">
            <text:p>144.3097806</text:p>
          </table:table-cell>
          <table:table-cell office:value-type="float" office:value="0.6702841956">
            <text:p>0.6702841956</text:p>
          </table:table-cell>
          <table:table-cell office:value-type="float" office:value="0.04065548733">
            <text:p>0.0406554873</text:p>
          </table:table-cell>
          <table:table-cell table:formula="of:=[.P44]*0.00064230498" office:value-type="float" office:value="0.0000261132219763859">
            <text:p>2.61132219763859E-005</text:p>
          </table:table-cell>
          <table:table-cell office:value-type="float" office:value="0.3320868589">
            <text:p>0.3320868589</text:p>
          </table:table-cell>
          <table:table-cell table:formula="of:=[.R44]*0.000089238936" office:value-type="float" office:value="0.0000296350779478181">
            <text:p>2.96350779478181E-005</text:p>
          </table:table-cell>
          <table:table-cell office:value-type="float" office:value="3.011260377">
            <text:p>3.011260377</text:p>
          </table:table-cell>
          <table:table-cell office:value-type="float" office:value="46.60853227">
            <text:p>46.60853227</text:p>
          </table:table-cell>
          <table:table-cell office:value-type="float" office:value="50.13437972">
            <text:p>50.13437972</text:p>
          </table:table-cell>
          <table:table-cell office:value-type="float" office:value="117.6443491">
            <text:p>117.6443491</text:p>
          </table:table-cell>
          <table:table-cell office:value-type="float" office:value="35.56056598">
            <text:p>35.56056598</text:p>
          </table:table-cell>
          <table:table-cell office:value-type="float" office:value="50.46865369">
            <text:p>50.46865369</text:p>
          </table:table-cell>
          <table:table-cell office:value-type="float" office:value="502.2447559">
            <text:p>502.2447559</text:p>
          </table:table-cell>
          <table:table-cell office:value-type="float" office:value="27.65273925">
            <text:p>27.65273925</text:p>
          </table:table-cell>
          <table:table-cell office:value-type="float" office:value="15.26129856">
            <text:p>15.26129856</text:p>
          </table:table-cell>
          <table:table-cell office:value-type="float" office:value="0.0376632612">
            <text:p>0.0376632612</text:p>
          </table:table-cell>
          <table:table-cell table:number-columns-repeated="995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.455081174">
            <text:p>1.455081174</text:p>
          </table:table-cell>
          <table:table-cell table:formula="of:=[.B45]*0.000000033989316" office:value-type="float" office:value="0.000000049457213828737">
            <text:p>4.94572E-008</text:p>
          </table:table-cell>
          <table:table-cell office:value-type="float" office:value="48.19853743">
            <text:p>48.19853743</text:p>
          </table:table-cell>
          <table:table-cell table:formula="of:=[.D45]*0.000089238936" office:value-type="float" office:value="0.00430118619700937">
            <text:p>0.0043011862</text:p>
          </table:table-cell>
          <table:table-cell office:value-type="float" office:value="0.02074751752">
            <text:p>0.0207475175</text:p>
          </table:table-cell>
          <table:table-cell office:value-type="float" office:value="15.0682929">
            <text:p>15.0682929</text:p>
          </table:table-cell>
          <table:table-cell office:value-type="float" office:value="15.09848222">
            <text:p>15.09848222</text:p>
          </table:table-cell>
          <table:table-cell office:value-type="float" office:value="41.44797304">
            <text:p>41.44797304</text:p>
          </table:table-cell>
          <table:table-cell office:value-type="float" office:value="59.98367806">
            <text:p>59.98367806</text:p>
          </table:table-cell>
          <table:table-cell office:value-type="float" office:value="80.70629897">
            <text:p>80.70629897</text:p>
          </table:table-cell>
          <table:table-cell office:value-type="float" office:value="1341.973058">
            <text:p>1341.973058</text:p>
          </table:table-cell>
          <table:table-cell office:value-type="float" office:value="-0.09369278644">
            <text:p>-0.0936927864</text:p>
          </table:table-cell>
          <table:table-cell office:value-type="float" office:value="136.5820714">
            <text:p>136.5820714</text:p>
          </table:table-cell>
          <table:table-cell office:value-type="float" office:value="0.6651238549">
            <text:p>0.6651238549</text:p>
          </table:table-cell>
          <table:table-cell office:value-type="float" office:value="0.03839248709">
            <text:p>0.0383924871</text:p>
          </table:table-cell>
          <table:table-cell table:formula="of:=[.P45]*0.00064230498" office:value-type="float" office:value="0.0000246596856524927">
            <text:p>2.46596856524927E-005</text:p>
          </table:table-cell>
          <table:table-cell office:value-type="float" office:value="0.4092486238">
            <text:p>0.4092486238</text:p>
          </table:table-cell>
          <table:table-cell table:formula="of:=[.R45]*0.000089238936" office:value-type="float" office:value="0.0000365209117473763">
            <text:p>3.65209117473763E-005</text:p>
          </table:table-cell>
          <table:table-cell office:value-type="float" office:value="2.443502413">
            <text:p>2.443502413</text:p>
          </table:table-cell>
          <table:table-cell office:value-type="float" office:value="46.70784823">
            <text:p>46.70784823</text:p>
          </table:table-cell>
          <table:table-cell office:value-type="float" office:value="50.26334259">
            <text:p>50.26334259</text:p>
          </table:table-cell>
          <table:table-cell office:value-type="float" office:value="116.2668249">
            <text:p>116.2668249</text:p>
          </table:table-cell>
          <table:table-cell office:value-type="float" office:value="36.82117367">
            <text:p>36.82117367</text:p>
          </table:table-cell>
          <table:table-cell office:value-type="float" office:value="53.00450871">
            <text:p>53.00450871</text:p>
          </table:table-cell>
          <table:table-cell office:value-type="float" office:value="503.5994471">
            <text:p>503.5994471</text:p>
          </table:table-cell>
          <table:table-cell office:value-type="float" office:value="25.26503937">
            <text:p>25.26503937</text:p>
          </table:table-cell>
          <table:table-cell office:value-type="float" office:value="15.60599159">
            <text:p>15.60599159</text:p>
          </table:table-cell>
          <table:table-cell office:value-type="float" office:value="0.03951161016">
            <text:p>0.0395116102</text:p>
          </table:table-cell>
          <table:table-cell table:number-columns-repeated="995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.790471805">
            <text:p>1.790471805</text:p>
          </table:table-cell>
          <table:table-cell table:formula="of:=[.B46]*0.000000033989316" office:value-type="float" office:value="0.0000000608569119692354">
            <text:p>6.08569E-008</text:p>
          </table:table-cell>
          <table:table-cell office:value-type="float" office:value="47.54507644">
            <text:p>47.54507644</text:p>
          </table:table-cell>
          <table:table-cell table:formula="of:=[.D46]*0.000089238936" office:value-type="float" office:value="0.00424287203354427">
            <text:p>0.004242872</text:p>
          </table:table-cell>
          <table:table-cell office:value-type="float" office:value="0.02103267204">
            <text:p>0.021032672</text:p>
          </table:table-cell>
          <table:table-cell office:value-type="float" office:value="15.87491807">
            <text:p>15.87491807</text:p>
          </table:table-cell>
          <table:table-cell office:value-type="float" office:value="15.91257648">
            <text:p>15.91257648</text:p>
          </table:table-cell>
          <table:table-cell office:value-type="float" office:value="43.1471359">
            <text:p>43.1471359</text:p>
          </table:table-cell>
          <table:table-cell office:value-type="float" office:value="59.32699304">
            <text:p>59.32699304</text:p>
          </table:table-cell>
          <table:table-cell office:value-type="float" office:value="81.66241595">
            <text:p>81.66241595</text:p>
          </table:table-cell>
          <table:table-cell office:value-type="float" office:value="1309.798841">
            <text:p>1309.798841</text:p>
          </table:table-cell>
          <table:table-cell office:value-type="float" office:value="-0.07958505327">
            <text:p>-0.0795850533</text:p>
          </table:table-cell>
          <table:table-cell office:value-type="float" office:value="129.644379">
            <text:p>129.644379</text:p>
          </table:table-cell>
          <table:table-cell office:value-type="float" office:value="0.6590669299">
            <text:p>0.6590669299</text:p>
          </table:table-cell>
          <table:table-cell office:value-type="float" office:value="0.03610541602">
            <text:p>0.036105416</text:p>
          </table:table-cell>
          <table:table-cell table:formula="of:=[.P46]*0.00064230498" office:value-type="float" office:value="0.0000231906885146178">
            <text:p>2.31906885146178E-005</text:p>
          </table:table-cell>
          <table:table-cell office:value-type="float" office:value="0.5003468641">
            <text:p>0.5003468641</text:p>
          </table:table-cell>
          <table:table-cell table:formula="of:=[.R46]*0.000089238936" office:value-type="float" office:value="0.0000446504217832206">
            <text:p>4.46504217832206E-005</text:p>
          </table:table-cell>
          <table:table-cell office:value-type="float" office:value="1.998613505">
            <text:p>1.998613505</text:p>
          </table:table-cell>
          <table:table-cell office:value-type="float" office:value="46.7882076">
            <text:p>46.7882076</text:p>
          </table:table-cell>
          <table:table-cell office:value-type="float" office:value="50.36666873">
            <text:p>50.36666873</text:p>
          </table:table-cell>
          <table:table-cell office:value-type="float" office:value="114.9264948">
            <text:p>114.9264948</text:p>
          </table:table-cell>
          <table:table-cell office:value-type="float" office:value="38.13668965">
            <text:p>38.13668965</text:p>
          </table:table-cell>
          <table:table-cell office:value-type="float" office:value="55.80909806">
            <text:p>55.80909806</text:p>
          </table:table-cell>
          <table:table-cell office:value-type="float" office:value="504.4537572">
            <text:p>504.4537572</text:p>
          </table:table-cell>
          <table:table-cell office:value-type="float" office:value="23.11773351">
            <text:p>23.11773351</text:p>
          </table:table-cell>
          <table:table-cell office:value-type="float" office:value="15.95196078">
            <text:p>15.95196078</text:p>
          </table:table-cell>
          <table:table-cell office:value-type="float" office:value="0.04145466875">
            <text:p>0.0414546688</text:p>
          </table:table-cell>
          <table:table-cell table:number-columns-repeated="995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.183068013">
            <text:p>2.183068013</text:p>
          </table:table-cell>
          <table:table-cell table:formula="of:=[.B47]*0.000000033989316" office:value-type="float" office:value="0.0000000742009885433491">
            <text:p>7.42010E-008</text:p>
          </table:table-cell>
          <table:table-cell office:value-type="float" office:value="46.86129192">
            <text:p>46.86129192</text:p>
          </table:table-cell>
          <table:table-cell table:formula="of:=[.D47]*0.000089238936" office:value-type="float" office:value="0.0041818518305262">
            <text:p>0.0041818518</text:p>
          </table:table-cell>
          <table:table-cell office:value-type="float" office:value="0.02133957386">
            <text:p>0.0213395739</text:p>
          </table:table-cell>
          <table:table-cell office:value-type="float" office:value="16.6902728">
            <text:p>16.6902728</text:p>
          </table:table-cell>
          <table:table-cell office:value-type="float" office:value="16.73685855">
            <text:p>16.73685855</text:p>
          </table:table-cell>
          <table:table-cell office:value-type="float" office:value="44.8295615">
            <text:p>44.8295615</text:p>
          </table:table-cell>
          <table:table-cell office:value-type="float" office:value="58.70173236">
            <text:p>58.70173236</text:p>
          </table:table-cell>
          <table:table-cell office:value-type="float" office:value="82.7567255">
            <text:p>82.7567255</text:p>
          </table:table-cell>
          <table:table-cell office:value-type="float" office:value="1275.660552">
            <text:p>1275.660552</text:p>
          </table:table-cell>
          <table:table-cell office:value-type="float" office:value="-0.06372410546">
            <text:p>-0.0637241055</text:p>
          </table:table-cell>
          <table:table-cell office:value-type="float" office:value="123.3717413">
            <text:p>123.3717413</text:p>
          </table:table-cell>
          <table:table-cell office:value-type="float" office:value="0.6520634758">
            <text:p>0.6520634758</text:p>
          </table:table-cell>
          <table:table-cell office:value-type="float" office:value="0.03379743277">
            <text:p>0.0337974328</text:p>
          </table:table-cell>
          <table:table-cell table:formula="of:=[.P47]*0.00064230498" office:value-type="float" office:value="0.0000217082593793862">
            <text:p>2.17082593793862E-005</text:p>
          </table:table-cell>
          <table:table-cell office:value-type="float" office:value="0.6073806254">
            <text:p>0.6073806254</text:p>
          </table:table-cell>
          <table:table-cell table:formula="of:=[.R47]*0.000089238936" office:value-type="float" office:value="0.0000542020007577106">
            <text:p>0.000054202</text:p>
          </table:table-cell>
          <table:table-cell office:value-type="float" office:value="1.646414058">
            <text:p>1.646414058</text:p>
          </table:table-cell>
          <table:table-cell office:value-type="float" office:value="46.84794">
            <text:p>46.84794</text:p>
          </table:table-cell>
          <table:table-cell office:value-type="float" office:value="50.44217387">
            <text:p>50.44217387</text:p>
          </table:table-cell>
          <table:table-cell office:value-type="float" office:value="113.6159193">
            <text:p>113.6159193</text:p>
          </table:table-cell>
          <table:table-cell office:value-type="float" office:value="39.50319382">
            <text:p>39.50319382</text:p>
          </table:table-cell>
          <table:table-cell office:value-type="float" office:value="58.91937828">
            <text:p>58.91937828</text:p>
          </table:table-cell>
          <table:table-cell office:value-type="float" office:value="504.7802693">
            <text:p>504.7802693</text:p>
          </table:table-cell>
          <table:table-cell office:value-type="float" office:value="21.18698728">
            <text:p>21.18698728</text:p>
          </table:table-cell>
          <table:table-cell office:value-type="float" office:value="16.30031861">
            <text:p>16.30031861</text:p>
          </table:table-cell>
          <table:table-cell office:value-type="float" office:value="0.04350150566">
            <text:p>0.0435015057</text:p>
          </table:table-cell>
          <table:table-cell table:number-columns-repeated="99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.639195872">
            <text:p>2.639195872</text:p>
          </table:table-cell>
          <table:table-cell table:formula="of:=[.B48]*0.000000033989316" office:value-type="float" office:value="0.0000000897044624793036">
            <text:p>8.97045E-008</text:p>
          </table:table-cell>
          <table:table-cell office:value-type="float" office:value="46.14493937">
            <text:p>46.14493937</text:p>
          </table:table-cell>
          <table:table-cell table:formula="of:=[.D48]*0.000089238936" office:value-type="float" office:value="0.00411792529116331">
            <text:p>0.0041179253</text:p>
          </table:table-cell>
          <table:table-cell office:value-type="float" office:value="0.02167084871">
            <text:p>0.0216708487</text:p>
          </table:table-cell>
          <table:table-cell office:value-type="float" office:value="17.51544925">
            <text:p>17.51544925</text:p>
          </table:table-cell>
          <table:table-cell office:value-type="float" office:value="17.57264286">
            <text:p>17.57264286</text:p>
          </table:table-cell>
          <table:table-cell office:value-type="float" office:value="46.49821711">
            <text:p>46.49821711</text:p>
          </table:table-cell>
          <table:table-cell office:value-type="float" office:value="58.10852272">
            <text:p>58.10852272</text:p>
          </table:table-cell>
          <table:table-cell office:value-type="float" office:value="84.01346487">
            <text:p>84.01346487</text:p>
          </table:table-cell>
          <table:table-cell office:value-type="float" office:value="1239.553446">
            <text:p>1239.553446</text:p>
          </table:table-cell>
          <table:table-cell office:value-type="float" office:value="-0.04578067555">
            <text:p>-0.0457806756</text:p>
          </table:table-cell>
          <table:table-cell office:value-type="float" office:value="117.6591771">
            <text:p>117.6591771</text:p>
          </table:table-cell>
          <table:table-cell office:value-type="float" office:value="0.6440506774">
            <text:p>0.6440506774</text:p>
          </table:table-cell>
          <table:table-cell office:value-type="float" office:value="0.03147197608">
            <text:p>0.0314719761</text:p>
          </table:table-cell>
          <table:table-cell table:formula="of:=[.P48]*0.00064230498" office:value-type="float" office:value="0.0000202146069666249">
            <text:p>2.02146069666249E-005</text:p>
          </table:table-cell>
          <table:table-cell office:value-type="float" office:value="0.7326511329">
            <text:p>0.7326511329</text:p>
          </table:table-cell>
          <table:table-cell table:formula="of:=[.R48]*0.000089238936" office:value-type="float" office:value="0.0000653810075591906">
            <text:p>0.000065381</text:p>
          </table:table-cell>
          <table:table-cell office:value-type="float" office:value="1.364906099">
            <text:p>1.364906099</text:p>
          </table:table-cell>
          <table:table-cell office:value-type="float" office:value="46.88514489">
            <text:p>46.88514489</text:p>
          </table:table-cell>
          <table:table-cell office:value-type="float" office:value="50.48739944">
            <text:p>50.48739944</text:p>
          </table:table-cell>
          <table:table-cell office:value-type="float" office:value="112.3277303">
            <text:p>112.3277303</text:p>
          </table:table-cell>
          <table:table-cell office:value-type="float" office:value="40.92019177">
            <text:p>40.92019177</text:p>
          </table:table-cell>
          <table:table-cell office:value-type="float" office:value="62.38832582">
            <text:p>62.38832582</text:p>
          </table:table-cell>
          <table:table-cell office:value-type="float" office:value="504.5460209">
            <text:p>504.5460209</text:p>
          </table:table-cell>
          <table:table-cell office:value-type="float" office:value="19.45030639">
            <text:p>19.45030639</text:p>
          </table:table-cell>
          <table:table-cell office:value-type="float" office:value="16.65254984">
            <text:p>16.65254984</text:p>
          </table:table-cell>
          <table:table-cell office:value-type="float" office:value="0.04566602017">
            <text:p>0.0456660202</text:p>
          </table:table-cell>
          <table:table-cell table:number-columns-repeated="995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.165500051">
            <text:p>3.165500051</text:p>
          </table:table-cell>
          <table:table-cell table:formula="of:=[.B49]*0.000000033989316" office:value-type="float" office:value="0.000000107593181531455">
            <text:p>1.07593E-007</text:p>
          </table:table-cell>
          <table:table-cell office:value-type="float" office:value="45.39328274">
            <text:p>45.39328274</text:p>
          </table:table-cell>
          <table:table-cell table:formula="of:=[.D49]*0.000089238936" office:value-type="float" office:value="0.00405084825326476">
            <text:p>0.0040508483</text:p>
          </table:table-cell>
          <table:table-cell office:value-type="float" office:value="0.02202969117">
            <text:p>0.0220296912</text:p>
          </table:table-cell>
          <table:table-cell office:value-type="float" office:value="18.35170213">
            <text:p>18.35170213</text:p>
          </table:table-cell>
          <table:table-cell office:value-type="float" office:value="18.42143711">
            <text:p>18.42143711</text:p>
          </table:table-cell>
          <table:table-cell office:value-type="float" office:value="48.15623879">
            <text:p>48.15623879</text:p>
          </table:table-cell>
          <table:table-cell office:value-type="float" office:value="57.54845403">
            <text:p>57.54845403</text:p>
          </table:table-cell>
          <table:table-cell office:value-type="float" office:value="85.46389275">
            <text:p>85.46389275</text:p>
          </table:table-cell>
          <table:table-cell office:value-type="float" office:value="1201.455025">
            <text:p>1201.455025</text:p>
          </table:table-cell>
          <table:table-cell office:value-type="float" office:value="-0.02534275504">
            <text:p>-0.025342755</text:p>
          </table:table-cell>
          <table:table-cell office:value-type="float" office:value="112.4173962">
            <text:p>112.4173962</text:p>
          </table:table-cell>
          <table:table-cell office:value-type="float" office:value="0.6349528755">
            <text:p>0.6349528755</text:p>
          </table:table-cell>
          <table:table-cell office:value-type="float" office:value="0.02913281327">
            <text:p>0.0291328133</text:p>
          </table:table-cell>
          <table:table-cell table:formula="of:=[.P49]*0.00064230498" office:value-type="float" office:value="0.0000187121510447311">
            <text:p>1.87121510447311E-005</text:p>
          </table:table-cell>
          <table:table-cell office:value-type="float" office:value="0.8788398979">
            <text:p>0.8788398979</text:p>
          </table:table-cell>
          <table:table-cell table:formula="of:=[.R49]*0.000089238936" office:value-type="float" office:value="0.0000784267374029446">
            <text:p>7.84267374029446E-005</text:p>
          </table:table-cell>
          <table:table-cell office:value-type="float" office:value="1.13786368">
            <text:p>1.13786368</text:p>
          </table:table-cell>
          <table:table-cell office:value-type="float" office:value="46.89762687">
            <text:p>46.89762687</text:p>
          </table:table-cell>
          <table:table-cell office:value-type="float" office:value="50.4995344">
            <text:p>50.4995344</text:p>
          </table:table-cell>
          <table:table-cell office:value-type="float" office:value="111.0544688">
            <text:p>111.0544688</text:p>
          </table:table-cell>
          <table:table-cell office:value-type="float" office:value="42.39058567">
            <text:p>42.39058567</text:p>
          </table:table-cell>
          <table:table-cell office:value-type="float" office:value="66.28949023">
            <text:p>66.28949023</text:p>
          </table:table-cell>
          <table:table-cell office:value-type="float" office:value="503.7118155">
            <text:p>503.7118155</text:p>
          </table:table-cell>
          <table:table-cell office:value-type="float" office:value="17.88628263">
            <text:p>17.88628263</text:p>
          </table:table-cell>
          <table:table-cell office:value-type="float" office:value="17.01059241">
            <text:p>17.01059241</text:p>
          </table:table-cell>
          <table:table-cell office:value-type="float" office:value="0.04796914042">
            <text:p>0.0479691404</text:p>
          </table:table-cell>
          <table:table-cell table:number-columns-repeated="995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.768951003">
            <text:p>3.768951003</text:p>
          </table:table-cell>
          <table:table-cell table:formula="of:=[.B50]*0.000000033989316" office:value-type="float" office:value="0.000000128104066629484">
            <text:p>1.28104E-007</text:p>
          </table:table-cell>
          <table:table-cell office:value-type="float" office:value="44.60297945">
            <text:p>44.60297945</text:p>
          </table:table-cell>
          <table:table-cell table:formula="of:=[.D50]*0.000089238936" office:value-type="float" office:value="0.00398032242854787">
            <text:p>0.0039803224</text:p>
          </table:table-cell>
          <table:table-cell office:value-type="float" office:value="0.02242002692">
            <text:p>0.0224200269</text:p>
          </table:table-cell>
          <table:table-cell office:value-type="float" office:value="19.20049372">
            <text:p>19.20049372</text:p>
          </table:table-cell>
          <table:table-cell office:value-type="float" office:value="19.2849937">
            <text:p>19.2849937</text:p>
          </table:table-cell>
          <table:table-cell office:value-type="float" office:value="49.80701275">
            <text:p>49.80701275</text:p>
          </table:table-cell>
          <table:table-cell office:value-type="float" office:value="57.02326898">
            <text:p>57.02326898</text:p>
          </table:table-cell>
          <table:table-cell office:value-type="float" office:value="87.14904503">
            <text:p>87.14904503</text:p>
          </table:table-cell>
          <table:table-cell office:value-type="float" office:value="1161.321756">
            <text:p>1161.321756</text:p>
          </table:table-cell>
          <table:table-cell office:value-type="float" office:value="-0.001886760983">
            <text:p>-0.001886761</text:p>
          </table:table-cell>
          <table:table-cell office:value-type="float" office:value="107.5693798">
            <text:p>107.5693798</text:p>
          </table:table-cell>
          <table:table-cell office:value-type="float" office:value="0.6246832786">
            <text:p>0.6246832786</text:p>
          </table:table-cell>
          <table:table-cell office:value-type="float" office:value="0.02678410146">
            <text:p>0.0267841015</text:p>
          </table:table-cell>
          <table:table-cell table:formula="of:=[.P50]*0.00064230498" office:value-type="float" office:value="0.0000172035617525833">
            <text:p>1.72035617525833E-005</text:p>
          </table:table-cell>
          <table:table-cell office:value-type="float" office:value="1.049115802">
            <text:p>1.049115802</text:p>
          </table:table-cell>
          <table:table-cell table:formula="of:=[.R50]*0.000089238936" office:value-type="float" office:value="0.0000936219779112667">
            <text:p>0.000093622</text:p>
          </table:table-cell>
          <table:table-cell office:value-type="float" office:value="0.9531836215">
            <text:p>0.9531836215</text:p>
          </table:table-cell>
          <table:table-cell office:value-type="float" office:value="46.88281252">
            <text:p>46.88281252</text:p>
          </table:table-cell>
          <table:table-cell office:value-type="float" office:value="50.47531489">
            <text:p>50.47531489</text:p>
          </table:table-cell>
          <table:table-cell office:value-type="float" office:value="109.7883996">
            <text:p>109.7883996</text:p>
          </table:table-cell>
          <table:table-cell office:value-type="float" office:value="43.920434">
            <text:p>43.920434</text:p>
          </table:table-cell>
          <table:table-cell office:value-type="float" office:value="70.72336115">
            <text:p>70.72336115</text:p>
          </table:table-cell>
          <table:table-cell office:value-type="float" office:value="502.2313001">
            <text:p>502.2313001</text:p>
          </table:table-cell>
          <table:table-cell office:value-type="float" office:value="16.47468486">
            <text:p>16.47468486</text:p>
          </table:table-cell>
          <table:table-cell office:value-type="float" office:value="17.37695049">
            <text:p>17.37695049</text:p>
          </table:table-cell>
          <table:table-cell office:value-type="float" office:value="0.05044197165">
            <text:p>0.0504419717</text:p>
          </table:table-cell>
          <table:table-cell table:number-columns-repeated="995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.456860456">
            <text:p>4.456860456</text:p>
          </table:table-cell>
          <table:table-cell table:formula="of:=[.B51]*0.000000033989316" office:value-type="float" office:value="0.000000151485638406888">
            <text:p>1.51486E-007</text:p>
          </table:table-cell>
          <table:table-cell office:value-type="float" office:value="43.76991864">
            <text:p>43.76991864</text:p>
          </table:table-cell>
          <table:table-cell table:formula="of:=[.D51]*0.000089238936" office:value-type="float" office:value="0.00390598096824017">
            <text:p>0.003905981</text:p>
          </table:table-cell>
          <table:table-cell office:value-type="float" office:value="0.02284674112">
            <text:p>0.0228467411</text:p>
          </table:table-cell>
          <table:table-cell office:value-type="float" office:value="20.06355601">
            <text:p>20.06355601</text:p>
          </table:table-cell>
          <table:table-cell office:value-type="float" office:value="20.16538075">
            <text:p>20.16538075</text:p>
          </table:table-cell>
          <table:table-cell office:value-type="float" office:value="51.45428451">
            <text:p>51.45428451</text:p>
          </table:table-cell>
          <table:table-cell office:value-type="float" office:value="56.53561438">
            <text:p>56.53561438</text:p>
          </table:table-cell>
          <table:table-cell office:value-type="float" office:value="89.12390417">
            <text:p>89.12390417</text:p>
          </table:table-cell>
          <table:table-cell office:value-type="float" office:value="1119.084533">
            <text:p>1119.084533</text:p>
          </table:table-cell>
          <table:table-cell office:value-type="float" office:value="0.02526419048">
            <text:p>0.0252641905</text:p>
          </table:table-cell>
          <table:table-cell office:value-type="float" office:value="103.0475794">
            <text:p>103.0475794</text:p>
          </table:table-cell>
          <table:table-cell office:value-type="float" office:value="0.6131489941">
            <text:p>0.6131489941</text:p>
          </table:table-cell>
          <table:table-cell office:value-type="float" office:value="0.02443046623">
            <text:p>0.0244304662</text:p>
          </table:table-cell>
          <table:table-cell table:formula="of:=[.P51]*0.00064230498" office:value-type="float" office:value="0.0000156918101232508">
            <text:p>1.56918101232508E-005</text:p>
          </table:table-cell>
          <table:table-cell office:value-type="float" office:value="1.247284452">
            <text:p>1.247284452</text:p>
          </table:table-cell>
          <table:table-cell table:formula="of:=[.R51]*0.000089238936" office:value-type="float" office:value="0.000111306337385823">
            <text:p>0.0001113063</text:p>
          </table:table-cell>
          <table:table-cell office:value-type="float" office:value="0.8017417346">
            <text:p>0.8017417346</text:p>
          </table:table-cell>
          <table:table-cell office:value-type="float" office:value="46.8376394">
            <text:p>46.8376394</text:p>
          </table:table-cell>
          <table:table-cell office:value-type="float" office:value="50.41089044">
            <text:p>50.41089044</text:p>
          </table:table-cell>
          <table:table-cell office:value-type="float" office:value="108.5212839">
            <text:p>108.5212839</text:p>
          </table:table-cell>
          <table:table-cell office:value-type="float" office:value="45.51863901">
            <text:p>45.51863901</text:p>
          </table:table-cell>
          <table:table-cell office:value-type="float" office:value="75.82693073">
            <text:p>75.82693073</text:p>
          </table:table-cell>
          <table:table-cell office:value-type="float" office:value="500.0495995">
            <text:p>500.0495995</text:p>
          </table:table-cell>
          <table:table-cell office:value-type="float" office:value="15.19662454">
            <text:p>15.19662454</text:p>
          </table:table-cell>
          <table:table-cell office:value-type="float" office:value="17.75485579">
            <text:p>17.75485579</text:p>
          </table:table-cell>
          <table:table-cell office:value-type="float" office:value="0.05313039257">
            <text:p>0.0531303926</text:p>
          </table:table-cell>
          <table:table-cell table:number-columns-repeated="995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.236908124">
            <text:p>5.236908124</text:p>
          </table:table-cell>
          <table:table-cell table:formula="of:=[.B52]*0.000000033989316" office:value-type="float" office:value="0.000000177998925089603">
            <text:p>1.77999E-007</text:p>
          </table:table-cell>
          <table:table-cell office:value-type="float" office:value="42.88898952">
            <text:p>42.88898952</text:p>
          </table:table-cell>
          <table:table-cell table:formula="of:=[.D52]*0.000089238936" office:value-type="float" office:value="0.00382736779087995">
            <text:p>0.0038273678</text:p>
          </table:table-cell>
          <table:table-cell office:value-type="float" office:value="0.02331600747">
            <text:p>0.0233160075</text:p>
          </table:table-cell>
          <table:table-cell office:value-type="float" office:value="20.9429786">
            <text:p>20.9429786</text:p>
          </table:table-cell>
          <table:table-cell office:value-type="float" office:value="21.06508239">
            <text:p>21.06508239</text:p>
          </table:table-cell>
          <table:table-cell office:value-type="float" office:value="53.10231018">
            <text:p>53.10231018</text:p>
          </table:table-cell>
          <table:table-cell office:value-type="float" office:value="56.08939579">
            <text:p>56.08939579</text:p>
          </table:table-cell>
          <table:table-cell office:value-type="float" office:value="91.46389178">
            <text:p>91.46389178</text:p>
          </table:table-cell>
          <table:table-cell office:value-type="float" office:value="1074.6427">
            <text:p>1074.6427</text:p>
          </table:table-cell>
          <table:table-cell office:value-type="float" office:value="0.05700201719">
            <text:p>0.0570020172</text:p>
          </table:table-cell>
          <table:table-cell office:value-type="float" office:value="98.79153345">
            <text:p>98.79153345</text:p>
          </table:table-cell>
          <table:table-cell office:value-type="float" office:value="0.6002614484">
            <text:p>0.6002614484</text:p>
          </table:table-cell>
          <table:table-cell office:value-type="float" office:value="0.02207710446">
            <text:p>0.0220771045</text:p>
          </table:table-cell>
          <table:table-cell table:formula="of:=[.P52]*0.00064230498" office:value-type="float" office:value="0.0000141802341386382">
            <text:p>1.41802341386382E-005</text:p>
          </table:table-cell>
          <table:table-cell office:value-type="float" office:value="1.478000946">
            <text:p>1.478000946</text:p>
          </table:table-cell>
          <table:table-cell table:formula="of:=[.R52]*0.000089238936" office:value-type="float" office:value="0.000131895231828033">
            <text:p>0.0001318952</text:p>
          </table:table-cell>
          <table:table-cell office:value-type="float" office:value="0.6765895536">
            <text:p>0.6765895536</text:p>
          </table:table-cell>
          <table:table-cell office:value-type="float" office:value="46.75840178">
            <text:p>46.75840178</text:p>
          </table:table-cell>
          <table:table-cell office:value-type="float" office:value="50.30163911">
            <text:p>50.30163911</text:p>
          </table:table-cell>
          <table:table-cell office:value-type="float" office:value="107.2440819">
            <text:p>107.2440819</text:p>
          </table:table-cell>
          <table:table-cell office:value-type="float" office:value="47.19657348">
            <text:p>47.19657348</text:p>
          </table:table-cell>
          <table:table-cell office:value-type="float" office:value="81.78862233">
            <text:p>81.78862233</text:p>
          </table:table-cell>
          <table:table-cell office:value-type="float" office:value="497.1015262">
            <text:p>497.1015262</text:p>
          </table:table-cell>
          <table:table-cell office:value-type="float" office:value="14.03468628">
            <text:p>14.03468628</text:p>
          </table:table-cell>
          <table:table-cell office:value-type="float" office:value="18.1485028">
            <text:p>18.1485028</text:p>
          </table:table-cell>
          <table:table-cell office:value-type="float" office:value="0.05610191263">
            <text:p>0.0561019126</text:p>
          </table:table-cell>
          <table:table-cell table:number-columns-repeated="995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.117183639">
            <text:p>6.117183639</text:p>
          </table:table-cell>
          <table:table-cell table:formula="of:=[.B53]*0.000000033989316" office:value-type="float" office:value="0.000000207918887736001">
            <text:p>2.07919E-007</text:p>
          </table:table-cell>
          <table:table-cell office:value-type="float" office:value="41.95374301">
            <text:p>41.95374301</text:p>
          </table:table-cell>
          <table:table-cell table:formula="of:=[.D53]*0.000089238936" office:value-type="float" office:value="0.00374390738742984">
            <text:p>0.0037439074</text:p>
          </table:table-cell>
          <table:table-cell office:value-type="float" office:value="0.02383577551">
            <text:p>0.0238357755</text:p>
          </table:table-cell>
          <table:table-cell office:value-type="float" office:value="21.84133611">
            <text:p>21.84133611</text:p>
          </table:table-cell>
          <table:table-cell office:value-type="float" office:value="21.98714392">
            <text:p>21.98714392</text:p>
          </table:table-cell>
          <table:table-cell office:value-type="float" office:value="54.7560729">
            <text:p>54.7560729</text:p>
          </table:table-cell>
          <table:table-cell office:value-type="float" office:value="55.69030611">
            <text:p>55.69030611</text:p>
          </table:table-cell>
          <table:table-cell office:value-type="float" office:value="94.27531097">
            <text:p>94.27531097</text:p>
          </table:table-cell>
          <table:table-cell office:value-type="float" office:value="1027.856484">
            <text:p>1027.856484</text:p>
          </table:table-cell>
          <table:table-cell office:value-type="float" office:value="0.09452720115">
            <text:p>0.0945272012</text:p>
          </table:table-cell>
          <table:table-cell office:value-type="float" office:value="94.74571593">
            <text:p>94.74571593</text:p>
          </table:table-cell>
          <table:table-cell office:value-type="float" office:value="0.5859541588">
            <text:p>0.5859541588</text:p>
          </table:table-cell>
          <table:table-cell office:value-type="float" office:value="0.01972992204">
            <text:p>0.019729922</text:p>
          </table:table-cell>
          <table:table-cell table:formula="of:=[.P53]*0.00064230498" office:value-type="float" office:value="0.0000126726271813038">
            <text:p>1.26726271813038E-005</text:p>
          </table:table-cell>
          <table:table-cell office:value-type="float" office:value="1.747080875">
            <text:p>1.747080875</text:p>
          </table:table-cell>
          <table:table-cell table:formula="of:=[.R53]*0.000089238936" office:value-type="float" office:value="0.000155907638390949">
            <text:p>0.0001559076</text:p>
          </table:table-cell>
          <table:table-cell office:value-type="float" office:value="0.5723833477">
            <text:p>0.5723833477</text:p>
          </table:table-cell>
          <table:table-cell office:value-type="float" office:value="46.64052792">
            <text:p>46.64052792</text:p>
          </table:table-cell>
          <table:table-cell office:value-type="float" office:value="50.14190197">
            <text:p>50.14190197</text:p>
          </table:table-cell>
          <table:table-cell office:value-type="float" office:value="105.9465421">
            <text:p>105.9465421</text:p>
          </table:table-cell>
          <table:table-cell office:value-type="float" office:value="48.96776846">
            <text:p>48.96776846</text:p>
          </table:table-cell>
          <table:table-cell office:value-type="float" office:value="88.87267706">
            <text:p>88.87267706</text:p>
          </table:table-cell>
          <table:table-cell office:value-type="float" office:value="493.3092288">
            <text:p>493.3092288</text:p>
          </table:table-cell>
          <table:table-cell office:value-type="float" office:value="12.97295744">
            <text:p>12.97295744</text:p>
          </table:table-cell>
          <table:table-cell office:value-type="float" office:value="18.56340101">
            <text:p>18.56340101</text:p>
          </table:table-cell>
          <table:table-cell office:value-type="float" office:value="0.05945615697">
            <text:p>0.059456157</text:p>
          </table:table-cell>
          <table:table-cell table:number-columns-repeated="995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7.106249538">
            <text:p>7.106249538</text:p>
          </table:table-cell>
          <table:table-cell table:formula="of:=[.B54]*0.000000033989316" office:value-type="float" office:value="0.000000241536561121936">
            <text:p>2.41537E-007</text:p>
          </table:table-cell>
          <table:table-cell office:value-type="float" office:value="40.95588555">
            <text:p>40.95588555</text:p>
          </table:table-cell>
          <table:table-cell table:formula="of:=[.D54]*0.000089238936" office:value-type="float" office:value="0.00365485964941977">
            <text:p>0.0036548596</text:p>
          </table:table-cell>
          <table:table-cell office:value-type="float" office:value="0.02441651515">
            <text:p>0.0244165152</text:p>
          </table:table-cell>
          <table:table-cell office:value-type="float" office:value="22.76187797">
            <text:p>22.76187797</text:p>
          </table:table-cell>
          <table:table-cell office:value-type="float" office:value="22.93538782">
            <text:p>22.93538782</text:p>
          </table:table-cell>
          <table:table-cell office:value-type="float" office:value="56.42160252">
            <text:p>56.42160252</text:p>
          </table:table-cell>
          <table:table-cell office:value-type="float" office:value="55.34665591">
            <text:p>55.34665591</text:p>
          </table:table-cell>
          <table:table-cell office:value-type="float" office:value="97.71278799">
            <text:p>97.71278799</text:p>
          </table:table-cell>
          <table:table-cell office:value-type="float" office:value="978.5376522">
            <text:p>978.5376522</text:p>
          </table:table-cell>
          <table:table-cell office:value-type="float" office:value="0.1394943169">
            <text:p>0.1394943169</text:p>
          </table:table-cell>
          <table:table-cell office:value-type="float" office:value="90.85742655">
            <text:p>90.85742655</text:p>
          </table:table-cell>
          <table:table-cell office:value-type="float" office:value="0.5702083316">
            <text:p>0.5702083316</text:p>
          </table:table-cell>
          <table:table-cell office:value-type="float" office:value="0.01739572287">
            <text:p>0.0173957229</text:p>
          </table:table-cell>
          <table:table-cell table:formula="of:=[.P54]*0.00064230498" office:value-type="float" office:value="0.0000111733594301009">
            <text:p>1.11733594301009E-005</text:p>
          </table:table-cell>
          <table:table-cell office:value-type="float" office:value="2.061969015">
            <text:p>2.061969015</text:p>
          </table:table-cell>
          <table:table-cell table:formula="of:=[.R54]*0.000089238936" office:value-type="float" office:value="0.000184007920963568">
            <text:p>0.0001840079</text:p>
          </table:table-cell>
          <table:table-cell office:value-type="float" office:value="0.48497334">
            <text:p>0.48497334</text:p>
          </table:table-cell>
          <table:table-cell office:value-type="float" office:value="46.47824826">
            <text:p>46.47824826</text:p>
          </table:table-cell>
          <table:table-cell office:value-type="float" office:value="49.92458983">
            <text:p>49.92458983</text:p>
          </table:table-cell>
          <table:table-cell office:value-type="float" office:value="104.6166061">
            <text:p>104.6166061</text:p>
          </table:table-cell>
          <table:table-cell office:value-type="float" office:value="50.84802022">
            <text:p>50.84802022</text:p>
          </table:table-cell>
          <table:table-cell office:value-type="float" office:value="97.46092415">
            <text:p>97.46092415</text:p>
          </table:table-cell>
          <table:table-cell office:value-type="float" office:value="488.5785464">
            <text:p>488.5785464</text:p>
          </table:table-cell>
          <table:table-cell office:value-type="float" office:value="11.99689296">
            <text:p>11.99689296</text:p>
          </table:table-cell>
          <table:table-cell office:value-type="float" office:value="19.00691942">
            <text:p>19.00691942</text:p>
          </table:table-cell>
          <table:table-cell office:value-type="float" office:value="0.06334136572">
            <text:p>0.0633413657</text:p>
          </table:table-cell>
          <table:table-cell table:number-columns-repeated="995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8.213233912">
            <text:p>8.213233912</text:p>
          </table:table-cell>
          <table:table-cell table:formula="of:=[.B55]*0.000000033989316" office:value-type="float" office:value="0.000000279162202816884">
            <text:p>2.79162E-007</text:p>
          </table:table-cell>
          <table:table-cell office:value-type="float" office:value="39.88450067">
            <text:p>39.88450067</text:p>
          </table:table-cell>
          <table:table-cell table:formula="of:=[.D55]*0.000089238936" office:value-type="float" office:value="0.00355925040268209">
            <text:p>0.0035592504</text:p>
          </table:table-cell>
          <table:table-cell office:value-type="float" office:value="0.02507239613">
            <text:p>0.0250723961</text:p>
          </table:table-cell>
          <table:table-cell office:value-type="float" office:value="23.70881974">
            <text:p>23.70881974</text:p>
          </table:table-cell>
          <table:table-cell office:value-type="float" office:value="23.91474519">
            <text:p>23.91474519</text:p>
          </table:table-cell>
          <table:table-cell office:value-type="float" office:value="58.10646425">
            <text:p>58.10646425</text:p>
          </table:table-cell>
          <table:table-cell office:value-type="float" office:value="55.07074911">
            <text:p>55.07074911</text:p>
          </table:table-cell>
          <table:table-cell office:value-type="float" office:value="102.0097823">
            <text:p>102.0097823</text:p>
          </table:table-cell>
          <table:table-cell office:value-type="float" office:value="926.4378817">
            <text:p>926.4378817</text:p>
          </table:table-cell>
          <table:table-cell office:value-type="float" office:value="0.1942457477">
            <text:p>0.1942457477</text:p>
          </table:table-cell>
          <table:table-cell office:value-type="float" office:value="87.07448503">
            <text:p>87.07448503</text:p>
          </table:table-cell>
          <table:table-cell office:value-type="float" office:value="0.5530827987">
            <text:p>0.5530827987</text:p>
          </table:table-cell>
          <table:table-cell office:value-type="float" office:value="0.01508247685">
            <text:p>0.0150824769</text:p>
          </table:table-cell>
          <table:table-cell table:formula="of:=[.P55]*0.00064230498" office:value-type="float" office:value="0.00000968754999148971">
            <text:p>9.68754999148971E-006</text:p>
          </table:table-cell>
          <table:table-cell office:value-type="float" office:value="2.432472059">
            <text:p>2.432472059</text:p>
          </table:table-cell>
          <table:table-cell table:formula="of:=[.R55]*0.000089238936" office:value-type="float" office:value="0.000217071218394889">
            <text:p>0.0002170712</text:p>
          </table:table-cell>
          <table:table-cell office:value-type="float" office:value="0.4111044139">
            <text:p>0.4111044139</text:p>
          </table:table-cell>
          <table:table-cell office:value-type="float" office:value="46.26408632">
            <text:p>46.26408632</text:p>
          </table:table-cell>
          <table:table-cell office:value-type="float" office:value="49.64058303">
            <text:p>49.64058303</text:p>
          </table:table-cell>
          <table:table-cell office:value-type="float" office:value="103.2395131">
            <text:p>103.2395131</text:p>
          </table:table-cell>
          <table:table-cell office:value-type="float" office:value="52.8562693">
            <text:p>52.8562693</text:p>
          </table:table-cell>
          <table:table-cell office:value-type="float" office:value="108.1274496">
            <text:p>108.1274496</text:p>
          </table:table-cell>
          <table:table-cell office:value-type="float" office:value="482.7928756">
            <text:p>482.7928756</text:p>
          </table:table-cell>
          <table:table-cell office:value-type="float" office:value="11.09299801">
            <text:p>11.09299801</text:p>
          </table:table-cell>
          <table:table-cell office:value-type="float" office:value="19.48916028">
            <text:p>19.48916028</text:p>
          </table:table-cell>
          <table:table-cell office:value-type="float" office:value="0.067981264">
            <text:p>0.067981264</text:p>
          </table:table-cell>
          <table:table-cell table:number-columns-repeated="995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9.447966413">
            <text:p>9.447966413</text:p>
          </table:table-cell>
          <table:table-cell table:formula="of:=[.B56]*0.000000033989316" office:value-type="float" office:value="0.000000321129915968844">
            <text:p>3.21130E-007</text:p>
          </table:table-cell>
          <table:table-cell office:value-type="float" office:value="38.72480866">
            <text:p>38.72480866</text:p>
          </table:table-cell>
          <table:table-cell table:formula="of:=[.D56]*0.000089238936" office:value-type="float" office:value="0.00345576072162199">
            <text:p>0.0034557607</text:p>
          </table:table-cell>
          <table:table-cell office:value-type="float" office:value="0.02582323928">
            <text:p>0.0258232393</text:p>
          </table:table-cell>
          <table:table-cell office:value-type="float" office:value="24.68780756">
            <text:p>24.68780756</text:p>
          </table:table-cell>
          <table:table-cell office:value-type="float" office:value="24.93178466">
            <text:p>24.93178466</text:p>
          </table:table-cell>
          <table:table-cell office:value-type="float" office:value="59.82053671">
            <text:p>59.82053671</text:p>
          </table:table-cell>
          <table:table-cell office:value-type="float" office:value="54.881305">
            <text:p>54.881305</text:p>
          </table:table-cell>
          <table:table-cell office:value-type="float" office:value="107.5352649">
            <text:p>107.5352649</text:p>
          </table:table-cell>
          <table:table-cell office:value-type="float" office:value="871.2324839">
            <text:p>871.2324839</text:p>
          </table:table-cell>
          <table:table-cell office:value-type="float" office:value="0.2622030377">
            <text:p>0.2622030377</text:p>
          </table:table-cell>
          <table:table-cell office:value-type="float" office:value="83.34236785">
            <text:p>83.34236785</text:p>
          </table:table-cell>
          <table:table-cell office:value-type="float" office:value="0.5347376125">
            <text:p>0.5347376125</text:p>
          </table:table-cell>
          <table:table-cell office:value-type="float" office:value="0.01279971437">
            <text:p>0.0127997144</text:p>
          </table:table-cell>
          <table:table-cell table:formula="of:=[.P56]*0.00064230498" office:value-type="float" office:value="0.00000822132028242856">
            <text:p>8.22132028242856E-006</text:p>
          </table:table-cell>
          <table:table-cell office:value-type="float" office:value="2.871956766">
            <text:p>2.871956766</text:p>
          </table:table-cell>
          <table:table-cell table:formula="of:=[.R56]*0.000089238936" office:value-type="float" office:value="0.000256290366035841">
            <text:p>0.0002562904</text:p>
          </table:table-cell>
          <table:table-cell office:value-type="float" office:value="0.3481946567">
            <text:p>0.3481946567</text:p>
          </table:table-cell>
          <table:table-cell office:value-type="float" office:value="45.98804698">
            <text:p>45.98804698</text:p>
          </table:table-cell>
          <table:table-cell office:value-type="float" office:value="49.2777784">
            <text:p>49.2777784</text:p>
          </table:table-cell>
          <table:table-cell office:value-type="float" office:value="101.796388">
            <text:p>101.796388</text:p>
          </table:table-cell>
          <table:table-cell office:value-type="float" office:value="55.01650931">
            <text:p>55.01650931</text:p>
          </table:table-cell>
          <table:table-cell office:value-type="float" office:value="121.7791916">
            <text:p>121.7791916</text:p>
          </table:table-cell>
          <table:table-cell office:value-type="float" office:value="475.8028842">
            <text:p>475.8028842</text:p>
          </table:table-cell>
          <table:table-cell office:value-type="float" office:value="10.24834982">
            <text:p>10.24834982</text:p>
          </table:table-cell>
          <table:table-cell office:value-type="float" office:value="20.02442743">
            <text:p>20.02442743</text:p>
          </table:table-cell>
          <table:table-cell office:value-type="float" office:value="0.07372071455">
            <text:p>0.0737207146</text:p>
          </table:table-cell>
          <table:table-cell table:number-columns-repeated="995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0.82118059">
            <text:p>10.82118059</text:p>
          </table:table-cell>
          <table:table-cell table:formula="of:=[.B57]*0.000000033989316" office:value-type="float" office:value="0.000000367804526566576">
            <text:p>3.67805E-007</text:p>
          </table:table-cell>
          <table:table-cell office:value-type="float" office:value="37.45608522">
            <text:p>37.45608522</text:p>
          </table:table-cell>
          <table:table-cell table:formula="of:=[.D57]*0.000089238936" office:value-type="float" office:value="0.00334254119175813">
            <text:p>0.0033425412</text:p>
          </table:table-cell>
          <table:table-cell office:value-type="float" office:value="0.02669793157">
            <text:p>0.0266979316</text:p>
          </table:table-cell>
          <table:table-cell office:value-type="float" office:value="25.70669903">
            <text:p>25.70669903</text:p>
          </table:table-cell>
          <table:table-cell office:value-type="float" office:value="25.99560217">
            <text:p>25.99560217</text:p>
          </table:table-cell>
          <table:table-cell office:value-type="float" office:value="61.57732191">
            <text:p>61.57732191</text:p>
          </table:table-cell>
          <table:table-cell office:value-type="float" office:value="54.80805838">
            <text:p>54.80805838</text:p>
          </table:table-cell>
          <table:table-cell office:value-type="float" office:value="114.9084301">
            <text:p>114.9084301</text:p>
          </table:table-cell>
          <table:table-cell office:value-type="float" office:value="812.4881916">
            <text:p>812.4881916</text:p>
          </table:table-cell>
          <table:table-cell office:value-type="float" office:value="0.3485660896">
            <text:p>0.3485660896</text:p>
          </table:table-cell>
          <table:table-cell office:value-type="float" office:value="79.60011246">
            <text:p>79.60011246</text:p>
          </table:table-cell>
          <table:table-cell office:value-type="float" office:value="0.5154309755">
            <text:p>0.5154309755</text:p>
          </table:table-cell>
          <table:table-cell office:value-type="float" office:value="0.01055913557">
            <text:p>0.0105591356</text:p>
          </table:table-cell>
          <table:table-cell table:formula="of:=[.P57]*0.00064230498" office:value-type="float" office:value="0.00000678218536110614">
            <text:p>6.78218536110614E-006</text:p>
          </table:table-cell>
          <table:table-cell office:value-type="float" office:value="3.399423052">
            <text:p>3.399423052</text:p>
          </table:table-cell>
          <table:table-cell table:formula="of:=[.R57]*0.000089238936" office:value-type="float" office:value="0.000303360896174353">
            <text:p>0.0003033609</text:p>
          </table:table-cell>
          <table:table-cell office:value-type="float" office:value="0.2941675646">
            <text:p>0.2941675646</text:p>
          </table:table-cell>
          <table:table-cell office:value-type="float" office:value="45.63624913">
            <text:p>45.63624913</text:p>
          </table:table-cell>
          <table:table-cell office:value-type="float" office:value="48.81948947">
            <text:p>48.81948947</text:p>
          </table:table-cell>
          <table:table-cell office:value-type="float" office:value="100.2618766">
            <text:p>100.2618766</text:p>
          </table:table-cell>
          <table:table-cell office:value-type="float" office:value="57.36133156">
            <text:p>57.36133156</text:p>
          </table:table-cell>
          <table:table-cell office:value-type="float" office:value="139.9409821">
            <text:p>139.9409821</text:p>
          </table:table-cell>
          <table:table-cell office:value-type="float" office:value="467.4086998">
            <text:p>467.4086998</text:p>
          </table:table-cell>
          <table:table-cell office:value-type="float" office:value="9.449941035">
            <text:p>9.449941035</text:p>
          </table:table-cell>
          <table:table-cell office:value-type="float" office:value="20.63383845">
            <text:p>20.63383845</text:p>
          </table:table-cell>
          <table:table-cell office:value-type="float" office:value="0.08110765031">
            <text:p>0.0811076503</text:p>
          </table:table-cell>
          <table:table-cell table:number-columns-repeated="99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.34482436">
            <text:p>12.34482436</text:p>
          </table:table-cell>
          <table:table-cell table:formula="of:=[.B58]*0.000000033989316" office:value-type="float" office:value="0.000000419592136136538">
            <text:p>4.19592E-007</text:p>
          </table:table-cell>
          <table:table-cell office:value-type="float" office:value="36.04783488">
            <text:p>36.04783488</text:p>
          </table:table-cell>
          <table:table-cell table:formula="of:=[.D58]*0.000089238936" office:value-type="float" office:value="0.00321687042979489">
            <text:p>0.0032168704</text:p>
          </table:table-cell>
          <table:table-cell office:value-type="float" office:value="0.02774091713">
            <text:p>0.0277409171</text:p>
          </table:table-cell>
          <table:table-cell office:value-type="float" office:value="26.77699998">
            <text:p>26.77699998</text:p>
          </table:table-cell>
          <table:table-cell office:value-type="float" office:value="27.11945673">
            <text:p>27.11945673</text:p>
          </table:table-cell>
          <table:table-cell office:value-type="float" office:value="63.39636556">
            <text:p>63.39636556</text:p>
          </table:table-cell>
          <table:table-cell office:value-type="float" office:value="54.90151182">
            <text:p>54.90151182</text:p>
          </table:table-cell>
          <table:table-cell office:value-type="float" office:value="125.2639476">
            <text:p>125.2639476</text:p>
          </table:table-cell>
          <table:table-cell office:value-type="float" office:value="749.5653168">
            <text:p>749.5653168</text:p>
          </table:table-cell>
          <table:table-cell office:value-type="float" office:value="0.4617150757">
            <text:p>0.4617150757</text:p>
          </table:table-cell>
          <table:table-cell office:value-type="float" office:value="75.77334292">
            <text:p>75.77334292</text:p>
          </table:table-cell>
          <table:table-cell office:value-type="float" office:value="0.4954614397">
            <text:p>0.4954614397</text:p>
          </table:table-cell>
          <table:table-cell office:value-type="float" office:value="0.008375610873">
            <text:p>0.0083756109</text:p>
          </table:table-cell>
          <table:table-cell table:formula="of:=[.P58]*0.00064230498" office:value-type="float" office:value="0.00000537969657427005">
            <text:p>5.37969657427005E-006</text:p>
          </table:table-cell>
          <table:table-cell office:value-type="float" office:value="4.043365726">
            <text:p>4.043365726</text:p>
          </table:table-cell>
          <table:table-cell table:formula="of:=[.R58]*0.000089238936" office:value-type="float" office:value="0.000360825655247108">
            <text:p>0.0003608257</text:p>
          </table:table-cell>
          <table:table-cell office:value-type="float" office:value="0.2473187111">
            <text:p>0.2473187111</text:p>
          </table:table-cell>
          <table:table-cell office:value-type="float" office:value="45.18844164">
            <text:p>45.18844164</text:p>
          </table:table-cell>
          <table:table-cell office:value-type="float" office:value="48.24154769">
            <text:p>48.24154769</text:p>
          </table:table-cell>
          <table:table-cell office:value-type="float" office:value="98.5998505">
            <text:p>98.5998505</text:p>
          </table:table-cell>
          <table:table-cell office:value-type="float" office:value="59.93906239">
            <text:p>59.93906239</text:p>
          </table:table-cell>
          <table:table-cell office:value-type="float" office:value="165.3958138">
            <text:p>165.3958138</text:p>
          </table:table-cell>
          <table:table-cell office:value-type="float" office:value="457.3261315">
            <text:p>457.3261315</text:p>
          </table:table-cell>
          <table:table-cell office:value-type="float" office:value="8.683710853">
            <text:p>8.683710853</text:p>
          </table:table-cell>
          <table:table-cell office:value-type="float" office:value="21.35032764">
            <text:p>21.35032764</text:p>
          </table:table-cell>
          <table:table-cell office:value-type="float" office:value="0.09105160798">
            <text:p>0.091051608</text:p>
          </table:table-cell>
          <table:table-cell table:number-columns-repeated="995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4.0325579722">
            <text:p>14.0325579722</text:p>
          </table:table-cell>
          <table:table-cell table:formula="of:=[.B59]*0.000000033989316" office:value-type="float" office:value="0.000000476957047205425">
            <text:p>4.76957E-007</text:p>
          </table:table-cell>
          <table:table-cell office:value-type="float" office:value="34.4514383069">
            <text:p>34.4514383069</text:p>
          </table:table-cell>
          <table:table-cell table:formula="of:=[.D59]*0.000089238936" office:value-type="float" office:value="0.0030744096981774">
            <text:p>0.0030744097</text:p>
          </table:table-cell>
          <table:table-cell office:value-type="float" office:value="0.0290263643303">
            <text:p>0.0290263643</text:p>
          </table:table-cell>
          <table:table-cell office:value-type="float" office:value="27.9169798319">
            <text:p>27.9169798319</text:p>
          </table:table-cell>
          <table:table-cell office:value-type="float" office:value="28.3242939721">
            <text:p>28.3242939721</text:p>
          </table:table-cell>
          <table:table-cell office:value-type="float" office:value="65.3085325055">
            <text:p>65.3085325055</text:p>
          </table:table-cell>
          <table:table-cell office:value-type="float" office:value="55.2576361297">
            <text:p>55.2576361297</text:p>
          </table:table-cell>
          <table:table-cell office:value-type="float" office:value="141.002438367">
            <text:p>141.002438367</text:p>
          </table:table-cell>
          <table:table-cell office:value-type="float" office:value="681.267156058">
            <text:p>681.267156058</text:p>
          </table:table-cell>
          <table:table-cell office:value-type="float" office:value="0.616601678849">
            <text:p>0.6166016788</text:p>
          </table:table-cell>
          <table:table-cell office:value-type="float" office:value="71.7590917342">
            <text:p>71.7590917342</text:p>
          </table:table-cell>
          <table:table-cell office:value-type="float" office:value="0.475034948388">
            <text:p>0.4750349484</text:p>
          </table:table-cell>
          <table:table-cell office:value-type="float" office:value="0.00626896489489">
            <text:p>0.0062689649</text:p>
          </table:table-cell>
          <table:table-cell table:formula="of:=[.P59]*0.00064230498" office:value-type="float" office:value="0.00000402658737143302">
            <text:p>4.02658737143302E-006</text:p>
          </table:table-cell>
          <table:table-cell office:value-type="float" office:value="4.8497334023">
            <text:p>4.8497334023</text:p>
          </table:table-cell>
          <table:table-cell table:formula="of:=[.R59]*0.000089238936" office:value-type="float" office:value="0.000432785048704912">
            <text:p>0.000432785</text:p>
          </table:table-cell>
          <table:table-cell office:value-type="float" office:value="0.206196901365">
            <text:p>0.2061969014</text:p>
          </table:table-cell>
          <table:table-cell office:value-type="float" office:value="44.612989123">
            <text:p>44.612989123</text:p>
          </table:table-cell>
          <table:table-cell office:value-type="float" office:value="47.5064590951">
            <text:p>47.5064590951</text:p>
          </table:table-cell>
          <table:table-cell office:value-type="float" office:value="96.7547048383">
            <text:p>96.7547048383</text:p>
          </table:table-cell>
          <table:table-cell office:value-type="float" office:value="62.830547901">
            <text:p>62.830547901</text:p>
          </table:table-cell>
          <table:table-cell office:value-type="float" office:value="203.844656381">
            <text:p>203.844656381</text:p>
          </table:table-cell>
          <table:table-cell office:value-type="float" office:value="445.113782463">
            <text:p>445.113782463</text:p>
          </table:table-cell>
          <table:table-cell office:value-type="float" office:value="7.9328735253">
            <text:p>7.9328735253</text:p>
          </table:table-cell>
          <table:table-cell office:value-type="float" office:value="22.229236308">
            <text:p>22.229236308</text:p>
          </table:table-cell>
          <table:table-cell office:value-type="float" office:value="0.105166478923">
            <text:p>0.1051664789</text:p>
          </table:table-cell>
          <table:table-cell table:number-columns-repeated="995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4.5732107455">
            <text:p>14.5732107455</text:p>
          </table:table-cell>
          <table:table-cell table:formula="of:=[.B60]*0.000000033989316" office:value-type="float" office:value="0.000000495333465163395">
            <text:p>4.95333E-007</text:p>
          </table:table-cell>
          <table:table-cell office:value-type="float" office:value="33.924284406">
            <text:p>33.924284406</text:p>
          </table:table-cell>
          <table:table-cell table:formula="of:=[.D60]*0.000089238936" office:value-type="float" office:value="0.00302736704495283">
            <text:p>0.003027367</text:p>
          </table:table-cell>
          <table:table-cell office:value-type="float" office:value="0.0294774088093">
            <text:p>0.0294774088</text:p>
          </table:table-cell>
          <table:table-cell office:value-type="float" office:value="28.2768780858">
            <text:p>28.2768780858</text:p>
          </table:table-cell>
          <table:table-cell office:value-type="float" office:value="28.7064585766">
            <text:p>28.7064585766</text:p>
          </table:table-cell>
          <table:table-cell office:value-type="float" office:value="65.907628131">
            <text:p>65.907628131</text:p>
          </table:table-cell>
          <table:table-cell office:value-type="float" office:value="55.4424638422">
            <text:p>55.4424638422</text:p>
          </table:table-cell>
          <table:table-cell office:value-type="float" office:value="147.512534584">
            <text:p>147.512534584</text:p>
          </table:table-cell>
          <table:table-cell office:value-type="float" office:value="659.380617505">
            <text:p>659.380617505</text:p>
          </table:table-cell>
          <table:table-cell office:value-type="float" office:value="0.67512675159">
            <text:p>0.6751267516</text:p>
          </table:table-cell>
          <table:table-cell office:value-type="float" office:value="70.4955364593">
            <text:p>70.4955364593</text:p>
          </table:table-cell>
          <table:table-cell office:value-type="float" office:value="0.468818728145">
            <text:p>0.4688187281</text:p>
          </table:table-cell>
          <table:table-cell office:value-type="float" office:value="0.00565587409556">
            <text:p>0.0056558741</text:p>
          </table:table-cell>
          <table:table-cell table:formula="of:=[.P60]*0.00064230498" office:value-type="float" office:value="0.00000363279609783118">
            <text:p>3.63279609783118E-006</text:p>
          </table:table-cell>
          <table:table-cell office:value-type="float" office:value="5.13406244801">
            <text:p>5.134062448</text:p>
          </table:table-cell>
          <table:table-cell table:formula="of:=[.R60]*0.000089238936" office:value-type="float" office:value="0.000458158270217968">
            <text:p>0.0004581583</text:p>
          </table:table-cell>
          <table:table-cell office:value-type="float" office:value="0.194777529515">
            <text:p>0.1947775295</text:p>
          </table:table-cell>
          <table:table-cell office:value-type="float" office:value="44.4082561047">
            <text:p>44.4082561047</text:p>
          </table:table-cell>
          <table:table-cell office:value-type="float" office:value="47.2467900908">
            <text:p>47.2467900908</text:p>
          </table:table-cell>
          <table:table-cell office:value-type="float" office:value="96.1528671428">
            <text:p>96.1528671428</text:p>
          </table:table-cell>
          <table:table-cell office:value-type="float" office:value="63.7794467021">
            <text:p>63.7794467021</text:p>
          </table:table-cell>
          <table:table-cell office:value-type="float" office:value="219.573710745">
            <text:p>219.573710745</text:p>
          </table:table-cell>
          <table:table-cell office:value-type="float" office:value="440.932784403">
            <text:p>440.932784403</text:p>
          </table:table-cell>
          <table:table-cell office:value-type="float" office:value="7.70744669545">
            <text:p>7.7074466955</text:p>
          </table:table-cell>
          <table:table-cell office:value-type="float" office:value="22.5379583313">
            <text:p>22.5379583313</text:p>
          </table:table-cell>
          <table:table-cell office:value-type="float" office:value="0.110620884388">
            <text:p>0.1106208844</text:p>
          </table:table-cell>
          <table:table-cell table:number-columns-repeated="995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5.1305584246">
            <text:p>15.1305584246</text:p>
          </table:table-cell>
          <table:table-cell table:formula="of:=[.B61]*0.000000033989316" office:value-type="float" office:value="0.000000514277331550192">
            <text:p>5.14277E-007</text:p>
          </table:table-cell>
          <table:table-cell office:value-type="float" office:value="33.3690883805">
            <text:p>33.3690883805</text:p>
          </table:table-cell>
          <table:table-cell table:formula="of:=[.D61]*0.000089238936" office:value-type="float" office:value="0.00297782194236578">
            <text:p>0.0029778219</text:p>
          </table:table-cell>
          <table:table-cell office:value-type="float" office:value="0.029967854938">
            <text:p>0.0299678549</text:p>
          </table:table-cell>
          <table:table-cell office:value-type="float" office:value="28.6471858655">
            <text:p>28.6471858655</text:p>
          </table:table-cell>
          <table:table-cell office:value-type="float" office:value="29.1006162455">
            <text:p>29.1006162455</text:p>
          </table:table-cell>
          <table:table-cell office:value-type="float" office:value="66.522093465">
            <text:p>66.522093465</text:p>
          </table:table-cell>
          <table:table-cell office:value-type="float" office:value="55.6787386348">
            <text:p>55.6787386348</text:p>
          </table:table-cell>
          <table:table-cell office:value-type="float" office:value="155.308035705">
            <text:p>155.308035705</text:p>
          </table:table-cell>
          <table:table-cell office:value-type="float" office:value="636.650117434">
            <text:p>636.650117434</text:p>
          </table:table-cell>
          <table:table-cell office:value-type="float" office:value="0.741321717864">
            <text:p>0.7413217179</text:p>
          </table:table-cell>
          <table:table-cell office:value-type="float" office:value="69.1936085452">
            <text:p>69.1936085452</text:p>
          </table:table-cell>
          <table:table-cell office:value-type="float" office:value="0.462552170405">
            <text:p>0.4625521704</text:p>
          </table:table-cell>
          <table:table-cell office:value-type="float" office:value="0.00505312928941">
            <text:p>0.0050531293</text:p>
          </table:table-cell>
          <table:table-cell table:formula="of:=[.P61]*0.00064230498" office:value-type="float" office:value="0.0000032456501071719">
            <text:p>3.2456501071719E-006</text:p>
          </table:table-cell>
          <table:table-cell office:value-type="float" office:value="5.44313422905">
            <text:p>5.4431342291</text:p>
          </table:table-cell>
          <table:table-cell table:formula="of:=[.R61]*0.000089238936" office:value-type="float" office:value="0.000485739507105602">
            <text:p>0.0004857395</text:p>
          </table:table-cell>
          <table:table-cell office:value-type="float" office:value="0.18371768138">
            <text:p>0.1837176814</text:p>
          </table:table-cell>
          <table:table-cell office:value-type="float" office:value="44.1853145271">
            <text:p>44.1853145271</text:p>
          </table:table-cell>
          <table:table-cell office:value-type="float" office:value="46.9650656389">
            <text:p>46.9650656389</text:p>
          </table:table-cell>
          <table:table-cell office:value-type="float" office:value="95.5228229997">
            <text:p>95.5228229997</text:p>
          </table:table-cell>
          <table:table-cell office:value-type="float" office:value="64.7765414109">
            <text:p>64.7765414109</text:p>
          </table:table-cell>
          <table:table-cell office:value-type="float" office:value="238.212379905">
            <text:p>238.212379905</text:p>
          </table:table-cell>
          <table:table-cell office:value-type="float" office:value="436.463784511">
            <text:p>436.463784511</text:p>
          </table:table-cell>
          <table:table-cell office:value-type="float" office:value="7.48061117994">
            <text:p>7.4806111799</text:p>
          </table:table-cell>
          <table:table-cell office:value-type="float" office:value="22.8740703837">
            <text:p>22.8740703837</text:p>
          </table:table-cell>
          <table:table-cell office:value-type="float" office:value="0.116846424793">
            <text:p>0.1168464248</text:p>
          </table:table-cell>
          <table:table-cell table:number-columns-repeated="995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5.7051305681">
            <text:p>15.7051305681</text:p>
          </table:table-cell>
          <table:table-cell table:formula="of:=[.B62]*0.000000033989316" office:value-type="float" office:value="0.00000053380664570041">
            <text:p>5.33807E-007</text:p>
          </table:table-cell>
          <table:table-cell office:value-type="float" office:value="32.7810455794">
            <text:p>32.7810455794</text:p>
          </table:table-cell>
          <table:table-cell table:formula="of:=[.D62]*0.000089238936" office:value-type="float" office:value="0.00292534562847316">
            <text:p>0.0029253456</text:p>
          </table:table-cell>
          <table:table-cell office:value-type="float" office:value="0.0305054333175">
            <text:p>0.0305054333</text:p>
          </table:table-cell>
          <table:table-cell office:value-type="float" office:value="29.0296736799">
            <text:p>29.0296736799</text:p>
          </table:table-cell>
          <table:table-cell office:value-type="float" office:value="29.5087654932">
            <text:p>29.5087654932</text:p>
          </table:table-cell>
          <table:table-cell office:value-type="float" office:value="67.1549238663">
            <text:p>67.1549238663</text:p>
          </table:table-cell>
          <table:table-cell office:value-type="float" office:value="55.9809769982">
            <text:p>55.9809769982</text:p>
          </table:table-cell>
          <table:table-cell office:value-type="float" office:value="164.842597483">
            <text:p>164.842597483</text:p>
          </table:table-cell>
          <table:table-cell office:value-type="float" office:value="612.9054871">
            <text:p>612.9054871</text:p>
          </table:table-cell>
          <table:table-cell office:value-type="float" office:value="0.816995956327">
            <text:p>0.8169959563</text:p>
          </table:table-cell>
          <table:table-cell office:value-type="float" office:value="67.8442766516">
            <text:p>67.8442766516</text:p>
          </table:table-cell>
          <table:table-cell office:value-type="float" office:value="0.456227186145">
            <text:p>0.4562271861</text:p>
          </table:table-cell>
          <table:table-cell office:value-type="float" office:value="0.00446186508432">
            <text:p>0.0044618651</text:p>
          </table:table-cell>
          <table:table-cell table:formula="of:=[.P62]*0.00064230498" office:value-type="float" office:value="0.00000286587816374686">
            <text:p>2.86587816374686E-006</text:p>
          </table:table-cell>
          <table:table-cell office:value-type="float" office:value="5.78103604">
            <text:p>5.78103604</text:p>
          </table:table-cell>
          <table:table-cell table:formula="of:=[.R62]*0.000089238936" office:value-type="float" office:value="0.000515893505187253">
            <text:p>0.0005158935</text:p>
          </table:table-cell>
          <table:table-cell office:value-type="float" office:value="0.172979374818">
            <text:p>0.1729793748</text:p>
          </table:table-cell>
          <table:table-cell office:value-type="float" office:value="43.9415162696">
            <text:p>43.9415162696</text:p>
          </table:table-cell>
          <table:table-cell office:value-type="float" office:value="46.6581799367">
            <text:p>46.6581799367</text:p>
          </table:table-cell>
          <table:table-cell office:value-type="float" office:value="94.8599552775">
            <text:p>94.8599552775</text:p>
          </table:table-cell>
          <table:table-cell office:value-type="float" office:value="65.8309564903">
            <text:p>65.8309564903</text:p>
          </table:table-cell>
          <table:table-cell office:value-type="float" office:value="260.677628036">
            <text:p>260.677628036</text:p>
          </table:table-cell>
          <table:table-cell office:value-type="float" office:value="431.667298595">
            <text:p>431.667298595</text:p>
          </table:table-cell>
          <table:table-cell office:value-type="float" office:value="7.25140135016">
            <text:p>7.2514013502</text:p>
          </table:table-cell>
          <table:table-cell office:value-type="float" office:value="23.2428954282">
            <text:p>23.2428954282</text:p>
          </table:table-cell>
          <table:table-cell office:value-type="float" office:value="0.12401708952">
            <text:p>0.1240170895</text:p>
          </table:table-cell>
          <table:table-cell table:number-columns-repeated="995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6.2974961812">
            <text:p>16.2974961812</text:p>
          </table:table-cell>
          <table:table-cell table:formula="of:=[.B63]*0.000000033989316" office:value-type="float" office:value="0.0000005539407477116">
            <text:p>5.53941E-007</text:p>
          </table:table-cell>
          <table:table-cell office:value-type="float" office:value="32.1537240404">
            <text:p>32.1537240404</text:p>
          </table:table-cell>
          <table:table-cell table:formula="of:=[.D63]*0.000089238936" office:value-type="float" office:value="0.00286936412180292">
            <text:p>0.0028693641</text:p>
          </table:table-cell>
          <table:table-cell office:value-type="float" office:value="0.0311005965823">
            <text:p>0.0311005966</text:p>
          </table:table-cell>
          <table:table-cell office:value-type="float" office:value="29.4266972785">
            <text:p>29.4266972785</text:p>
          </table:table-cell>
          <table:table-cell office:value-type="float" office:value="29.9335591325">
            <text:p>29.9335591325</text:p>
          </table:table-cell>
          <table:table-cell office:value-type="float" office:value="67.8101101074">
            <text:p>67.8101101074</text:p>
          </table:table-cell>
          <table:table-cell office:value-type="float" office:value="56.3706114604">
            <text:p>56.3706114604</text:p>
          </table:table-cell>
          <table:table-cell office:value-type="float" office:value="176.804540926">
            <text:p>176.804540926</text:p>
          </table:table-cell>
          <table:table-cell office:value-type="float" office:value="587.928965127">
            <text:p>587.928965127</text:p>
          </table:table-cell>
          <table:table-cell office:value-type="float" office:value="0.904584394686">
            <text:p>0.9045843947</text:p>
          </table:table-cell>
          <table:table-cell office:value-type="float" office:value="66.4355412754">
            <text:p>66.4355412754</text:p>
          </table:table-cell>
          <table:table-cell office:value-type="float" office:value="0.449836705086">
            <text:p>0.4498367051</text:p>
          </table:table-cell>
          <table:table-cell office:value-type="float" office:value="0.00388341480424">
            <text:p>0.0038834148</text:p>
          </table:table-cell>
          <table:table-cell table:formula="of:=[.P63]*0.00064230498" office:value-type="float" office:value="0.00000249433666816908">
            <text:p>2.49433666816908E-006</text:p>
          </table:table-cell>
          <table:table-cell office:value-type="float" office:value="6.15303533232">
            <text:p>6.1530353323</text:p>
          </table:table-cell>
          <table:table-cell table:formula="of:=[.R63]*0.000089238936" office:value-type="float" office:value="0.000549090326226643">
            <text:p>0.0005490903</text:p>
          </table:table-cell>
          <table:table-cell office:value-type="float" office:value="0.162521413577">
            <text:p>0.1625214136</text:p>
          </table:table-cell>
          <table:table-cell office:value-type="float" office:value="43.6734789497">
            <text:p>43.6734789497</text:p>
          </table:table-cell>
          <table:table-cell office:value-type="float" office:value="46.3221710669">
            <text:p>46.3221710669</text:p>
          </table:table-cell>
          <table:table-cell office:value-type="float" office:value="94.1583608057">
            <text:p>94.1583608057</text:p>
          </table:table-cell>
          <table:table-cell office:value-type="float" office:value="66.9553000804">
            <text:p>66.9553000804</text:p>
          </table:table-cell>
          <table:table-cell office:value-type="float" office:value="288.326976781">
            <text:p>288.326976781</text:p>
          </table:table-cell>
          <table:table-cell office:value-type="float" office:value="426.491719603">
            <text:p>426.491719603</text:p>
          </table:table-cell>
          <table:table-cell office:value-type="float" office:value="7.01862530484">
            <text:p>7.0186253048</text:p>
          </table:table-cell>
          <table:table-cell office:value-type="float" office:value="23.6513831805">
            <text:p>23.6513831805</text:p>
          </table:table-cell>
          <table:table-cell office:value-type="float" office:value="0.13236761026">
            <text:p>0.1323676103</text:p>
          </table:table-cell>
          <table:table-cell table:number-columns-repeated="995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6.9082693181">
            <text:p>16.9082693181</text:p>
          </table:table-cell>
          <table:table-cell table:formula="of:=[.B64]*0.000000033989316" office:value-type="float" office:value="0.000000574700508866006">
            <text:p>5.74701E-007</text:p>
          </table:table-cell>
          <table:table-cell office:value-type="float" office:value="31.4783207873">
            <text:p>31.4783207873</text:p>
          </table:table-cell>
          <table:table-cell table:formula="of:=[.D64]*0.000089238936" office:value-type="float" office:value="0.00280909185412533">
            <text:p>0.0028090919</text:p>
          </table:table-cell>
          <table:table-cell office:value-type="float" office:value="0.0317678953321">
            <text:p>0.0317678953</text:p>
          </table:table-cell>
          <table:table-cell office:value-type="float" office:value="29.841461503">
            <text:p>29.841461503</text:p>
          </table:table-cell>
          <table:table-cell office:value-type="float" office:value="30.3786016329">
            <text:p>30.3786016329</text:p>
          </table:table-cell>
          <table:table-cell office:value-type="float" office:value="68.4930910523">
            <text:p>68.4930910523</text:p>
          </table:table-cell>
          <table:table-cell office:value-type="float" office:value="56.880419102">
            <text:p>56.880419102</text:p>
          </table:table-cell>
          <table:table-cell office:value-type="float" office:value="192.27113534">
            <text:p>192.27113534</text:p>
          </table:table-cell>
          <table:table-cell office:value-type="float" office:value="561.453963087">
            <text:p>561.453963087</text:p>
          </table:table-cell>
          <table:table-cell office:value-type="float" office:value="1.00737567163">
            <text:p>1.0073756716</text:p>
          </table:table-cell>
          <table:table-cell office:value-type="float" office:value="64.9511268503">
            <text:p>64.9511268503</text:p>
          </table:table-cell>
          <table:table-cell office:value-type="float" office:value="0.44337888472">
            <text:p>0.4433788847</text:p>
          </table:table-cell>
          <table:table-cell office:value-type="float" office:value="0.00331937428241">
            <text:p>0.0033193743</text:p>
          </table:table-cell>
          <table:table-cell table:formula="of:=[.P64]*0.00064230498" office:value-type="float" office:value="0.00000213205063207587">
            <text:p>2.13205063207587E-006</text:p>
          </table:table-cell>
          <table:table-cell office:value-type="float" office:value="6.56611272405">
            <text:p>6.5661127241</text:p>
          </table:table-cell>
          <table:table-cell table:formula="of:=[.R64]*0.000089238936" office:value-type="float" office:value="0.000585952913150284">
            <text:p>0.0005859529</text:p>
          </table:table-cell>
          <table:table-cell office:value-type="float" office:value="0.152297111248">
            <text:p>0.1522971112</text:p>
          </table:table-cell>
          <table:table-cell office:value-type="float" office:value="43.3767561806">
            <text:p>43.3767561806</text:p>
          </table:table-cell>
          <table:table-cell office:value-type="float" office:value="45.9518367539">
            <text:p>45.9518367539</text:p>
          </table:table-cell>
          <table:table-cell office:value-type="float" office:value="93.4102672459">
            <text:p>93.4102672459</text:p>
          </table:table-cell>
          <table:table-cell office:value-type="float" office:value="68.1676609235">
            <text:p>68.1676609235</text:p>
          </table:table-cell>
          <table:table-cell office:value-type="float" office:value="323.263898777">
            <text:p>323.263898777</text:p>
          </table:table-cell>
          <table:table-cell office:value-type="float" office:value="420.867400562">
            <text:p>420.867400562</text:p>
          </table:table-cell>
          <table:table-cell office:value-type="float" office:value="6.78075085361">
            <text:p>6.7807508536</text:p>
          </table:table-cell>
          <table:table-cell office:value-type="float" office:value="24.1088624529">
            <text:p>24.1088624529</text:p>
          </table:table-cell>
          <table:table-cell office:value-type="float" office:value="0.14222665991">
            <text:p>0.1422266599</text:p>
          </table:table-cell>
          <table:table-cell table:number-columns-repeated="995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7.5381169237">
            <text:p>17.5381169237</text:p>
          </table:table-cell>
          <table:table-cell table:formula="of:=[.B65]*0.000000033989316" office:value-type="float" office:value="0.000000596108598164587">
            <text:p>5.96109E-007</text:p>
          </table:table-cell>
          <table:table-cell office:value-type="float" office:value="30.742582776">
            <text:p>30.742582776</text:p>
          </table:table-cell>
          <table:table-cell table:formula="of:=[.D65]*0.000089238936" office:value-type="float" office:value="0.00274343537682217">
            <text:p>0.0027434354</text:p>
          </table:table-cell>
          <table:table-cell office:value-type="float" office:value="0.0325281713409">
            <text:p>0.0325281713</text:p>
          </table:table-cell>
          <table:table-cell office:value-type="float" office:value="30.2784068716">
            <text:p>30.2784068716</text:p>
          </table:table-cell>
          <table:table-cell office:value-type="float" office:value="30.8488897439">
            <text:p>30.8488897439</text:p>
          </table:table-cell>
          <table:table-cell office:value-type="float" office:value="69.2114216005">
            <text:p>69.2114216005</text:p>
          </table:table-cell>
          <table:table-cell office:value-type="float" office:value="57.5621669019">
            <text:p>57.5621669019</text:p>
          </table:table-cell>
          <table:table-cell office:value-type="float" office:value="212.984599484">
            <text:p>212.984599484</text:p>
          </table:table-cell>
          <table:table-cell office:value-type="float" office:value="533.180353672">
            <text:p>533.180353672</text:p>
          </table:table-cell>
          <table:table-cell office:value-type="float" office:value="1.12977978877">
            <text:p>1.1297797888</text:p>
          </table:table-cell>
          <table:table-cell office:value-type="float" office:value="63.3686650471">
            <text:p>63.3686650471</text:p>
          </table:table-cell>
          <table:table-cell office:value-type="float" office:value="0.436865240165">
            <text:p>0.4368652402</text:p>
          </table:table-cell>
          <table:table-cell office:value-type="float" office:value="0.00277169772188">
            <text:p>0.0027716977</text:p>
          </table:table-cell>
          <table:table-cell table:formula="of:=[.P65]*0.00064230498" office:value-type="float" office:value="0.00000178027524981818">
            <text:p>1.78027524981818E-006</text:p>
          </table:table-cell>
          <table:table-cell office:value-type="float" office:value="7.02985364693">
            <text:p>7.0298536469</text:p>
          </table:table-cell>
          <table:table-cell table:formula="of:=[.R65]*0.000089238936" office:value-type="float" office:value="0.000627336659687753">
            <text:p>0.0006273367</text:p>
          </table:table-cell>
          <table:table-cell office:value-type="float" office:value="0.14225047209">
            <text:p>0.1422504721</text:p>
          </table:table-cell>
          <table:table-cell office:value-type="float" office:value="43.0452842085">
            <text:p>43.0452842085</text:p>
          </table:table-cell>
          <table:table-cell office:value-type="float" office:value="45.5400896205">
            <text:p>45.5400896205</text:p>
          </table:table-cell>
          <table:table-cell office:value-type="float" office:value="92.6050519772">
            <text:p>92.6050519772</text:p>
          </table:table-cell>
          <table:table-cell office:value-type="float" office:value="69.4952044655">
            <text:p>69.4952044655</text:p>
          </table:table-cell>
          <table:table-cell office:value-type="float" office:value="368.939855949">
            <text:p>368.939855949</text:p>
          </table:table-cell>
          <table:table-cell office:value-type="float" office:value="414.696498723">
            <text:p>414.696498723</text:p>
          </table:table-cell>
          <table:table-cell office:value-type="float" office:value="6.53570594421">
            <text:p>6.5357059442</text:p>
          </table:table-cell>
          <table:table-cell office:value-type="float" office:value="24.628303396">
            <text:p>24.628303396</text:p>
          </table:table-cell>
          <table:table-cell office:value-type="float" office:value="0.154077136427">
            <text:p>0.1540771364</text:p>
          </table:table-cell>
          <table:table-cell table:number-columns-repeated="995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8.1877735408">
            <text:p>18.1877735408</text:p>
          </table:table-cell>
          <table:table-cell table:formula="of:=[.B66]*0.000000033989316" office:value-type="float" office:value="0.00000061818998221469">
            <text:p>6.18190E-007</text:p>
          </table:table-cell>
          <table:table-cell office:value-type="float" office:value="29.9293275548">
            <text:p>29.9293275548</text:p>
          </table:table-cell>
          <table:table-cell table:formula="of:=[.D66]*0.000089238936" office:value-type="float" office:value="0.00267086134618583">
            <text:p>0.0026708613</text:p>
          </table:table-cell>
          <table:table-cell office:value-type="float" office:value="0.0334120436942">
            <text:p>0.0334120437</text:p>
          </table:table-cell>
          <table:table-cell office:value-type="float" office:value="30.7437584455">
            <text:p>30.7437584455</text:p>
          </table:table-cell>
          <table:table-cell office:value-type="float" office:value="31.3514491297">
            <text:p>31.3514491297</text:p>
          </table:table-cell>
          <table:table-cell office:value-type="float" office:value="69.9757317848">
            <text:p>69.9757317848</text:p>
          </table:table-cell>
          <table:table-cell office:value-type="float" office:value="58.4994151487">
            <text:p>58.4994151487</text:p>
          </table:table-cell>
          <table:table-cell office:value-type="float" office:value="241.865730847">
            <text:p>241.865730847</text:p>
          </table:table-cell>
          <table:table-cell office:value-type="float" office:value="502.831920851">
            <text:p>502.831920851</text:p>
          </table:table-cell>
          <table:table-cell office:value-type="float" office:value="1.27755749029">
            <text:p>1.2775574903</text:p>
          </table:table-cell>
          <table:table-cell office:value-type="float" office:value="61.657377782">
            <text:p>61.657377782</text:p>
          </table:table-cell>
          <table:table-cell office:value-type="float" office:value="0.430339484681">
            <text:p>0.4303394847</text:p>
          </table:table-cell>
          <table:table-cell office:value-type="float" office:value="0.00224284941958">
            <text:p>0.0022428494</text:p>
          </table:table-cell>
          <table:table-cell table:formula="of:=[.P66]*0.00064230498" office:value-type="float" office:value="0.00000144059335158634">
            <text:p>1.44059335158634E-006</text:p>
          </table:table-cell>
          <table:table-cell office:value-type="float" office:value="7.55805124914">
            <text:p>7.5580512491</text:p>
          </table:table-cell>
          <table:table-cell table:formula="of:=[.R66]*0.000089238936" office:value-type="float" office:value="0.000674472451706725">
            <text:p>0.0006744725</text:p>
          </table:table-cell>
          <table:table-cell office:value-type="float" office:value="0.132309237797">
            <text:p>0.1323092378</text:p>
          </table:table-cell>
          <table:table-cell office:value-type="float" office:value="42.6703827292">
            <text:p>42.6703827292</text:p>
          </table:table-cell>
          <table:table-cell office:value-type="float" office:value="45.0767931836">
            <text:p>45.0767931836</text:p>
          </table:table-cell>
          <table:table-cell office:value-type="float" office:value="91.7274656262">
            <text:p>91.7274656262</text:p>
          </table:table-cell>
          <table:table-cell office:value-type="float" office:value="70.9811501097">
            <text:p>70.9811501097</text:p>
          </table:table-cell>
          <table:table-cell office:value-type="float" office:value="431.453940573">
            <text:p>431.453940573</text:p>
          </table:table-cell>
          <table:table-cell office:value-type="float" office:value="407.834139414">
            <text:p>407.834139414</text:p>
          </table:table-cell>
          <table:table-cell office:value-type="float" office:value="6.28050405711">
            <text:p>6.2805040571</text:p>
          </table:table-cell>
          <table:table-cell office:value-type="float" office:value="25.2285908443">
            <text:p>25.2285908443</text:p>
          </table:table-cell>
          <table:table-cell office:value-type="float" office:value="0.168675178727">
            <text:p>0.1686751787</text:p>
          </table:table-cell>
          <table:table-cell table:number-columns-repeated="995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8.8580771631">
            <text:p>18.8580771631</text:p>
          </table:table-cell>
          <table:table-cell table:formula="of:=[.B67]*0.000000033989316" office:value-type="float" office:value="0.00000064097314384899">
            <text:p>6.40973E-007</text:p>
          </table:table-cell>
          <table:table-cell office:value-type="float" office:value="29.0146231512">
            <text:p>29.0146231512</text:p>
          </table:table-cell>
          <table:table-cell table:formula="of:=[.D67]*0.000089238936" office:value-type="float" office:value="0.00258923409845405">
            <text:p>0.0025892341</text:p>
          </table:table-cell>
          <table:table-cell office:value-type="float" office:value="0.0344653795704">
            <text:p>0.0344653796</text:p>
          </table:table-cell>
          <table:table-cell office:value-type="float" office:value="31.2462798117">
            <text:p>31.2462798117</text:p>
          </table:table-cell>
          <table:table-cell office:value-type="float" office:value="31.8962305991">
            <text:p>31.8962305991</text:p>
          </table:table-cell>
          <table:table-cell office:value-type="float" office:value="70.8010660201">
            <text:p>70.8010660201</text:p>
          </table:table-cell>
          <table:table-cell office:value-type="float" office:value="59.826187099">
            <text:p>59.826187099</text:p>
          </table:table-cell>
          <table:table-cell office:value-type="float" office:value="284.057486478">
            <text:p>284.057486478</text:p>
          </table:table-cell>
          <table:table-cell office:value-type="float" office:value="470.310651013">
            <text:p>470.310651013</text:p>
          </table:table-cell>
          <table:table-cell office:value-type="float" office:value="1.45781201426">
            <text:p>1.4578120143</text:p>
          </table:table-cell>
          <table:table-cell office:value-type="float" office:value="59.7755973182">
            <text:p>59.7755973182</text:p>
          </table:table-cell>
          <table:table-cell office:value-type="float" office:value="0.423936850696">
            <text:p>0.4239368507</text:p>
          </table:table-cell>
          <table:table-cell office:value-type="float" office:value="0.00173606071451">
            <text:p>0.0017360607</text:p>
          </table:table-cell>
          <table:table-cell table:formula="of:=[.P67]*0.00064230498" office:value-type="float" office:value="0.00000111508044251213">
            <text:p>1.11508044251213E-006</text:p>
          </table:table-cell>
          <table:table-cell office:value-type="float" office:value="8.17187732737">
            <text:p>8.1718773274</text:p>
          </table:table-cell>
          <table:table-cell table:formula="of:=[.R67]*0.000089238936" office:value-type="float" office:value="0.000729249637817022">
            <text:p>0.0007292496</text:p>
          </table:table-cell>
          <table:table-cell office:value-type="float" office:value="0.122370902051">
            <text:p>0.1223709021</text:p>
          </table:table-cell>
          <table:table-cell office:value-type="float" office:value="42.2387684799">
            <text:p>42.2387684799</text:p>
          </table:table-cell>
          <table:table-cell office:value-type="float" office:value="44.5464483933">
            <text:p>44.5464483933</text:p>
          </table:table-cell>
          <table:table-cell office:value-type="float" office:value="90.754090932">
            <text:p>90.754090932</text:p>
          </table:table-cell>
          <table:table-cell office:value-type="float" office:value="72.6997045437">
            <text:p>72.6997045437</text:p>
          </table:table-cell>
          <table:table-cell office:value-type="float" office:value="522.716266612">
            <text:p>522.716266612</text:p>
          </table:table-cell>
          <table:table-cell office:value-type="float" office:value="400.049658862">
            <text:p>400.049658862</text:p>
          </table:table-cell>
          <table:table-cell office:value-type="float" office:value="6.01047718797">
            <text:p>6.010477188</text:p>
          </table:table-cell>
          <table:table-cell office:value-type="float" office:value="25.9390266339">
            <text:p>25.9390266339</text:p>
          </table:table-cell>
          <table:table-cell office:value-type="float" office:value="0.187312156866">
            <text:p>0.1873121569</text:p>
          </table:table-cell>
          <table:table-cell table:number-columns-repeated="995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9.5500652332">
            <text:p>19.5500652332</text:p>
          </table:table-cell>
          <table:table-cell table:formula="of:=[.B68]*0.000000033989316" office:value-type="float" office:value="0.000000664493345031849">
            <text:p>6.64493E-007</text:p>
          </table:table-cell>
          <table:table-cell office:value-type="float" office:value="27.9653643131">
            <text:p>27.9653643131</text:p>
          </table:table-cell>
          <table:table-cell table:formula="of:=[.D68]*0.000089238936" office:value-type="float" office:value="0.00249559935615341">
            <text:p>0.0024955994</text:p>
          </table:table-cell>
          <table:table-cell office:value-type="float" office:value="0.0357585186019">
            <text:p>0.0357585186</text:p>
          </table:table-cell>
          <table:table-cell office:value-type="float" office:value="31.7985397904">
            <text:p>31.7985397904</text:p>
          </table:table-cell>
          <table:table-cell office:value-type="float" office:value="32.4976211618">
            <text:p>32.4976211618</text:p>
          </table:table-cell>
          <table:table-cell office:value-type="float" office:value="71.7091438103">
            <text:p>71.7091438103</text:p>
          </table:table-cell>
          <table:table-cell office:value-type="float" office:value="61.7430791536">
            <text:p>61.7430791536</text:p>
          </table:table-cell>
          <table:table-cell office:value-type="float" office:value="349.743588734">
            <text:p>349.743588734</text:p>
          </table:table-cell>
          <table:table-cell office:value-type="float" office:value="435.990656683">
            <text:p>435.990656683</text:p>
          </table:table-cell>
          <table:table-cell office:value-type="float" office:value="1.67882095084">
            <text:p>1.6788209508</text:p>
          </table:table-cell>
          <table:table-cell office:value-type="float" office:value="57.6678319847">
            <text:p>57.6678319847</text:p>
          </table:table-cell>
          <table:table-cell office:value-type="float" office:value="0.418133074272">
            <text:p>0.4181330743</text:p>
          </table:table-cell>
          <table:table-cell office:value-type="float" office:value="0.0012558071957">
            <text:p>0.0012558072</text:p>
          </table:table-cell>
          <table:table-cell table:formula="of:=[.P68]*0.00064230498" office:value-type="float" office:value="0.000000806611215717945">
            <text:p>8.06611215717945E-007</text:p>
          </table:table-cell>
          <table:table-cell office:value-type="float" office:value="8.90702993216">
            <text:p>8.9070299322</text:p>
          </table:table-cell>
          <table:table-cell table:formula="of:=[.R68]*0.000089238936" office:value-type="float" office:value="0.000794853874066111">
            <text:p>0.0007948539</text:p>
          </table:table-cell>
          <table:table-cell office:value-type="float" office:value="0.112270870045">
            <text:p>0.11227087</text:p>
          </table:table-cell>
          <table:table-cell office:value-type="float" office:value="41.728066182">
            <text:p>41.728066182</text:p>
          </table:table-cell>
          <table:table-cell office:value-type="float" office:value="43.9229690152">
            <text:p>43.9229690152</text:p>
          </table:table-cell>
          <table:table-cell office:value-type="float" office:value="89.6453256838">
            <text:p>89.6453256838</text:p>
          </table:table-cell>
          <table:table-cell office:value-type="float" office:value="74.792554494">
            <text:p>74.792554494</text:p>
          </table:table-cell>
          <table:table-cell office:value-type="float" office:value="669.549294897">
            <text:p>669.549294897</text:p>
          </table:table-cell>
          <table:table-cell office:value-type="float" office:value="390.934795293">
            <text:p>390.934795293</text:p>
          </table:table-cell>
          <table:table-cell office:value-type="float" office:value="5.7175202614">
            <text:p>5.7175202614</text:p>
          </table:table-cell>
          <table:table-cell office:value-type="float" office:value="26.8094988593">
            <text:p>26.8094988593</text:p>
          </table:table-cell>
          <table:table-cell office:value-type="float" office:value="0.212483676588">
            <text:p>0.2124836766</text:p>
          </table:table-cell>
          <table:table-cell table:number-columns-repeated="995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.2652092675">
            <text:p>20.2652092675</text:p>
          </table:table-cell>
          <table:table-cell table:formula="of:=[.B69]*0.000000033989316" office:value-type="float" office:value="0.000000688800601599186">
            <text:p>6.88801E-007</text:p>
          </table:table-cell>
          <table:table-cell office:value-type="float" office:value="26.7287806155">
            <text:p>26.7287806155</text:p>
          </table:table-cell>
          <table:table-cell table:formula="of:=[.D69]*0.000089238936" office:value-type="float" office:value="0.00238524794270465">
            <text:p>0.0023852479</text:p>
          </table:table-cell>
          <table:table-cell office:value-type="float" office:value="0.0374128552435">
            <text:p>0.0374128552</text:p>
          </table:table-cell>
          <table:table-cell office:value-type="float" office:value="32.4218600997">
            <text:p>32.4218600997</text:p>
          </table:table-cell>
          <table:table-cell office:value-type="float" office:value="33.1800394405">
            <text:p>33.1800394405</text:p>
          </table:table-cell>
          <table:table-cell office:value-type="float" office:value="72.7369289109">
            <text:p>72.7369289109</text:p>
          </table:table-cell>
          <table:table-cell office:value-type="float" office:value="64.5209299242">
            <text:p>64.5209299242</text:p>
          </table:table-cell>
          <table:table-cell office:value-type="float" office:value="467.357222452">
            <text:p>467.357222452</text:p>
          </table:table-cell>
          <table:table-cell office:value-type="float" office:value="400.658115114">
            <text:p>400.658115114</text:p>
          </table:table-cell>
          <table:table-cell office:value-type="float" office:value="1.95420608949">
            <text:p>1.9542060895</text:p>
          </table:table-cell>
          <table:table-cell office:value-type="float" office:value="55.2468690125">
            <text:p>55.2468690125</text:p>
          </table:table-cell>
          <table:table-cell office:value-type="float" office:value="0.414926421226">
            <text:p>0.4149264212</text:p>
          </table:table-cell>
          <table:table-cell office:value-type="float" office:value="0.000808822855221">
            <text:p>0.0008088229</text:p>
          </table:table-cell>
          <table:table-cell table:formula="of:=[.P69]*0.00064230498" office:value-type="float" office:value="0.000000519510947846267">
            <text:p>5.19510947846267E-007</text:p>
          </table:table-cell>
          <table:table-cell office:value-type="float" office:value="9.83307340155">
            <text:p>9.8330734016</text:p>
          </table:table-cell>
          <table:table-cell table:formula="of:=[.R69]*0.000089238936" office:value-type="float" office:value="0.000877493007964223">
            <text:p>0.000877493</text:p>
          </table:table-cell>
          <table:table-cell office:value-type="float" office:value="0.101697603502">
            <text:p>0.1016976035</text:p>
          </table:table-cell>
          <table:table-cell office:value-type="float" office:value="41.0947475303">
            <text:p>41.0947475303</text:p>
          </table:table-cell>
          <table:table-cell office:value-type="float" office:value="43.1556707473">
            <text:p>43.1556707473</text:p>
          </table:table-cell>
          <table:table-cell office:value-type="float" office:value="88.3238528277">
            <text:p>88.3238528277</text:p>
          </table:table-cell>
          <table:table-cell office:value-type="float" office:value="77.5761642523">
            <text:p>77.5761642523</text:p>
          </table:table-cell>
          <table:table-cell office:value-type="float" office:value="947.35710617">
            <text:p>947.35710617</text:p>
          </table:table-cell>
          <table:table-cell office:value-type="float" office:value="379.639367575">
            <text:p>379.639367575</text:p>
          </table:table-cell>
          <table:table-cell office:value-type="float" office:value="5.38544175013">
            <text:p>5.3854417501</text:p>
          </table:table-cell>
          <table:table-cell office:value-type="float" office:value="27.9381977077">
            <text:p>27.9381977077</text:p>
          </table:table-cell>
          <table:table-cell office:value-type="float" office:value="0.250009687857">
            <text:p>0.2500096879</text:p>
          </table:table-cell>
          <table:table-cell table:number-columns-repeated="995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21.0058098394">
            <text:p>21.0058098394</text:p>
          </table:table-cell>
          <table:table-cell table:formula="of:=[.B70]*0.000000033989316" office:value-type="float" office:value="0.000000713973108467276">
            <text:p>7.13973E-007</text:p>
          </table:table-cell>
          <table:table-cell office:value-type="float" office:value="25.1533389112">
            <text:p>25.1533389112</text:p>
          </table:table-cell>
          <table:table-cell table:formula="of:=[.D70]*0.000089238936" office:value-type="float" office:value="0.00224465720128289">
            <text:p>0.0022446572</text:p>
          </table:table-cell>
          <table:table-cell office:value-type="float" office:value="0.039756153389">
            <text:p>0.0397561534</text:p>
          </table:table-cell>
          <table:table-cell office:value-type="float" office:value="33.1772067032">
            <text:p>33.1772067032</text:p>
          </table:table-cell>
          <table:table-cell office:value-type="float" office:value="34.0123169013">
            <text:p>34.0123169013</text:p>
          </table:table-cell>
          <table:table-cell office:value-type="float" office:value="73.989736425">
            <text:p>73.989736425</text:p>
          </table:table-cell>
          <table:table-cell office:value-type="float" office:value="68.8552535149">
            <text:p>68.8552535149</text:p>
          </table:table-cell>
          <table:table-cell office:value-type="float" office:value="782.344859102">
            <text:p>782.344859102</text:p>
          </table:table-cell>
          <table:table-cell office:value-type="float" office:value="362.100055222">
            <text:p>362.100055222</text:p>
          </table:table-cell>
          <table:table-cell office:value-type="float" office:value="2.33637372791">
            <text:p>2.3363737279</text:p>
          </table:table-cell>
          <table:table-cell office:value-type="float" office:value="52.2480744041">
            <text:p>52.2480744041</text:p>
          </table:table-cell>
          <table:table-cell office:value-type="float" office:value="0.423750850947">
            <text:p>0.4237508509</text:p>
          </table:table-cell>
          <table:table-cell office:value-type="float" office:value="0.000406789423998">
            <text:p>0.0004067894</text:p>
          </table:table-cell>
          <table:table-cell table:formula="of:=[.P70]*0.00064230498" office:value-type="float" office:value="0.000000261282872845247">
            <text:p>2.61282872845247E-007</text:p>
          </table:table-cell>
          <table:table-cell office:value-type="float" office:value="11.1226869325">
            <text:p>11.1226869325</text:p>
          </table:table-cell>
          <table:table-cell table:formula="of:=[.R70]*0.000089238936" office:value-type="float" office:value="0.000992576747317404">
            <text:p>0.0009925767</text:p>
          </table:table-cell>
          <table:table-cell office:value-type="float" office:value="0.0899063334308">
            <text:p>0.0899063334</text:p>
          </table:table-cell>
          <table:table-cell office:value-type="float" office:value="40.2321535978">
            <text:p>40.2321535978</text:p>
          </table:table-cell>
          <table:table-cell office:value-type="float" office:value="42.1207089412">
            <text:p>42.1207089412</text:p>
          </table:table-cell>
          <table:table-cell office:value-type="float" office:value="86.5999884311">
            <text:p>86.5999884311</text:p>
          </table:table-cell>
          <table:table-cell office:value-type="float" office:value="81.9623933989">
            <text:p>81.9623933989</text:p>
          </table:table-cell>
          <table:table-cell office:value-type="float" office:value="1672.57258143">
            <text:p>1672.57258143</text:p>
          </table:table-cell>
          <table:table-cell office:value-type="float" office:value="363.840398117">
            <text:p>363.840398117</text:p>
          </table:table-cell>
          <table:table-cell office:value-type="float" office:value="4.9748406293">
            <text:p>4.9748406293</text:p>
          </table:table-cell>
          <table:table-cell office:value-type="float" office:value="29.5727528923">
            <text:p>29.5727528923</text:p>
          </table:table-cell>
          <table:table-cell office:value-type="float" office:value="0.318635663422">
            <text:p>0.3186356634</text:p>
          </table:table-cell>
          <table:table-cell table:number-columns-repeated="995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21.7749107459">
            <text:p>21.7749107459</text:p>
          </table:table-cell>
          <table:table-cell table:formula="of:=[.B71]*0.000000033989316" office:value-type="float" office:value="0.000000740114322214191">
            <text:p>7.40114E-007</text:p>
          </table:table-cell>
          <table:table-cell office:value-type="float" office:value="22.367577839">
            <text:p>22.367577839</text:p>
          </table:table-cell>
          <table:table-cell table:formula="of:=[.D71]*0.000089238936" office:value-type="float" office:value="0.00199605884724954">
            <text:p>0.0019960588</text:p>
          </table:table-cell>
          <table:table-cell office:value-type="float" office:value="0.0447075676767">
            <text:p>0.0447075677</text:p>
          </table:table-cell>
          <table:table-cell office:value-type="float" office:value="34.3992869611">
            <text:p>34.3992869611</text:p>
          </table:table-cell>
          <table:table-cell office:value-type="float" office:value="35.3727902569">
            <text:p>35.3727902569</text:p>
          </table:table-cell>
          <table:table-cell office:value-type="float" office:value="76.050130299">
            <text:p>76.050130299</text:p>
          </table:table-cell>
          <table:table-cell office:value-type="float" office:value="82.7681032334">
            <text:p>82.7681032334</text:p>
          </table:table-cell>
          <table:table-cell office:value-type="float" office:value="3685.62657328">
            <text:p>3685.62657328</text:p>
          </table:table-cell>
          <table:table-cell office:value-type="float" office:value="297.125641276">
            <text:p>297.125641276</text:p>
          </table:table-cell>
          <table:table-cell office:value-type="float" office:value="3.08438512414">
            <text:p>3.0843851241</text:p>
          </table:table-cell>
          <table:table-cell office:value-type="float" office:value="48.0219867017">
            <text:p>48.0219867017</text:p>
          </table:table-cell>
          <table:table-cell office:value-type="float" office:value="0.528035970031">
            <text:p>0.52803597</text:p>
          </table:table-cell>
          <table:table-cell table:style-name="ce2" office:value-type="string">
            <text:p>7.78949267741e-05</text:p>
          </table:table-cell>
          <table:table-cell table:formula="of:=[.P71]*0.00064230498" office:value-type="float" office:value="0.0000000500322993837398">
            <text:p>0.00000005</text:p>
          </table:table-cell>
          <table:table-cell office:value-type="float" office:value="13.5141956193">
            <text:p>13.5141956193</text:p>
          </table:table-cell>
          <table:table-cell table:formula="of:=[.R71]*0.000089238936" office:value-type="float" office:value="0.00120599243796219">
            <text:p>0.0012059924</text:p>
          </table:table-cell>
          <table:table-cell office:value-type="float" office:value="0.0739962649774">
            <text:p>0.073996265</text:p>
          </table:table-cell>
          <table:table-cell office:value-type="float" office:value="38.7080491088">
            <text:p>38.7080491088</text:p>
          </table:table-cell>
          <table:table-cell office:value-type="float" office:value="40.3193111742">
            <text:p>40.3193111742</text:p>
          </table:table-cell>
          <table:table-cell office:value-type="float" office:value="83.7072834218">
            <text:p>83.7072834218</text:p>
          </table:table-cell>
          <table:table-cell office:value-type="float" office:value="92.7005693612">
            <text:p>92.7005693612</text:p>
          </table:table-cell>
          <table:table-cell office:value-type="float" office:value="6940.0936697">
            <text:p>6940.0936697</text:p>
          </table:table-cell>
          <table:table-cell office:value-type="float" office:value="331.60599767">
            <text:p>331.60599767</text:p>
          </table:table-cell>
          <table:table-cell office:value-type="float" office:value="4.34869129377">
            <text:p>4.3486912938</text:p>
          </table:table-cell>
          <table:table-cell office:value-type="float" office:value="33.2484869911">
            <text:p>33.2484869911</text:p>
          </table:table-cell>
          <table:table-cell office:value-type="float" office:value="0.556110275179">
            <text:p>0.5561102752</text:p>
          </table:table-cell>
          <table:table-cell table:number-columns-repeated="99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5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2/16/2010</text:date>, <text:time>08:5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16T08:54:57</dc:date>
    <dc:creator>David Roundy</dc:creator>
    <meta:generator>OpenOffice.org/3.2$Unix OpenOffice.org_project/320m19$Build-9505</meta:generator>
    <meta:editing-duration>PT00H21M09S</meta:editing-duration>
    <meta:editing-cycles>5</meta:editing-cycles>
    <meta:document-statistic meta:table-count="1" meta:cell-count="2059" meta:object-count="0"/>
  </office:meta>
</office:document-meta>
</file>